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rch.Size([10, 1, 7, 7])</text:p>
      <text:p text:style-name="Standard">torch.Size([10, 1, 7, 7])</text:p>
      <text:p text:style-name="Standard">cuda</text:p>
      <text:p text:style-name="Standard">----------------------------------------------------------------</text:p>
      <text:p text:style-name="Standard"><text:s text:c="8"/>Layer (type) <text:s text:c="14"/>Output Shape <text:s text:c="8"/>Param #</text:p>
      <text:p text:style-name="Standard">================================================================</text:p>
      <text:p text:style-name="Standard"><text:s text:c="12"/>Conv2d-1 <text:s text:c="12"/>[-1, 32, 7, 7] <text:s text:c="12"/>320</text:p>
      <text:p text:style-name="Standard"><text:s text:c="14"/>ReLU-2 <text:s text:c="12"/>[-1, 32, 7, 7] <text:s text:c="14"/>0</text:p>
      <text:p text:style-name="Standard"><text:s text:c="12"/>Conv2d-3 <text:s text:c="12"/>[-1, 64, 7, 7] <text:s text:c="9"/>18,496</text:p>
      <text:p text:style-name="Standard"><text:s text:c="14"/>ReLU-4 <text:s text:c="12"/>[-1, 64, 7, 7] <text:s text:c="14"/>0</text:p>
      <text:p text:style-name="Standard"><text:s text:c="12"/>Conv2d-5 <text:s text:c="11"/>[-1, 128, 7, 7] <text:s text:c="9"/>73,856</text:p>
      <text:p text:style-name="Standard"><text:s text:c="14"/>ReLU-6 <text:s text:c="11"/>[-1, 128, 7, 7] <text:s text:c="14"/>0</text:p>
      <text:p text:style-name="Standard"><text:s text:c="12"/>Conv2d-7 <text:s text:c="11"/>[-1, 256, 7, 7] <text:s text:c="8"/>295,168</text:p>
      <text:p text:style-name="Standard"><text:s text:c="14"/>ReLU-8 <text:s text:c="11"/>[-1, 256, 7, 7] <text:s text:c="14"/>0</text:p>
      <text:p text:style-name="Standard"><text:s text:c="12"/>Linear-9 <text:s text:c="17"/>[-1, 512] <text:s text:c="6"/>6,423,040</text:p>
      <text:p text:style-name="Standard"><text:s text:c="11"/>Linear-10 <text:s text:c="18"/>[-1, 49] <text:s text:c="9"/>25,137</text:p>
      <text:p text:style-name="Standard">================================================================</text:p>
      <text:p text:style-name="Standard">Total params: 6,836,017</text:p>
      <text:p text:style-name="Standard">Trainable params: 6,836,017</text:p>
      <text:p text:style-name="Standard">Non-trainable params: 0</text:p>
      <text:p text:style-name="Standard">----------------------------------------------------------------</text:p>
      <text:p text:style-name="Standard">Input size (MB): 0.00</text:p>
      <text:p text:style-name="Standard">Forward/backward pass size (MB): 0.36</text:p>
      <text:p text:style-name="Standard">Params size (MB): 26.08</text:p>
      <text:p text:style-name="Standard">Estimated Total Size (MB): 26.44</text:p>
      <text:p text:style-name="Standard">----------------------------------------------------------------</text:p>
      <text:p text:style-name="Standard">Epoch: 1, Batch: 10, Avg. Loss: 3.8746612668037415</text:p>
      <text:p text:style-name="Standard">Epoch: 1, Batch: 20, Avg. Loss: 5.814567637443543</text:p>
      <text:p text:style-name="Standard">Epoch: 1, Batch: 30, Avg. Loss: 7.275739789009094</text:p>
      <text:p text:style-name="Standard">Epoch: 1, Batch: 40, Avg. Loss: 8.503521549701691</text:p>
      <text:p text:style-name="Standard">Epoch: 1, Batch: 50, Avg. Loss: 9.668289631605148</text:p>
      <text:p text:style-name="Standard">Epoch: 1, Batch: 60, Avg. Loss: 10.87855448126793</text:p>
      <text:p text:style-name="Standard">Epoch: 1, Batch: 70, Avg. Loss: 12.021226769685745</text:p>
      <text:p text:style-name="Standard">Epoch: 1, Batch: 80, Avg. Loss: 13.387847965955734</text:p>
      <text:p text:style-name="Standard">Epoch: 1, Batch: 90, Avg. Loss: 14.708391314744949</text:p>
      <text:p text:style-name="Standard">Epoch: 1, Batch: 100, Avg. Loss: 15.908552020788193</text:p>
      <text:p text:style-name="Standard">Epoch: 1, Batch: 110, Avg. Loss: 17.19477236866951</text:p>
      <text:p text:style-name="Standard">Epoch: 1, Batch: 120, Avg. Loss: 18.40841638445854</text:p>
      <text:p text:style-name="Standard">Epoch: 1, Batch: 130, Avg. Loss: 19.606312423944473</text:p>
      <text:p text:style-name="Standard">Epoch: 1, Batch: 140, Avg. Loss: 20.77447301745415</text:p>
      <text:p text:style-name="Standard">Epoch: 1, Batch: 150, Avg. Loss: 21.95395283102989</text:p>
      <text:p text:style-name="Standard">Epoch: 1, Batch: 160, Avg. Loss: 23.187633901834488</text:p>
      <text:p text:style-name="Standard">Epoch: 1, Batch: 170, Avg. Loss: 24.431430095434187</text:p>
      <text:p text:style-name="Standard">Epoch: 1, Batch: 180, Avg. Loss: 25.674288123846054</text:p>
      <text:p text:style-name="Standard">Epoch: 1, Batch: 190, Avg. Loss: 26.91805917620659</text:p>
      <text:p text:style-name="Standard">Epoch: 1, Batch: 200, Avg. Loss: 28.16825825572014</text:p>
      <text:p text:style-name="Standard">Epoch: 1, Batch: 210, Avg. Loss: 29.34820403456688</text:p>
      <text:p text:style-name="Standard">Epoch: 1, Batch: 220, Avg. Loss: 30.580569046735764</text:p>
      <text:p text:style-name="Standard">Epoch: 1, Batch: 230, Avg. Loss: 31.736289685964586</text:p>
      <text:p text:style-name="Standard"><text:soft-page-break/>Epoch: 1, Batch: 240, Avg. Loss: 32.928376495838165</text:p>
      <text:p text:style-name="Standard">Epoch: 1, Batch: 250, Avg. Loss: 34.120916318893435</text:p>
      <text:p text:style-name="Standard">Epoch: 1, Batch: 260, Avg. Loss: 35.3220827460289</text:p>
      <text:p text:style-name="Standard">Epoch: 1, Batch: 270, Avg. Loss: 36.489864552021025</text:p>
      <text:p text:style-name="Standard">Epoch: 1, Batch: 280, Avg. Loss: 37.65287903547287</text:p>
      <text:p text:style-name="Standard">Epoch: 1, Batch: 290, Avg. Loss: 38.795818018913266</text:p>
      <text:p text:style-name="Standard">Epoch: 1, Batch: 300, Avg. Loss: 40.14290274381638</text:p>
      <text:p text:style-name="Standard">Epoch: 1, Batch: 310, Avg. Loss: 41.33781082630158</text:p>
      <text:p text:style-name="Standard">Epoch: 1, Batch: 320, Avg. Loss: 42.48059629201889</text:p>
      <text:p text:style-name="Standard">Epoch: 1, Batch: 330, Avg. Loss: 43.60410785675049</text:p>
      <text:p text:style-name="Standard">Epoch: 1, Batch: 340, Avg. Loss: 44.787861955165866</text:p>
      <text:p text:style-name="Standard">Epoch: 1, Batch: 350, Avg. Loss: 45.94864280223847</text:p>
      <text:p text:style-name="Standard">Epoch: 1, Batch: 360, Avg. Loss: 47.1223930478096</text:p>
      <text:p text:style-name="Standard">Epoch: 1, Batch: 370, Avg. Loss: 48.30951017141342</text:p>
      <text:p text:style-name="Standard">Epoch: 1, Batch: 380, Avg. Loss: 49.49121117591858</text:p>
      <text:p text:style-name="Standard">Epoch: 1, Batch: 390, Avg. Loss: 50.628999376296996</text:p>
      <text:p text:style-name="Standard">Epoch: 1, Batch: 400, Avg. Loss: 51.75540490150452</text:p>
      <text:p text:style-name="Standard">Epoch: 1, Batch: 410, Avg. Loss: 52.867705726623534</text:p>
      <text:p text:style-name="Standard">Epoch: 1, Batch: 420, Avg. Loss: 54.03836319446564</text:p>
      <text:p text:style-name="Standard">Epoch: 1, Batch: 430, Avg. Loss: 55.29617646932602</text:p>
      <text:p text:style-name="Standard">Epoch: 1, Batch: 440, Avg. Loss: 56.49901715517044</text:p>
      <text:p text:style-name="Standard">Epoch: 1, Batch: 450, Avg. Loss: 57.60522651076317</text:p>
      <text:p text:style-name="Standard">Epoch: 1, Batch: 460, Avg. Loss: 58.70418417453766</text:p>
      <text:p text:style-name="Standard">Epoch: 1, Batch: 470, Avg. Loss: 59.78960638642311</text:p>
      <text:p text:style-name="Standard">Epoch: 1, Batch: 480, Avg. Loss: 60.87842932343483</text:p>
      <text:p text:style-name="Standard">Epoch: 1, Batch: 490, Avg. Loss: 62.03045172095299</text:p>
      <text:p text:style-name="Standard">Epoch: 1, Batch: 500, Avg. Loss: 63.07211103439331</text:p>
      <text:p text:style-name="Standard">Epoch: 1, Batch: 510, Avg. Loss: 64.2173887848854</text:p>
      <text:p text:style-name="Standard">Epoch: 1, Batch: 520, Avg. Loss: 65.31913433670998</text:p>
      <text:p text:style-name="Standard">Epoch: 1, Batch: 530, Avg. Loss: 66.4623144209385</text:p>
      <text:p text:style-name="Standard">Epoch: 1, Batch: 540, Avg. Loss: 67.55027041435241</text:p>
      <text:p text:style-name="Standard">Epoch: 1, Batch: 550, Avg. Loss: 68.70342370867729</text:p>
      <text:p text:style-name="Standard">Epoch: 1, Batch: 560, Avg. Loss: 69.9478650867939</text:p>
      <text:p text:style-name="Standard">Epoch: 1, Batch: 570, Avg. Loss: 71.10569398999215</text:p>
      <text:p text:style-name="Standard">Epoch: 1, Batch: 580, Avg. Loss: 72.20233585238456</text:p>
      <text:p text:style-name="Standard">Epoch: 1, Batch: 590, Avg. Loss: 73.1962766468525</text:p>
      <text:p text:style-name="Standard">Epoch: 1, Batch: 600, Avg. Loss: 74.23387040495872</text:p>
      <text:p text:style-name="Standard">Epoch: 1, Batch: 610, Avg. Loss: 75.27200964093208</text:p>
      <text:p text:style-name="Standard">Epoch: 1, Batch: 620, Avg. Loss: 76.3756548166275</text:p>
      <text:p text:style-name="Standard">Epoch: 1, Batch: 630, Avg. Loss: 77.4112997353077</text:p>
      <text:p text:style-name="Standard">Epoch: 1, Batch: 640, Avg. Loss: 78.32885456085205</text:p>
      <text:p text:style-name="Standard">Epoch: 1, Batch: 650, Avg. Loss: 79.28448437452316</text:p>
      <text:p text:style-name="Standard">Epoch: 1, Batch: 660, Avg. Loss: 80.2724407672882</text:p>
      <text:p text:style-name="Standard">Epoch: 1, Batch: 670, Avg. Loss: 81.15927696228027</text:p>
      <text:p text:style-name="Standard">Epoch: 1, Batch: 680, Avg. Loss: 82.01438871026039</text:p>
      <text:p text:style-name="Standard">Epoch: 1, Batch: 690, Avg. Loss: 82.82640141248703</text:p>
      <text:p text:style-name="Standard">Epoch: 1, Batch: 700, Avg. Loss: 83.65271456837654</text:p>
      <text:p text:style-name="Standard">Epoch: 1, Batch: 710, Avg. Loss: 84.39923440217972</text:p>
      <text:p text:style-name="Standard">Epoch: 1, Batch: 720, Avg. Loss: 85.18601670265198</text:p>
      <text:p text:style-name="Standard"><text:soft-page-break/>Epoch: 1, Batch: 730, Avg. Loss: 85.9336329460144</text:p>
      <text:p text:style-name="Standard">Epoch: 1, Batch: 740, Avg. Loss: 86.62923199534416</text:p>
      <text:p text:style-name="Standard">Epoch: 1, Batch: 750, Avg. Loss: 87.32949637174606</text:p>
      <text:p text:style-name="Standard">Epoch: 1, Batch: 760, Avg. Loss: 88.00933382511138</text:p>
      <text:p text:style-name="Standard">Epoch: 1, Batch: 770, Avg. Loss: 88.67618677020073</text:p>
      <text:p text:style-name="Standard">Epoch: 1, Batch: 780, Avg. Loss: 89.33056998252869</text:p>
      <text:p text:style-name="Standard">Epoch: 1, Batch: 790, Avg. Loss: 90.03696654438973</text:p>
      <text:p text:style-name="Standard">Epoch: 1, Batch: 800, Avg. Loss: 90.71268132328987</text:p>
      <text:p text:style-name="Standard">Epoch: 1, Batch: 810, Avg. Loss: 91.53174615502357</text:p>
      <text:p text:style-name="Standard">Epoch: 1, Batch: 820, Avg. Loss: 92.27524571418762</text:p>
      <text:p text:style-name="Standard">Epoch: 1, Batch: 830, Avg. Loss: 93.06900736093522</text:p>
      <text:p text:style-name="Standard">Epoch: 1, Batch: 840, Avg. Loss: 93.78501135110855</text:p>
      <text:p text:style-name="Standard">Epoch: 1, Batch: 850, Avg. Loss: 94.48964756727219</text:p>
      <text:p text:style-name="Standard">Epoch: 1, Batch: 860, Avg. Loss: 95.14862592220307</text:p>
      <text:p text:style-name="Standard">Epoch: 1, Batch: 870, Avg. Loss: 95.72431358098984</text:p>
      <text:p text:style-name="Standard">Epoch: 1, Batch: 880, Avg. Loss: 96.29593460261822</text:p>
      <text:p text:style-name="Standard">Epoch: 1, Batch: 890, Avg. Loss: 96.84860245883465</text:p>
      <text:p text:style-name="Standard">Epoch: 1, Batch: 900, Avg. Loss: 97.4499252229929</text:p>
      <text:p text:style-name="Standard">Epoch: 1, Batch: 910, Avg. Loss: 98.16348886787891</text:p>
      <text:p text:style-name="Standard">Epoch: 1, Batch: 920, Avg. Loss: 98.82420997917652</text:p>
      <text:p text:style-name="Standard">Epoch: 1, Batch: 930, Avg. Loss: 99.38594908416272</text:p>
      <text:p text:style-name="Standard">Epoch: 1, Batch: 940, Avg. Loss: 99.92533131539821</text:p>
      <text:p text:style-name="Standard">Epoch: 1, Batch: 950, Avg. Loss: 100.51272749602795</text:p>
      <text:p text:style-name="Standard">Epoch: 1, Batch: 960, Avg. Loss: 101.05218837559224</text:p>
      <text:p text:style-name="Standard">Epoch: 1, Batch: 970, Avg. Loss: 101.66698644161224</text:p>
      <text:p text:style-name="Standard">Epoch: 1, Batch: 980, Avg. Loss: 102.20616281628608</text:p>
      <text:p text:style-name="Standard">Epoch: 1, Batch: 990, Avg. Loss: 102.71607611179351</text:p>
      <text:p text:style-name="Standard">Epoch: 1, Batch: 1000, Avg. Loss: 103.2182722300291</text:p>
      <text:p text:style-name="Standard">Epoch: 2, Batch: 10, Avg. Loss: 0.5302646368741989</text:p>
      <text:p text:style-name="Standard">Epoch: 2, Batch: 20, Avg. Loss: 1.0176181107759477</text:p>
      <text:p text:style-name="Standard">Epoch: 2, Batch: 30, Avg. Loss: 1.4881298333406447</text:p>
      <text:p text:style-name="Standard">Epoch: 2, Batch: 40, Avg. Loss: 2.0261783182621</text:p>
      <text:p text:style-name="Standard">Epoch: 2, Batch: 50, Avg. Loss: 2.4935562014579773</text:p>
      <text:p text:style-name="Standard">Epoch: 2, Batch: 60, Avg. Loss: 2.948519343137741</text:p>
      <text:p text:style-name="Standard">Epoch: 2, Batch: 70, Avg. Loss: 3.4185342282056808</text:p>
      <text:p text:style-name="Standard">Epoch: 2, Batch: 80, Avg. Loss: 3.8660910785198213</text:p>
      <text:p text:style-name="Standard">Epoch: 2, Batch: 90, Avg. Loss: 4.342410871386528</text:p>
      <text:p text:style-name="Standard">Epoch: 2, Batch: 100, Avg. Loss: 4.8133885771036145</text:p>
      <text:p text:style-name="Standard">Epoch: 2, Batch: 110, Avg. Loss: 5.294772467017173</text:p>
      <text:p text:style-name="Standard">Epoch: 2, Batch: 120, Avg. Loss: 5.839807993173599</text:p>
      <text:p text:style-name="Standard">Epoch: 2, Batch: 130, Avg. Loss: 6.333258271217346</text:p>
      <text:p text:style-name="Standard">Epoch: 2, Batch: 140, Avg. Loss: 6.8075982391834255</text:p>
      <text:p text:style-name="Standard">Epoch: 2, Batch: 150, Avg. Loss: 7.287485665082931</text:p>
      <text:p text:style-name="Standard">Epoch: 2, Batch: 160, Avg. Loss: 7.757213220000267</text:p>
      <text:p text:style-name="Standard">Epoch: 2, Batch: 170, Avg. Loss: 8.223362439870835</text:p>
      <text:p text:style-name="Standard">Epoch: 2, Batch: 180, Avg. Loss: 8.69206973016262</text:p>
      <text:p text:style-name="Standard">Epoch: 2, Batch: 190, Avg. Loss: 9.117304736375809</text:p>
      <text:p text:style-name="Standard">Epoch: 2, Batch: 200, Avg. Loss: 9.588461810350418</text:p>
      <text:p text:style-name="Standard">Epoch: 2, Batch: 210, Avg. Loss: 10.147224873304367</text:p>
      <text:p text:style-name="Standard"><text:soft-page-break/>Epoch: 2, Batch: 220, Avg. Loss: 10.662393110990525</text:p>
      <text:p text:style-name="Standard">Epoch: 2, Batch: 230, Avg. Loss: 11.181569108366967</text:p>
      <text:p text:style-name="Standard">Epoch: 2, Batch: 240, Avg. Loss: 11.73825824558735</text:p>
      <text:p text:style-name="Standard">Epoch: 2, Batch: 250, Avg. Loss: 12.24500173330307</text:p>
      <text:p text:style-name="Standard">Epoch: 2, Batch: 260, Avg. Loss: 12.751466536521912</text:p>
      <text:p text:style-name="Standard">Epoch: 2, Batch: 270, Avg. Loss: 13.227165281772614</text:p>
      <text:p text:style-name="Standard">Epoch: 2, Batch: 280, Avg. Loss: 13.653634169697762</text:p>
      <text:p text:style-name="Standard">Epoch: 2, Batch: 290, Avg. Loss: 14.092129662632942</text:p>
      <text:p text:style-name="Standard">Epoch: 2, Batch: 300, Avg. Loss: 14.54406984448433</text:p>
      <text:p text:style-name="Standard">Epoch: 2, Batch: 310, Avg. Loss: 14.958438989520072</text:p>
      <text:p text:style-name="Standard">Epoch: 2, Batch: 320, Avg. Loss: 15.38833589553833</text:p>
      <text:p text:style-name="Standard">Epoch: 2, Batch: 330, Avg. Loss: 15.842430943250656</text:p>
      <text:p text:style-name="Standard">Epoch: 2, Batch: 340, Avg. Loss: 16.266146939992904</text:p>
      <text:p text:style-name="Standard">Epoch: 2, Batch: 350, Avg. Loss: 16.725713405013085</text:p>
      <text:p text:style-name="Standard">Epoch: 2, Batch: 360, Avg. Loss: 17.187645667791365</text:p>
      <text:p text:style-name="Standard">Epoch: 2, Batch: 370, Avg. Loss: 17.641705518960954</text:p>
      <text:p text:style-name="Standard">Epoch: 2, Batch: 380, Avg. Loss: 18.053729811310767</text:p>
      <text:p text:style-name="Standard">Epoch: 2, Batch: 390, Avg. Loss: 18.503295466303825</text:p>
      <text:p text:style-name="Standard">Epoch: 2, Batch: 400, Avg. Loss: 18.91947219967842</text:p>
      <text:p text:style-name="Standard">Epoch: 2, Batch: 410, Avg. Loss: 19.345486062765122</text:p>
      <text:p text:style-name="Standard">Epoch: 2, Batch: 420, Avg. Loss: 19.797037854790688</text:p>
      <text:p text:style-name="Standard">Epoch: 2, Batch: 430, Avg. Loss: 20.2217975884676</text:p>
      <text:p text:style-name="Standard">Epoch: 2, Batch: 440, Avg. Loss: 20.67048347890377</text:p>
      <text:p text:style-name="Standard">Epoch: 2, Batch: 450, Avg. Loss: 21.251012986898424</text:p>
      <text:p text:style-name="Standard">Epoch: 2, Batch: 460, Avg. Loss: 21.77178510725498</text:p>
      <text:p text:style-name="Standard">Epoch: 2, Batch: 470, Avg. Loss: 22.269206553697586</text:p>
      <text:p text:style-name="Standard">Epoch: 2, Batch: 480, Avg. Loss: 22.699237182736397</text:p>
      <text:p text:style-name="Standard">Epoch: 2, Batch: 490, Avg. Loss: 23.126894828677177</text:p>
      <text:p text:style-name="Standard">Epoch: 2, Batch: 500, Avg. Loss: 23.575402289628983</text:p>
      <text:p text:style-name="Standard">Epoch: 2, Batch: 510, Avg. Loss: 23.979213282465935</text:p>
      <text:p text:style-name="Standard">Epoch: 2, Batch: 520, Avg. Loss: 24.36547834575176</text:p>
      <text:p text:style-name="Standard">Epoch: 2, Batch: 530, Avg. Loss: 24.77186823785305</text:p>
      <text:p text:style-name="Standard">Epoch: 2, Batch: 540, Avg. Loss: 25.189909422397612</text:p>
      <text:p text:style-name="Standard">Epoch: 2, Batch: 550, Avg. Loss: 25.643033397197723</text:p>
      <text:p text:style-name="Standard">Epoch: 2, Batch: 560, Avg. Loss: 26.057560354471207</text:p>
      <text:p text:style-name="Standard">Epoch: 2, Batch: 570, Avg. Loss: 26.48318957388401</text:p>
      <text:p text:style-name="Standard">Epoch: 2, Batch: 580, Avg. Loss: 26.890768826007843</text:p>
      <text:p text:style-name="Standard">Epoch: 2, Batch: 590, Avg. Loss: 27.301016739010812</text:p>
      <text:p text:style-name="Standard">Epoch: 2, Batch: 600, Avg. Loss: 27.705274733901025</text:p>
      <text:p text:style-name="Standard">Epoch: 2, Batch: 610, Avg. Loss: 28.109699112176894</text:p>
      <text:p text:style-name="Standard">Epoch: 2, Batch: 620, Avg. Loss: 28.517032673954965</text:p>
      <text:p text:style-name="Standard">Epoch: 2, Batch: 630, Avg. Loss: 28.922576701641084</text:p>
      <text:p text:style-name="Standard">Epoch: 2, Batch: 640, Avg. Loss: 29.38735185265541</text:p>
      <text:p text:style-name="Standard">Epoch: 2, Batch: 650, Avg. Loss: 29.80989204645157</text:p>
      <text:p text:style-name="Standard">Epoch: 2, Batch: 660, Avg. Loss: 30.220776095986366</text:p>
      <text:p text:style-name="Standard">Epoch: 2, Batch: 670, Avg. Loss: 30.6095690369606</text:p>
      <text:p text:style-name="Standard">Epoch: 2, Batch: 680, Avg. Loss: 31.00082323849201</text:p>
      <text:p text:style-name="Standard">Epoch: 2, Batch: 690, Avg. Loss: 31.40549916923046</text:p>
      <text:p text:style-name="Standard">Epoch: 2, Batch: 700, Avg. Loss: 31.785538601875306</text:p>
      <text:p text:style-name="Standard"><text:soft-page-break/>Epoch: 2, Batch: 710, Avg. Loss: 32.1810432523489</text:p>
      <text:p text:style-name="Standard">Epoch: 2, Batch: 720, Avg. Loss: 32.56653336286545</text:p>
      <text:p text:style-name="Standard">Epoch: 2, Batch: 730, Avg. Loss: 32.932812944054604</text:p>
      <text:p text:style-name="Standard">Epoch: 2, Batch: 740, Avg. Loss: 33.313196542859075</text:p>
      <text:p text:style-name="Standard">Epoch: 2, Batch: 750, Avg. Loss: 33.71003937125206</text:p>
      <text:p text:style-name="Standard">Epoch: 2, Batch: 760, Avg. Loss: 34.13502283096314</text:p>
      <text:p text:style-name="Standard">Epoch: 2, Batch: 770, Avg. Loss: 34.532750082015994</text:p>
      <text:p text:style-name="Standard">Epoch: 2, Batch: 780, Avg. Loss: 34.93634298741817</text:p>
      <text:p text:style-name="Standard">Epoch: 2, Batch: 790, Avg. Loss: 35.35177834331989</text:p>
      <text:p text:style-name="Standard">Epoch: 2, Batch: 800, Avg. Loss: 35.83160960674286</text:p>
      <text:p text:style-name="Standard">Epoch: 2, Batch: 810, Avg. Loss: 36.247440576553345</text:p>
      <text:p text:style-name="Standard">Epoch: 2, Batch: 820, Avg. Loss: 36.65250977873802</text:p>
      <text:p text:style-name="Standard">Epoch: 2, Batch: 830, Avg. Loss: 37.03516697585583</text:p>
      <text:p text:style-name="Standard">Epoch: 2, Batch: 840, Avg. Loss: 37.439641231298445</text:p>
      <text:p text:style-name="Standard">Epoch: 2, Batch: 850, Avg. Loss: 37.82280868589878</text:p>
      <text:p text:style-name="Standard">Epoch: 2, Batch: 860, Avg. Loss: 38.24356282651424</text:p>
      <text:p text:style-name="Standard">Epoch: 2, Batch: 870, Avg. Loss: 38.668323719501494</text:p>
      <text:p text:style-name="Standard">Epoch: 2, Batch: 880, Avg. Loss: 39.088088631629944</text:p>
      <text:p text:style-name="Standard">Epoch: 2, Batch: 890, Avg. Loss: 39.48756681084633</text:p>
      <text:p text:style-name="Standard">Epoch: 2, Batch: 900, Avg. Loss: 39.88489321470261</text:p>
      <text:p text:style-name="Standard">Epoch: 2, Batch: 910, Avg. Loss: 40.306856989860535</text:p>
      <text:p text:style-name="Standard">Epoch: 2, Batch: 920, Avg. Loss: 40.72573805749416</text:p>
      <text:p text:style-name="Standard">Epoch: 2, Batch: 930, Avg. Loss: 41.16347614526749</text:p>
      <text:p text:style-name="Standard">Epoch: 2, Batch: 940, Avg. Loss: 41.5337093770504</text:p>
      <text:p text:style-name="Standard">Epoch: 2, Batch: 950, Avg. Loss: 41.91850405335426</text:p>
      <text:p text:style-name="Standard">Epoch: 2, Batch: 960, Avg. Loss: 42.31683623790741</text:p>
      <text:p text:style-name="Standard">Epoch: 2, Batch: 970, Avg. Loss: 42.70073725283146</text:p>
      <text:p text:style-name="Standard">Epoch: 2, Batch: 980, Avg. Loss: 43.05460284650326</text:p>
      <text:p text:style-name="Standard">Epoch: 2, Batch: 990, Avg. Loss: 43.41533916592598</text:p>
      <text:p text:style-name="Standard">Epoch: 2, Batch: 1000, Avg. Loss: 43.79506463706493</text:p>
      <text:p text:style-name="Standard">Epoch: 3, Batch: 10, Avg. Loss: 0.39128199517726897</text:p>
      <text:p text:style-name="Standard">Epoch: 3, Batch: 20, Avg. Loss: 0.7580234587192536</text:p>
      <text:p text:style-name="Standard">Epoch: 3, Batch: 30, Avg. Loss: 1.1240384459495545</text:p>
      <text:p text:style-name="Standard">Epoch: 3, Batch: 40, Avg. Loss: 1.47578886449337</text:p>
      <text:p text:style-name="Standard">Epoch: 3, Batch: 50, Avg. Loss: 1.894591748714447</text:p>
      <text:p text:style-name="Standard">Epoch: 3, Batch: 60, Avg. Loss: 2.307678297162056</text:p>
      <text:p text:style-name="Standard">Epoch: 3, Batch: 70, Avg. Loss: 2.662685924768448</text:p>
      <text:p text:style-name="Standard">Epoch: 3, Batch: 80, Avg. Loss: 3.0239552319049836</text:p>
      <text:p text:style-name="Standard">Epoch: 3, Batch: 90, Avg. Loss: 3.4121489256620405</text:p>
      <text:p text:style-name="Standard">Epoch: 3, Batch: 100, Avg. Loss: 3.7841941714286804</text:p>
      <text:p text:style-name="Standard">Epoch: 3, Batch: 110, Avg. Loss: 4.1437910258769985</text:p>
      <text:p text:style-name="Standard">Epoch: 3, Batch: 120, Avg. Loss: 4.519001930952072</text:p>
      <text:p text:style-name="Standard">Epoch: 3, Batch: 130, Avg. Loss: 4.900162017345428</text:p>
      <text:p text:style-name="Standard">Epoch: 3, Batch: 140, Avg. Loss: 5.27068452835083</text:p>
      <text:p text:style-name="Standard">Epoch: 3, Batch: 150, Avg. Loss: 5.634751185774803</text:p>
      <text:p text:style-name="Standard">Epoch: 3, Batch: 160, Avg. Loss: 5.985923394560814</text:p>
      <text:p text:style-name="Standard">Epoch: 3, Batch: 170, Avg. Loss: 6.378868100047112</text:p>
      <text:p text:style-name="Standard">Epoch: 3, Batch: 180, Avg. Loss: 6.768584057688713</text:p>
      <text:p text:style-name="Standard">Epoch: 3, Batch: 190, Avg. Loss: 7.133699893951416</text:p>
      <text:p text:style-name="Standard"><text:soft-page-break/>Epoch: 3, Batch: 200, Avg. Loss: 7.519970700144768</text:p>
      <text:p text:style-name="Standard">Epoch: 3, Batch: 210, Avg. Loss: 7.911291757225991</text:p>
      <text:p text:style-name="Standard">Epoch: 3, Batch: 220, Avg. Loss: 8.286265385150909</text:p>
      <text:p text:style-name="Standard">Epoch: 3, Batch: 230, Avg. Loss: 8.66919677257538</text:p>
      <text:p text:style-name="Standard">Epoch: 3, Batch: 240, Avg. Loss: 9.033877524733544</text:p>
      <text:p text:style-name="Standard">Epoch: 3, Batch: 250, Avg. Loss: 9.406932669878007</text:p>
      <text:p text:style-name="Standard">Epoch: 3, Batch: 260, Avg. Loss: 9.78678988814354</text:p>
      <text:p text:style-name="Standard">Epoch: 3, Batch: 270, Avg. Loss: 10.177594691514969</text:p>
      <text:p text:style-name="Standard">Epoch: 3, Batch: 280, Avg. Loss: 10.56782104074955</text:p>
      <text:p text:style-name="Standard">Epoch: 3, Batch: 290, Avg. Loss: 10.969476455450058</text:p>
      <text:p text:style-name="Standard">Epoch: 3, Batch: 300, Avg. Loss: 11.348327940702438</text:p>
      <text:p text:style-name="Standard">Epoch: 3, Batch: 310, Avg. Loss: 11.752820032835007</text:p>
      <text:p text:style-name="Standard">Epoch: 3, Batch: 320, Avg. Loss: 12.118330863118171</text:p>
      <text:p text:style-name="Standard">Epoch: 3, Batch: 330, Avg. Loss: 12.515014788508415</text:p>
      <text:p text:style-name="Standard">Epoch: 3, Batch: 340, Avg. Loss: 12.881239983439446</text:p>
      <text:p text:style-name="Standard">Epoch: 3, Batch: 350, Avg. Loss: 13.243390640616417</text:p>
      <text:p text:style-name="Standard">Epoch: 3, Batch: 360, Avg. Loss: 13.619205206632614</text:p>
      <text:p text:style-name="Standard">Epoch: 3, Batch: 370, Avg. Loss: 13.978066793084144</text:p>
      <text:p text:style-name="Standard">Epoch: 3, Batch: 380, Avg. Loss: 14.365865620970727</text:p>
      <text:p text:style-name="Standard">Epoch: 3, Batch: 390, Avg. Loss: 14.745927706360817</text:p>
      <text:p text:style-name="Standard">Epoch: 3, Batch: 400, Avg. Loss: 15.124434357881546</text:p>
      <text:p text:style-name="Standard">Epoch: 3, Batch: 410, Avg. Loss: 15.498610159754753</text:p>
      <text:p text:style-name="Standard">Epoch: 3, Batch: 420, Avg. Loss: 15.870489609241485</text:p>
      <text:p text:style-name="Standard">Epoch: 3, Batch: 430, Avg. Loss: 16.234293359518052</text:p>
      <text:p text:style-name="Standard">Epoch: 3, Batch: 440, Avg. Loss: 16.595416632294654</text:p>
      <text:p text:style-name="Standard">Epoch: 3, Batch: 450, Avg. Loss: 16.963874128460883</text:p>
      <text:p text:style-name="Standard">Epoch: 3, Batch: 460, Avg. Loss: 17.34004673063755</text:p>
      <text:p text:style-name="Standard">Epoch: 3, Batch: 470, Avg. Loss: 17.704176065325736</text:p>
      <text:p text:style-name="Standard">Epoch: 3, Batch: 480, Avg. Loss: 18.07208957672119</text:p>
      <text:p text:style-name="Standard">Epoch: 3, Batch: 490, Avg. Loss: 18.449340534210204</text:p>
      <text:p text:style-name="Standard">Epoch: 3, Batch: 500, Avg. Loss: 18.829838395118713</text:p>
      <text:p text:style-name="Standard">Epoch: 3, Batch: 510, Avg. Loss: 19.201682728528976</text:p>
      <text:p text:style-name="Standard">Epoch: 3, Batch: 520, Avg. Loss: 19.573189854621887</text:p>
      <text:p text:style-name="Standard">Epoch: 3, Batch: 530, Avg. Loss: 19.926886373758315</text:p>
      <text:p text:style-name="Standard">Epoch: 3, Batch: 540, Avg. Loss: 20.27520142197609</text:p>
      <text:p text:style-name="Standard">Epoch: 3, Batch: 550, Avg. Loss: 20.655034410953522</text:p>
      <text:p text:style-name="Standard">Epoch: 3, Batch: 560, Avg. Loss: 21.017641013860704</text:p>
      <text:p text:style-name="Standard">Epoch: 3, Batch: 570, Avg. Loss: 21.382428562641145</text:p>
      <text:p text:style-name="Standard">Epoch: 3, Batch: 580, Avg. Loss: 21.748214653134347</text:p>
      <text:p text:style-name="Standard">Epoch: 3, Batch: 590, Avg. Loss: 22.12356188595295</text:p>
      <text:p text:style-name="Standard">Epoch: 3, Batch: 600, Avg. Loss: 22.533441561460496</text:p>
      <text:p text:style-name="Standard">Epoch: 3, Batch: 610, Avg. Loss: 22.92111893594265</text:p>
      <text:p text:style-name="Standard">Epoch: 3, Batch: 620, Avg. Loss: 23.2798603951931</text:p>
      <text:p text:style-name="Standard">Epoch: 3, Batch: 630, Avg. Loss: 23.689249023795128</text:p>
      <text:p text:style-name="Standard">Epoch: 3, Batch: 640, Avg. Loss: 24.081832379102707</text:p>
      <text:p text:style-name="Standard">Epoch: 3, Batch: 650, Avg. Loss: 24.44521005153656</text:p>
      <text:p text:style-name="Standard">Epoch: 3, Batch: 660, Avg. Loss: 24.808548852801323</text:p>
      <text:p text:style-name="Standard">Epoch: 3, Batch: 670, Avg. Loss: 25.18520016670227</text:p>
      <text:p text:style-name="Standard">Epoch: 3, Batch: 680, Avg. Loss: 25.557077690958977</text:p>
      <text:p text:style-name="Standard"><text:soft-page-break/>Epoch: 3, Batch: 690, Avg. Loss: 25.934180518984796</text:p>
      <text:p text:style-name="Standard">Epoch: 3, Batch: 700, Avg. Loss: 26.30647706091404</text:p>
      <text:p text:style-name="Standard">Epoch: 3, Batch: 710, Avg. Loss: 26.688547739386557</text:p>
      <text:p text:style-name="Standard">Epoch: 3, Batch: 720, Avg. Loss: 27.06232879161835</text:p>
      <text:p text:style-name="Standard">Epoch: 3, Batch: 730, Avg. Loss: 27.452547201514243</text:p>
      <text:p text:style-name="Standard">Epoch: 3, Batch: 740, Avg. Loss: 27.84636959731579</text:p>
      <text:p text:style-name="Standard">Epoch: 3, Batch: 750, Avg. Loss: 28.207794117927552</text:p>
      <text:p text:style-name="Standard">Epoch: 3, Batch: 760, Avg. Loss: 28.56603137552738</text:p>
      <text:p text:style-name="Standard">Epoch: 3, Batch: 770, Avg. Loss: 28.92480172812939</text:p>
      <text:p text:style-name="Standard">Epoch: 3, Batch: 780, Avg. Loss: 29.28515406548977</text:p>
      <text:p text:style-name="Standard">Epoch: 3, Batch: 790, Avg. Loss: 29.664363777637483</text:p>
      <text:p text:style-name="Standard">Epoch: 3, Batch: 800, Avg. Loss: 30.027791219949723</text:p>
      <text:p text:style-name="Standard">Epoch: 3, Batch: 810, Avg. Loss: 30.426363998651503</text:p>
      <text:p text:style-name="Standard">Epoch: 3, Batch: 820, Avg. Loss: 30.83844275176525</text:p>
      <text:p text:style-name="Standard">Epoch: 3, Batch: 830, Avg. Loss: 31.214557495713233</text:p>
      <text:p text:style-name="Standard">Epoch: 3, Batch: 840, Avg. Loss: 31.563584890961646</text:p>
      <text:p text:style-name="Standard">Epoch: 3, Batch: 850, Avg. Loss: 31.920327922701837</text:p>
      <text:p text:style-name="Standard">Epoch: 3, Batch: 860, Avg. Loss: 32.276922082901</text:p>
      <text:p text:style-name="Standard">Epoch: 3, Batch: 870, Avg. Loss: 32.62958459556103</text:p>
      <text:p text:style-name="Standard">Epoch: 3, Batch: 880, Avg. Loss: 33.01366837024689</text:p>
      <text:p text:style-name="Standard">Epoch: 3, Batch: 890, Avg. Loss: 33.3587744653225</text:p>
      <text:p text:style-name="Standard">Epoch: 3, Batch: 900, Avg. Loss: 33.73869091272354</text:p>
      <text:p text:style-name="Standard">Epoch: 3, Batch: 910, Avg. Loss: 34.10827715992927</text:p>
      <text:p text:style-name="Standard">Epoch: 3, Batch: 920, Avg. Loss: 34.49658152163029</text:p>
      <text:p text:style-name="Standard">Epoch: 3, Batch: 930, Avg. Loss: 34.87635272145271</text:p>
      <text:p text:style-name="Standard">Epoch: 3, Batch: 940, Avg. Loss: 35.284076389670375</text:p>
      <text:p text:style-name="Standard">Epoch: 3, Batch: 950, Avg. Loss: 35.69350689649582</text:p>
      <text:p text:style-name="Standard">Epoch: 3, Batch: 960, Avg. Loss: 36.04192534685135</text:p>
      <text:p text:style-name="Standard">Epoch: 3, Batch: 970, Avg. Loss: 36.405326241254805</text:p>
      <text:p text:style-name="Standard">Epoch: 3, Batch: 980, Avg. Loss: 36.751519948244095</text:p>
      <text:p text:style-name="Standard">Epoch: 3, Batch: 990, Avg. Loss: 37.13273393511772</text:p>
      <text:p text:style-name="Standard">Epoch: 3, Batch: 1000, Avg. Loss: 37.491765809059146</text:p>
      <text:p text:style-name="Standard">Epoch: 4, Batch: 10, Avg. Loss: 0.35595405399799346</text:p>
      <text:p text:style-name="Standard">Epoch: 4, Batch: 20, Avg. Loss: 0.70967438519001</text:p>
      <text:p text:style-name="Standard">Epoch: 4, Batch: 30, Avg. Loss: 1.0661926716566086</text:p>
      <text:p text:style-name="Standard">Epoch: 4, Batch: 40, Avg. Loss: 1.4216040015220641</text:p>
      <text:p text:style-name="Standard">Epoch: 4, Batch: 50, Avg. Loss: 1.7964488863945007</text:p>
      <text:p text:style-name="Standard">Epoch: 4, Batch: 60, Avg. Loss: 2.1493876725435257</text:p>
      <text:p text:style-name="Standard">Epoch: 4, Batch: 70, Avg. Loss: 2.4863976925611495</text:p>
      <text:p text:style-name="Standard">Epoch: 4, Batch: 80, Avg. Loss: 2.8391837418079375</text:p>
      <text:p text:style-name="Standard">Epoch: 4, Batch: 90, Avg. Loss: 3.184996488690376</text:p>
      <text:p text:style-name="Standard">Epoch: 4, Batch: 100, Avg. Loss: 3.5180957823991776</text:p>
      <text:p text:style-name="Standard">Epoch: 4, Batch: 110, Avg. Loss: 3.8808561116456985</text:p>
      <text:p text:style-name="Standard">Epoch: 4, Batch: 120, Avg. Loss: 4.229073810577392</text:p>
      <text:p text:style-name="Standard">Epoch: 4, Batch: 130, Avg. Loss: 4.572856020927429</text:p>
      <text:p text:style-name="Standard">Epoch: 4, Batch: 140, Avg. Loss: 4.912536206841469</text:p>
      <text:p text:style-name="Standard">Epoch: 4, Batch: 150, Avg. Loss: 5.252854365110397</text:p>
      <text:p text:style-name="Standard">Epoch: 4, Batch: 160, Avg. Loss: 5.629093942046166</text:p>
      <text:p text:style-name="Standard">Epoch: 4, Batch: 170, Avg. Loss: 5.984456461668015</text:p>
      <text:p text:style-name="Standard"><text:soft-page-break/>Epoch: 4, Batch: 180, Avg. Loss: 6.327255085110664</text:p>
      <text:p text:style-name="Standard">Epoch: 4, Batch: 190, Avg. Loss: 6.6786087393760685</text:p>
      <text:p text:style-name="Standard">Epoch: 4, Batch: 200, Avg. Loss: 7.024523004889488</text:p>
      <text:p text:style-name="Standard">Epoch: 4, Batch: 210, Avg. Loss: 7.405603268742562</text:p>
      <text:p text:style-name="Standard">Epoch: 4, Batch: 220, Avg. Loss: 7.774400693178177</text:p>
      <text:p text:style-name="Standard">Epoch: 4, Batch: 230, Avg. Loss: 8.111357283592223</text:p>
      <text:p text:style-name="Standard">Epoch: 4, Batch: 240, Avg. Loss: 8.511443471908569</text:p>
      <text:p text:style-name="Standard">Epoch: 4, Batch: 250, Avg. Loss: 8.884595668315887</text:p>
      <text:p text:style-name="Standard">Epoch: 4, Batch: 260, Avg. Loss: 9.232079911231995</text:p>
      <text:p text:style-name="Standard">Epoch: 4, Batch: 270, Avg. Loss: 9.608824080228805</text:p>
      <text:p text:style-name="Standard">Epoch: 4, Batch: 280, Avg. Loss: 10.000390788912773</text:p>
      <text:p text:style-name="Standard">Epoch: 4, Batch: 290, Avg. Loss: 10.367385214567184</text:p>
      <text:p text:style-name="Standard">Epoch: 4, Batch: 300, Avg. Loss: 10.728115704655647</text:p>
      <text:p text:style-name="Standard">Epoch: 4, Batch: 310, Avg. Loss: 11.120373982191087</text:p>
      <text:p text:style-name="Standard">Epoch: 4, Batch: 320, Avg. Loss: 11.468096843361854</text:p>
      <text:p text:style-name="Standard">Epoch: 4, Batch: 330, Avg. Loss: 11.844390219449997</text:p>
      <text:p text:style-name="Standard">Epoch: 4, Batch: 340, Avg. Loss: 12.203210386633874</text:p>
      <text:p text:style-name="Standard">Epoch: 4, Batch: 350, Avg. Loss: 12.573142930865288</text:p>
      <text:p text:style-name="Standard">Epoch: 4, Batch: 360, Avg. Loss: 12.97378081381321</text:p>
      <text:p text:style-name="Standard">Epoch: 4, Batch: 370, Avg. Loss: 13.353324276208877</text:p>
      <text:p text:style-name="Standard">Epoch: 4, Batch: 380, Avg. Loss: 13.712745875120163</text:p>
      <text:p text:style-name="Standard">Epoch: 4, Batch: 390, Avg. Loss: 14.060537639260293</text:p>
      <text:p text:style-name="Standard">Epoch: 4, Batch: 400, Avg. Loss: 14.436246234178544</text:p>
      <text:p text:style-name="Standard">Epoch: 4, Batch: 410, Avg. Loss: 14.824486094713212</text:p>
      <text:p text:style-name="Standard">Epoch: 4, Batch: 420, Avg. Loss: 15.187311974167823</text:p>
      <text:p text:style-name="Standard">Epoch: 4, Batch: 430, Avg. Loss: 15.539754581451415</text:p>
      <text:p text:style-name="Standard">Epoch: 4, Batch: 440, Avg. Loss: 15.90624647140503</text:p>
      <text:p text:style-name="Standard">Epoch: 4, Batch: 450, Avg. Loss: 16.283873653411867</text:p>
      <text:p text:style-name="Standard">Epoch: 4, Batch: 460, Avg. Loss: 16.654082745313644</text:p>
      <text:p text:style-name="Standard">Epoch: 4, Batch: 470, Avg. Loss: 17.00716236829758</text:p>
      <text:p text:style-name="Standard">Epoch: 4, Batch: 480, Avg. Loss: 17.369419100880624</text:p>
      <text:p text:style-name="Standard">Epoch: 4, Batch: 490, Avg. Loss: 17.714190793037414</text:p>
      <text:p text:style-name="Standard">Epoch: 4, Batch: 500, Avg. Loss: 18.0551474660635</text:p>
      <text:p text:style-name="Standard">Epoch: 4, Batch: 510, Avg. Loss: 18.419932371377946</text:p>
      <text:p text:style-name="Standard">Epoch: 4, Batch: 520, Avg. Loss: 18.76772676706314</text:p>
      <text:p text:style-name="Standard">Epoch: 4, Batch: 530, Avg. Loss: 19.11030467748642</text:p>
      <text:p text:style-name="Standard">Epoch: 4, Batch: 540, Avg. Loss: 19.47579089999199</text:p>
      <text:p text:style-name="Standard">Epoch: 4, Batch: 550, Avg. Loss: 19.80510596036911</text:p>
      <text:p text:style-name="Standard">Epoch: 4, Batch: 560, Avg. Loss: 20.154656967520715</text:p>
      <text:p text:style-name="Standard">Epoch: 4, Batch: 570, Avg. Loss: 20.51868380010128</text:p>
      <text:p text:style-name="Standard">Epoch: 4, Batch: 580, Avg. Loss: 20.88523289859295</text:p>
      <text:p text:style-name="Standard">Epoch: 4, Batch: 590, Avg. Loss: 21.237141406536104</text:p>
      <text:p text:style-name="Standard">Epoch: 4, Batch: 600, Avg. Loss: 21.595747929811477</text:p>
      <text:p text:style-name="Standard">Epoch: 4, Batch: 610, Avg. Loss: 21.94592142999172</text:p>
      <text:p text:style-name="Standard">Epoch: 4, Batch: 620, Avg. Loss: 22.291339179873468</text:p>
      <text:p text:style-name="Standard">Epoch: 4, Batch: 630, Avg. Loss: 22.63001627922058</text:p>
      <text:p text:style-name="Standard">Epoch: 4, Batch: 640, Avg. Loss: 22.99654731154442</text:p>
      <text:p text:style-name="Standard">Epoch: 4, Batch: 650, Avg. Loss: 23.35999321937561</text:p>
      <text:p text:style-name="Standard">Epoch: 4, Batch: 660, Avg. Loss: 23.710560008883476</text:p>
      <text:p text:style-name="Standard"><text:soft-page-break/>Epoch: 4, Batch: 670, Avg. Loss: 24.058404421806337</text:p>
      <text:p text:style-name="Standard">Epoch: 4, Batch: 680, Avg. Loss: 24.43776893019676</text:p>
      <text:p text:style-name="Standard">Epoch: 4, Batch: 690, Avg. Loss: 24.81514100432396</text:p>
      <text:p text:style-name="Standard">Epoch: 4, Batch: 700, Avg. Loss: 25.17381067276001</text:p>
      <text:p text:style-name="Standard">Epoch: 4, Batch: 710, Avg. Loss: 25.578021037578583</text:p>
      <text:p text:style-name="Standard">Epoch: 4, Batch: 720, Avg. Loss: 25.930969536304474</text:p>
      <text:p text:style-name="Standard">Epoch: 4, Batch: 730, Avg. Loss: 26.28947855234146</text:p>
      <text:p text:style-name="Standard">Epoch: 4, Batch: 740, Avg. Loss: 26.712235489487647</text:p>
      <text:p text:style-name="Standard">Epoch: 4, Batch: 750, Avg. Loss: 27.101808267831803</text:p>
      <text:p text:style-name="Standard">Epoch: 4, Batch: 760, Avg. Loss: 27.4802637219429</text:p>
      <text:p text:style-name="Standard">Epoch: 4, Batch: 770, Avg. Loss: 27.855337125062942</text:p>
      <text:p text:style-name="Standard">Epoch: 4, Batch: 780, Avg. Loss: 28.234392482042313</text:p>
      <text:p text:style-name="Standard">Epoch: 4, Batch: 790, Avg. Loss: 28.58640852868557</text:p>
      <text:p text:style-name="Standard">Epoch: 4, Batch: 800, Avg. Loss: 28.965369287133218</text:p>
      <text:p text:style-name="Standard">Epoch: 4, Batch: 810, Avg. Loss: 29.329929581284524</text:p>
      <text:p text:style-name="Standard">Epoch: 4, Batch: 820, Avg. Loss: 29.68471633195877</text:p>
      <text:p text:style-name="Standard">Epoch: 4, Batch: 830, Avg. Loss: 30.034163746237756</text:p>
      <text:p text:style-name="Standard">Epoch: 4, Batch: 840, Avg. Loss: 30.3759966135025</text:p>
      <text:p text:style-name="Standard">Epoch: 4, Batch: 850, Avg. Loss: 30.697177293896676</text:p>
      <text:p text:style-name="Standard">Epoch: 4, Batch: 860, Avg. Loss: 31.054526525735856</text:p>
      <text:p text:style-name="Standard">Epoch: 4, Batch: 870, Avg. Loss: 31.43212676346302</text:p>
      <text:p text:style-name="Standard">Epoch: 4, Batch: 880, Avg. Loss: 31.797247141599655</text:p>
      <text:p text:style-name="Standard">Epoch: 4, Batch: 890, Avg. Loss: 32.165695092082025</text:p>
      <text:p text:style-name="Standard">Epoch: 4, Batch: 900, Avg. Loss: 32.521661618351935</text:p>
      <text:p text:style-name="Standard">Epoch: 4, Batch: 910, Avg. Loss: 32.8628347158432</text:p>
      <text:p text:style-name="Standard">Epoch: 4, Batch: 920, Avg. Loss: 33.26208270788193</text:p>
      <text:p text:style-name="Standard">Epoch: 4, Batch: 930, Avg. Loss: 33.66275148391723</text:p>
      <text:p text:style-name="Standard">Epoch: 4, Batch: 940, Avg. Loss: 34.05350009202957</text:p>
      <text:p text:style-name="Standard">Epoch: 4, Batch: 950, Avg. Loss: 34.440502777695656</text:p>
      <text:p text:style-name="Standard">Epoch: 4, Batch: 960, Avg. Loss: 34.79610898047686</text:p>
      <text:p text:style-name="Standard">Epoch: 4, Batch: 970, Avg. Loss: 35.140719677507875</text:p>
      <text:p text:style-name="Standard">Epoch: 4, Batch: 980, Avg. Loss: 35.46701712757349</text:p>
      <text:p text:style-name="Standard">Epoch: 4, Batch: 990, Avg. Loss: 35.81539291292429</text:p>
      <text:p text:style-name="Standard">Epoch: 4, Batch: 1000, Avg. Loss: 36.175342445075515</text:p>
      <text:p text:style-name="Standard">Epoch: 5, Batch: 10, Avg. Loss: 0.36288473308086394</text:p>
      <text:p text:style-name="Standard">Epoch: 5, Batch: 20, Avg. Loss: 0.721403968334198</text:p>
      <text:p text:style-name="Standard">Epoch: 5, Batch: 30, Avg. Loss: 1.0950582653284073</text:p>
      <text:p text:style-name="Standard">Epoch: 5, Batch: 40, Avg. Loss: 1.4425551861524581</text:p>
      <text:p text:style-name="Standard">Epoch: 5, Batch: 50, Avg. Loss: 1.766189855337143</text:p>
      <text:p text:style-name="Standard">Epoch: 5, Batch: 60, Avg. Loss: 2.092899376153946</text:p>
      <text:p text:style-name="Standard">Epoch: 5, Batch: 70, Avg. Loss: 2.4215329855680467</text:p>
      <text:p text:style-name="Standard">Epoch: 5, Batch: 80, Avg. Loss: 2.744825279712677</text:p>
      <text:p text:style-name="Standard">Epoch: 5, Batch: 90, Avg. Loss: 3.0587348490953445</text:p>
      <text:p text:style-name="Standard">Epoch: 5, Batch: 100, Avg. Loss: 3.3996162354946136</text:p>
      <text:p text:style-name="Standard">Epoch: 5, Batch: 110, Avg. Loss: 3.746547019481659</text:p>
      <text:p text:style-name="Standard">Epoch: 5, Batch: 120, Avg. Loss: 4.0841239303350445</text:p>
      <text:p text:style-name="Standard">Epoch: 5, Batch: 130, Avg. Loss: 4.437572708725929</text:p>
      <text:p text:style-name="Standard">Epoch: 5, Batch: 140, Avg. Loss: 4.750102439522744</text:p>
      <text:p text:style-name="Standard">Epoch: 5, Batch: 150, Avg. Loss: 5.067991116642952</text:p>
      <text:p text:style-name="Standard"><text:soft-page-break/>Epoch: 5, Batch: 160, Avg. Loss: 5.410650515556336</text:p>
      <text:p text:style-name="Standard">Epoch: 5, Batch: 170, Avg. Loss: 5.739350366592407</text:p>
      <text:p text:style-name="Standard">Epoch: 5, Batch: 180, Avg. Loss: 6.051304110884667</text:p>
      <text:p text:style-name="Standard">Epoch: 5, Batch: 190, Avg. Loss: 6.390608528256417</text:p>
      <text:p text:style-name="Standard">Epoch: 5, Batch: 200, Avg. Loss: 6.715699908137322</text:p>
      <text:p text:style-name="Standard">Epoch: 5, Batch: 210, Avg. Loss: 7.039764125645161</text:p>
      <text:p text:style-name="Standard">Epoch: 5, Batch: 220, Avg. Loss: 7.381339217722416</text:p>
      <text:p text:style-name="Standard">Epoch: 5, Batch: 230, Avg. Loss: 7.720082972943783</text:p>
      <text:p text:style-name="Standard">Epoch: 5, Batch: 240, Avg. Loss: 8.049158336222172</text:p>
      <text:p text:style-name="Standard">Epoch: 5, Batch: 250, Avg. Loss: 8.377498458325864</text:p>
      <text:p text:style-name="Standard">Epoch: 5, Batch: 260, Avg. Loss: 8.779161669313908</text:p>
      <text:p text:style-name="Standard">Epoch: 5, Batch: 270, Avg. Loss: 9.146491394937039</text:p>
      <text:p text:style-name="Standard">Epoch: 5, Batch: 280, Avg. Loss: 9.475761975347996</text:p>
      <text:p text:style-name="Standard">Epoch: 5, Batch: 290, Avg. Loss: 9.812089873850345</text:p>
      <text:p text:style-name="Standard">Epoch: 5, Batch: 300, Avg. Loss: 10.166711096465587</text:p>
      <text:p text:style-name="Standard">Epoch: 5, Batch: 310, Avg. Loss: 10.548798535764217</text:p>
      <text:p text:style-name="Standard">Epoch: 5, Batch: 320, Avg. Loss: 10.920221324265004</text:p>
      <text:p text:style-name="Standard">Epoch: 5, Batch: 330, Avg. Loss: 11.270821599662304</text:p>
      <text:p text:style-name="Standard">Epoch: 5, Batch: 340, Avg. Loss: 11.610051746666432</text:p>
      <text:p text:style-name="Standard">Epoch: 5, Batch: 350, Avg. Loss: 11.935921959578991</text:p>
      <text:p text:style-name="Standard">Epoch: 5, Batch: 360, Avg. Loss: 12.302559135854244</text:p>
      <text:p text:style-name="Standard">Epoch: 5, Batch: 370, Avg. Loss: 12.659369669854641</text:p>
      <text:p text:style-name="Standard">Epoch: 5, Batch: 380, Avg. Loss: 13.009898622334003</text:p>
      <text:p text:style-name="Standard">Epoch: 5, Batch: 390, Avg. Loss: 13.348965631425381</text:p>
      <text:p text:style-name="Standard">Epoch: 5, Batch: 400, Avg. Loss: 13.682462786138057</text:p>
      <text:p text:style-name="Standard">Epoch: 5, Batch: 410, Avg. Loss: 14.016625885665416</text:p>
      <text:p text:style-name="Standard">Epoch: 5, Batch: 420, Avg. Loss: 14.342581264674664</text:p>
      <text:p text:style-name="Standard">Epoch: 5, Batch: 430, Avg. Loss: 14.666518591344357</text:p>
      <text:p text:style-name="Standard">Epoch: 5, Batch: 440, Avg. Loss: 14.995963464677335</text:p>
      <text:p text:style-name="Standard">Epoch: 5, Batch: 450, Avg. Loss: 15.324137096107005</text:p>
      <text:p text:style-name="Standard">Epoch: 5, Batch: 460, Avg. Loss: 15.66085230857134</text:p>
      <text:p text:style-name="Standard">Epoch: 5, Batch: 470, Avg. Loss: 16.005528946220874</text:p>
      <text:p text:style-name="Standard">Epoch: 5, Batch: 480, Avg. Loss: 16.353748129308222</text:p>
      <text:p text:style-name="Standard">Epoch: 5, Batch: 490, Avg. Loss: 16.716324572265147</text:p>
      <text:p text:style-name="Standard">Epoch: 5, Batch: 500, Avg. Loss: 17.071850268542768</text:p>
      <text:p text:style-name="Standard">Epoch: 5, Batch: 510, Avg. Loss: 17.41937774568796</text:p>
      <text:p text:style-name="Standard">Epoch: 5, Batch: 520, Avg. Loss: 17.75529952198267</text:p>
      <text:p text:style-name="Standard">Epoch: 5, Batch: 530, Avg. Loss: 18.109293721616268</text:p>
      <text:p text:style-name="Standard">Epoch: 5, Batch: 540, Avg. Loss: 18.42659160345793</text:p>
      <text:p text:style-name="Standard">Epoch: 5, Batch: 550, Avg. Loss: 18.765499643981457</text:p>
      <text:p text:style-name="Standard">Epoch: 5, Batch: 560, Avg. Loss: 19.085104574263095</text:p>
      <text:p text:style-name="Standard">Epoch: 5, Batch: 570, Avg. Loss: 19.416692288219927</text:p>
      <text:p text:style-name="Standard">Epoch: 5, Batch: 580, Avg. Loss: 19.741451750695706</text:p>
      <text:p text:style-name="Standard">Epoch: 5, Batch: 590, Avg. Loss: 20.067052195966244</text:p>
      <text:p text:style-name="Standard">Epoch: 5, Batch: 600, Avg. Loss: 20.37747006267309</text:p>
      <text:p text:style-name="Standard">Epoch: 5, Batch: 610, Avg. Loss: 20.708390295505524</text:p>
      <text:p text:style-name="Standard">Epoch: 5, Batch: 620, Avg. Loss: 21.08822409212589</text:p>
      <text:p text:style-name="Standard">Epoch: 5, Batch: 630, Avg. Loss: 21.44726932942867</text:p>
      <text:p text:style-name="Standard">Epoch: 5, Batch: 640, Avg. Loss: 21.79995061457157</text:p>
      <text:p text:style-name="Standard"><text:soft-page-break/>Epoch: 5, Batch: 650, Avg. Loss: 22.12840416431427</text:p>
      <text:p text:style-name="Standard">Epoch: 5, Batch: 660, Avg. Loss: 22.460182596743106</text:p>
      <text:p text:style-name="Standard">Epoch: 5, Batch: 670, Avg. Loss: 22.780037216842175</text:p>
      <text:p text:style-name="Standard">Epoch: 5, Batch: 680, Avg. Loss: 23.118774028122424</text:p>
      <text:p text:style-name="Standard">Epoch: 5, Batch: 690, Avg. Loss: 23.43494270592928</text:p>
      <text:p text:style-name="Standard">Epoch: 5, Batch: 700, Avg. Loss: 23.778867737948893</text:p>
      <text:p text:style-name="Standard">Epoch: 5, Batch: 710, Avg. Loss: 24.118880350887775</text:p>
      <text:p text:style-name="Standard">Epoch: 5, Batch: 720, Avg. Loss: 24.440090629458428</text:p>
      <text:p text:style-name="Standard">Epoch: 5, Batch: 730, Avg. Loss: 24.784131971001624</text:p>
      <text:p text:style-name="Standard">Epoch: 5, Batch: 740, Avg. Loss: 25.123862448334695</text:p>
      <text:p text:style-name="Standard">Epoch: 5, Batch: 750, Avg. Loss: 25.46847406625748</text:p>
      <text:p text:style-name="Standard">Epoch: 5, Batch: 760, Avg. Loss: 25.791725733876227</text:p>
      <text:p text:style-name="Standard">Epoch: 5, Batch: 770, Avg. Loss: 26.118299248814584</text:p>
      <text:p text:style-name="Standard">Epoch: 5, Batch: 780, Avg. Loss: 26.468488264083863</text:p>
      <text:p text:style-name="Standard">Epoch: 5, Batch: 790, Avg. Loss: 26.82417371571064</text:p>
      <text:p text:style-name="Standard">Epoch: 5, Batch: 800, Avg. Loss: 27.174813523888588</text:p>
      <text:p text:style-name="Standard">Epoch: 5, Batch: 810, Avg. Loss: 27.52200244665146</text:p>
      <text:p text:style-name="Standard">Epoch: 5, Batch: 820, Avg. Loss: 27.900652211904525</text:p>
      <text:p text:style-name="Standard">Epoch: 5, Batch: 830, Avg. Loss: 28.22749916911125</text:p>
      <text:p text:style-name="Standard">Epoch: 5, Batch: 840, Avg. Loss: 28.558139017224313</text:p>
      <text:p text:style-name="Standard">Epoch: 5, Batch: 850, Avg. Loss: 28.895674574375153</text:p>
      <text:p text:style-name="Standard">Epoch: 5, Batch: 860, Avg. Loss: 29.244245117902757</text:p>
      <text:p text:style-name="Standard">Epoch: 5, Batch: 870, Avg. Loss: 29.590082010626794</text:p>
      <text:p text:style-name="Standard">Epoch: 5, Batch: 880, Avg. Loss: 29.928353759646416</text:p>
      <text:p text:style-name="Standard">Epoch: 5, Batch: 890, Avg. Loss: 30.250612300634383</text:p>
      <text:p text:style-name="Standard">Epoch: 5, Batch: 900, Avg. Loss: 30.590402266383173</text:p>
      <text:p text:style-name="Standard">Epoch: 5, Batch: 910, Avg. Loss: 30.9213623046875</text:p>
      <text:p text:style-name="Standard">Epoch: 5, Batch: 920, Avg. Loss: 31.281794959306715</text:p>
      <text:p text:style-name="Standard">Epoch: 5, Batch: 930, Avg. Loss: 31.6298970580101</text:p>
      <text:p text:style-name="Standard">Epoch: 5, Batch: 940, Avg. Loss: 31.9842411339283</text:p>
      <text:p text:style-name="Standard">Epoch: 5, Batch: 950, Avg. Loss: 32.29836615622044</text:p>
      <text:p text:style-name="Standard">Epoch: 5, Batch: 960, Avg. Loss: 32.62798121273518</text:p>
      <text:p text:style-name="Standard">Epoch: 5, Batch: 970, Avg. Loss: 32.959525337815286</text:p>
      <text:p text:style-name="Standard">Epoch: 5, Batch: 980, Avg. Loss: 33.28901835680008</text:p>
      <text:p text:style-name="Standard">Epoch: 5, Batch: 990, Avg. Loss: 33.59956656694412</text:p>
      <text:p text:style-name="Standard">Epoch: 5, Batch: 1000, Avg. Loss: 33.96005983948707</text:p>
      <text:p text:style-name="Standard">Epoch: 6, Batch: 10, Avg. Loss: 0.3117548257112503</text:p>
      <text:p text:style-name="Standard">Epoch: 6, Batch: 20, Avg. Loss: 0.6229038953781127</text:p>
      <text:p text:style-name="Standard">Epoch: 6, Batch: 30, Avg. Loss: 0.9677061855792999</text:p>
      <text:p text:style-name="Standard">Epoch: 6, Batch: 40, Avg. Loss: 1.2794472634792329</text:p>
      <text:p text:style-name="Standard">Epoch: 6, Batch: 50, Avg. Loss: 1.5958987474441528</text:p>
      <text:p text:style-name="Standard">Epoch: 6, Batch: 60, Avg. Loss: 1.9094936728477478</text:p>
      <text:p text:style-name="Standard">Epoch: 6, Batch: 70, Avg. Loss: 2.2279133677482603</text:p>
      <text:p text:style-name="Standard">Epoch: 6, Batch: 80, Avg. Loss: 2.536809104681015</text:p>
      <text:p text:style-name="Standard">Epoch: 6, Batch: 90, Avg. Loss: 2.838894471526146</text:p>
      <text:p text:style-name="Standard">Epoch: 6, Batch: 100, Avg. Loss: 3.1373379588127137</text:p>
      <text:p text:style-name="Standard">Epoch: 6, Batch: 110, Avg. Loss: 3.4440112203359603</text:p>
      <text:p text:style-name="Standard">Epoch: 6, Batch: 120, Avg. Loss: 3.7668459087610247</text:p>
      <text:p text:style-name="Standard">Epoch: 6, Batch: 130, Avg. Loss: 4.0765627264976505</text:p>
      <text:p text:style-name="Standard"><text:soft-page-break/>Epoch: 6, Batch: 140, Avg. Loss: 4.390174156427383</text:p>
      <text:p text:style-name="Standard">Epoch: 6, Batch: 150, Avg. Loss: 4.7121237680315975</text:p>
      <text:p text:style-name="Standard">Epoch: 6, Batch: 160, Avg. Loss: 5.0253601029515265</text:p>
      <text:p text:style-name="Standard">Epoch: 6, Batch: 170, Avg. Loss: 5.31911052018404</text:p>
      <text:p text:style-name="Standard">Epoch: 6, Batch: 180, Avg. Loss: 5.601898574829102</text:p>
      <text:p text:style-name="Standard">Epoch: 6, Batch: 190, Avg. Loss: 5.915822511911392</text:p>
      <text:p text:style-name="Standard">Epoch: 6, Batch: 200, Avg. Loss: 6.211634463071823</text:p>
      <text:p text:style-name="Standard">Epoch: 6, Batch: 210, Avg. Loss: 6.529268079996109</text:p>
      <text:p text:style-name="Standard">Epoch: 6, Batch: 220, Avg. Loss: 6.850696334242821</text:p>
      <text:p text:style-name="Standard">Epoch: 6, Batch: 230, Avg. Loss: 7.172423949837684</text:p>
      <text:p text:style-name="Standard">Epoch: 6, Batch: 240, Avg. Loss: 7.4872107863426205</text:p>
      <text:p text:style-name="Standard">Epoch: 6, Batch: 250, Avg. Loss: 7.809214574098587</text:p>
      <text:p text:style-name="Standard">Epoch: 6, Batch: 260, Avg. Loss: 8.123183318972588</text:p>
      <text:p text:style-name="Standard">Epoch: 6, Batch: 270, Avg. Loss: 8.455887198448181</text:p>
      <text:p text:style-name="Standard">Epoch: 6, Batch: 280, Avg. Loss: 8.808883020281792</text:p>
      <text:p text:style-name="Standard">Epoch: 6, Batch: 290, Avg. Loss: 9.148933559656143</text:p>
      <text:p text:style-name="Standard">Epoch: 6, Batch: 300, Avg. Loss: 9.462336179614066</text:p>
      <text:p text:style-name="Standard">Epoch: 6, Batch: 310, Avg. Loss: 9.770433285832405</text:p>
      <text:p text:style-name="Standard">Epoch: 6, Batch: 320, Avg. Loss: 10.123204961419106</text:p>
      <text:p text:style-name="Standard">Epoch: 6, Batch: 330, Avg. Loss: 10.452013491094112</text:p>
      <text:p text:style-name="Standard">Epoch: 6, Batch: 340, Avg. Loss: 10.769472973048687</text:p>
      <text:p text:style-name="Standard">Epoch: 6, Batch: 350, Avg. Loss: 11.074060876667499</text:p>
      <text:p text:style-name="Standard">Epoch: 6, Batch: 360, Avg. Loss: 11.388327871263026</text:p>
      <text:p text:style-name="Standard">Epoch: 6, Batch: 370, Avg. Loss: 11.670682077109813</text:p>
      <text:p text:style-name="Standard">Epoch: 6, Batch: 380, Avg. Loss: 11.9678393766284</text:p>
      <text:p text:style-name="Standard">Epoch: 6, Batch: 390, Avg. Loss: 12.270734095573426</text:p>
      <text:p text:style-name="Standard">Epoch: 6, Batch: 400, Avg. Loss: 12.564554780721664</text:p>
      <text:p text:style-name="Standard">Epoch: 6, Batch: 410, Avg. Loss: 12.874190136790276</text:p>
      <text:p text:style-name="Standard">Epoch: 6, Batch: 420, Avg. Loss: 13.171041694283485</text:p>
      <text:p text:style-name="Standard">Epoch: 6, Batch: 430, Avg. Loss: 13.48391842842102</text:p>
      <text:p text:style-name="Standard">Epoch: 6, Batch: 440, Avg. Loss: 13.788682395219803</text:p>
      <text:p text:style-name="Standard">Epoch: 6, Batch: 450, Avg. Loss: 14.113712930679322</text:p>
      <text:p text:style-name="Standard">Epoch: 6, Batch: 460, Avg. Loss: 14.416613563895226</text:p>
      <text:p text:style-name="Standard">Epoch: 6, Batch: 470, Avg. Loss: 14.735398897528649</text:p>
      <text:p text:style-name="Standard">Epoch: 6, Batch: 480, Avg. Loss: 15.034150046110152</text:p>
      <text:p text:style-name="Standard">Epoch: 6, Batch: 490, Avg. Loss: 15.365378934144974</text:p>
      <text:p text:style-name="Standard">Epoch: 6, Batch: 500, Avg. Loss: 15.686746162176131</text:p>
      <text:p text:style-name="Standard">Epoch: 6, Batch: 510, Avg. Loss: 16.012039378285408</text:p>
      <text:p text:style-name="Standard">Epoch: 6, Batch: 520, Avg. Loss: 16.34325229227543</text:p>
      <text:p text:style-name="Standard">Epoch: 6, Batch: 530, Avg. Loss: 16.657264252007007</text:p>
      <text:p text:style-name="Standard">Epoch: 6, Batch: 540, Avg. Loss: 16.976587964594366</text:p>
      <text:p text:style-name="Standard">Epoch: 6, Batch: 550, Avg. Loss: 17.285416220128536</text:p>
      <text:p text:style-name="Standard">Epoch: 6, Batch: 560, Avg. Loss: 17.617699651420118</text:p>
      <text:p text:style-name="Standard">Epoch: 6, Batch: 570, Avg. Loss: 17.952191857993604</text:p>
      <text:p text:style-name="Standard">Epoch: 6, Batch: 580, Avg. Loss: 18.25875618904829</text:p>
      <text:p text:style-name="Standard">Epoch: 6, Batch: 590, Avg. Loss: 18.559602127969264</text:p>
      <text:p text:style-name="Standard">Epoch: 6, Batch: 600, Avg. Loss: 18.873725433647632</text:p>
      <text:p text:style-name="Standard">Epoch: 6, Batch: 610, Avg. Loss: 19.199313363432886</text:p>
      <text:p text:style-name="Standard">Epoch: 6, Batch: 620, Avg. Loss: 19.5014779150486</text:p>
      <text:p text:style-name="Standard"><text:soft-page-break/>Epoch: 6, Batch: 630, Avg. Loss: 19.791771361231802</text:p>
      <text:p text:style-name="Standard">Epoch: 6, Batch: 640, Avg. Loss: 20.104849004745482</text:p>
      <text:p text:style-name="Standard">Epoch: 6, Batch: 650, Avg. Loss: 20.403211638331413</text:p>
      <text:p text:style-name="Standard">Epoch: 6, Batch: 660, Avg. Loss: 20.724119353294373</text:p>
      <text:p text:style-name="Standard">Epoch: 6, Batch: 670, Avg. Loss: 21.036455823481084</text:p>
      <text:p text:style-name="Standard">Epoch: 6, Batch: 680, Avg. Loss: 21.34217213690281</text:p>
      <text:p text:style-name="Standard">Epoch: 6, Batch: 690, Avg. Loss: 21.664491003751756</text:p>
      <text:p text:style-name="Standard">Epoch: 6, Batch: 700, Avg. Loss: 21.98708832859993</text:p>
      <text:p text:style-name="Standard">Epoch: 6, Batch: 710, Avg. Loss: 22.301460683345795</text:p>
      <text:p text:style-name="Standard">Epoch: 6, Batch: 720, Avg. Loss: 22.628261330723763</text:p>
      <text:p text:style-name="Standard">Epoch: 6, Batch: 730, Avg. Loss: 22.934409496188163</text:p>
      <text:p text:style-name="Standard">Epoch: 6, Batch: 740, Avg. Loss: 23.22794308066368</text:p>
      <text:p text:style-name="Standard">Epoch: 6, Batch: 750, Avg. Loss: 23.532815605401993</text:p>
      <text:p text:style-name="Standard">Epoch: 6, Batch: 760, Avg. Loss: 23.822985076904295</text:p>
      <text:p text:style-name="Standard">Epoch: 6, Batch: 770, Avg. Loss: 24.137864504754543</text:p>
      <text:p text:style-name="Standard">Epoch: 6, Batch: 780, Avg. Loss: 24.450864830613135</text:p>
      <text:p text:style-name="Standard">Epoch: 6, Batch: 790, Avg. Loss: 24.80118984878063</text:p>
      <text:p text:style-name="Standard">Epoch: 6, Batch: 800, Avg. Loss: 25.138289511203766</text:p>
      <text:p text:style-name="Standard">Epoch: 6, Batch: 810, Avg. Loss: 25.48361067175865</text:p>
      <text:p text:style-name="Standard">Epoch: 6, Batch: 820, Avg. Loss: 25.834035247564316</text:p>
      <text:p text:style-name="Standard">Epoch: 6, Batch: 830, Avg. Loss: 26.150304904580118</text:p>
      <text:p text:style-name="Standard">Epoch: 6, Batch: 840, Avg. Loss: 26.462657910585403</text:p>
      <text:p text:style-name="Standard">Epoch: 6, Batch: 850, Avg. Loss: 26.767336992919446</text:p>
      <text:p text:style-name="Standard">Epoch: 6, Batch: 860, Avg. Loss: 27.072228486835957</text:p>
      <text:p text:style-name="Standard">Epoch: 6, Batch: 870, Avg. Loss: 27.36988073438406</text:p>
      <text:p text:style-name="Standard">Epoch: 6, Batch: 880, Avg. Loss: 27.659857611358166</text:p>
      <text:p text:style-name="Standard">Epoch: 6, Batch: 890, Avg. Loss: 27.961146330833436</text:p>
      <text:p text:style-name="Standard">Epoch: 6, Batch: 900, Avg. Loss: 28.264831440150736</text:p>
      <text:p text:style-name="Standard">Epoch: 6, Batch: 910, Avg. Loss: 28.572099889814854</text:p>
      <text:p text:style-name="Standard">Epoch: 6, Batch: 920, Avg. Loss: 28.901575390994548</text:p>
      <text:p text:style-name="Standard">Epoch: 6, Batch: 930, Avg. Loss: 29.257696606218815</text:p>
      <text:p text:style-name="Standard">Epoch: 6, Batch: 940, Avg. Loss: 29.557478703558445</text:p>
      <text:p text:style-name="Standard">Epoch: 6, Batch: 950, Avg. Loss: 29.879889558255673</text:p>
      <text:p text:style-name="Standard">Epoch: 6, Batch: 960, Avg. Loss: 30.176459901034832</text:p>
      <text:p text:style-name="Standard">Epoch: 6, Batch: 970, Avg. Loss: 30.470153371989728</text:p>
      <text:p text:style-name="Standard">Epoch: 6, Batch: 980, Avg. Loss: 30.784130103886127</text:p>
      <text:p text:style-name="Standard">Epoch: 6, Batch: 990, Avg. Loss: 31.068875543773174</text:p>
      <text:p text:style-name="Standard">Epoch: 6, Batch: 1000, Avg. Loss: 31.35190830975771</text:p>
      <text:p text:style-name="Standard">Epoch: 7, Batch: 10, Avg. Loss: 0.28720013052225113</text:p>
      <text:p text:style-name="Standard">Epoch: 7, Batch: 20, Avg. Loss: 0.5634369373321533</text:p>
      <text:p text:style-name="Standard">Epoch: 7, Batch: 30, Avg. Loss: 0.8387709051370621</text:p>
      <text:p text:style-name="Standard">Epoch: 7, Batch: 40, Avg. Loss: 1.1212402805685997</text:p>
      <text:p text:style-name="Standard">Epoch: 7, Batch: 50, Avg. Loss: 1.4133060589432715</text:p>
      <text:p text:style-name="Standard">Epoch: 7, Batch: 60, Avg. Loss: 1.6934674292802812</text:p>
      <text:p text:style-name="Standard">Epoch: 7, Batch: 70, Avg. Loss: 1.9718630746006967</text:p>
      <text:p text:style-name="Standard">Epoch: 7, Batch: 80, Avg. Loss: 2.2522902086377146</text:p>
      <text:p text:style-name="Standard">Epoch: 7, Batch: 90, Avg. Loss: 2.5205746993422506</text:p>
      <text:p text:style-name="Standard">Epoch: 7, Batch: 100, Avg. Loss: 2.8073982432484628</text:p>
      <text:p text:style-name="Standard">Epoch: 7, Batch: 110, Avg. Loss: 3.0677877977490424</text:p>
      <text:p text:style-name="Standard"><text:soft-page-break/>Epoch: 7, Batch: 120, Avg. Loss: 3.357612372934818</text:p>
      <text:p text:style-name="Standard">Epoch: 7, Batch: 130, Avg. Loss: 3.657993397116661</text:p>
      <text:p text:style-name="Standard">Epoch: 7, Batch: 140, Avg. Loss: 3.9546317622065543</text:p>
      <text:p text:style-name="Standard">Epoch: 7, Batch: 150, Avg. Loss: 4.268374493718147</text:p>
      <text:p text:style-name="Standard">Epoch: 7, Batch: 160, Avg. Loss: 4.558354057371616</text:p>
      <text:p text:style-name="Standard">Epoch: 7, Batch: 170, Avg. Loss: 4.822425055503845</text:p>
      <text:p text:style-name="Standard">Epoch: 7, Batch: 180, Avg. Loss: 5.118397507071495</text:p>
      <text:p text:style-name="Standard">Epoch: 7, Batch: 190, Avg. Loss: 5.39374793022871</text:p>
      <text:p text:style-name="Standard">Epoch: 7, Batch: 200, Avg. Loss: 5.672671976685524</text:p>
      <text:p text:style-name="Standard">Epoch: 7, Batch: 210, Avg. Loss: 5.946434450149536</text:p>
      <text:p text:style-name="Standard">Epoch: 7, Batch: 220, Avg. Loss: 6.252502219378949</text:p>
      <text:p text:style-name="Standard">Epoch: 7, Batch: 230, Avg. Loss: 6.543681283295155</text:p>
      <text:p text:style-name="Standard">Epoch: 7, Batch: 240, Avg. Loss: 6.844444185495377</text:p>
      <text:p text:style-name="Standard">Epoch: 7, Batch: 250, Avg. Loss: 7.139636650681496</text:p>
      <text:p text:style-name="Standard">Epoch: 7, Batch: 260, Avg. Loss: 7.439411222934723</text:p>
      <text:p text:style-name="Standard">Epoch: 7, Batch: 270, Avg. Loss: 7.74359145462513</text:p>
      <text:p text:style-name="Standard">Epoch: 7, Batch: 280, Avg. Loss: 8.030512471497058</text:p>
      <text:p text:style-name="Standard">Epoch: 7, Batch: 290, Avg. Loss: 8.311549153923988</text:p>
      <text:p text:style-name="Standard">Epoch: 7, Batch: 300, Avg. Loss: 8.595996430516243</text:p>
      <text:p text:style-name="Standard">Epoch: 7, Batch: 310, Avg. Loss: 8.875055345892907</text:p>
      <text:p text:style-name="Standard">Epoch: 7, Batch: 320, Avg. Loss: 9.162666447460651</text:p>
      <text:p text:style-name="Standard">Epoch: 7, Batch: 330, Avg. Loss: 9.461254173517228</text:p>
      <text:p text:style-name="Standard">Epoch: 7, Batch: 340, Avg. Loss: 9.74959606230259</text:p>
      <text:p text:style-name="Standard">Epoch: 7, Batch: 350, Avg. Loss: 10.042277207970619</text:p>
      <text:p text:style-name="Standard">Epoch: 7, Batch: 360, Avg. Loss: 10.335255908966065</text:p>
      <text:p text:style-name="Standard">Epoch: 7, Batch: 370, Avg. Loss: 10.628850829601287</text:p>
      <text:p text:style-name="Standard">Epoch: 7, Batch: 380, Avg. Loss: 10.923562934994697</text:p>
      <text:p text:style-name="Standard">Epoch: 7, Batch: 390, Avg. Loss: 11.184115925431252</text:p>
      <text:p text:style-name="Standard">Epoch: 7, Batch: 400, Avg. Loss: 11.49283026754856</text:p>
      <text:p text:style-name="Standard">Epoch: 7, Batch: 410, Avg. Loss: 11.766692842543126</text:p>
      <text:p text:style-name="Standard">Epoch: 7, Batch: 420, Avg. Loss: 12.042716789245606</text:p>
      <text:p text:style-name="Standard">Epoch: 7, Batch: 430, Avg. Loss: 12.32554233968258</text:p>
      <text:p text:style-name="Standard">Epoch: 7, Batch: 440, Avg. Loss: 12.59446058422327</text:p>
      <text:p text:style-name="Standard">Epoch: 7, Batch: 450, Avg. Loss: 12.88390822559595</text:p>
      <text:p text:style-name="Standard">Epoch: 7, Batch: 460, Avg. Loss: 13.18167859762907</text:p>
      <text:p text:style-name="Standard">Epoch: 7, Batch: 470, Avg. Loss: 13.464715206623078</text:p>
      <text:p text:style-name="Standard">Epoch: 7, Batch: 480, Avg. Loss: 13.75657466351986</text:p>
      <text:p text:style-name="Standard">Epoch: 7, Batch: 490, Avg. Loss: 14.031285226345062</text:p>
      <text:p text:style-name="Standard">Epoch: 7, Batch: 500, Avg. Loss: 14.345006734132767</text:p>
      <text:p text:style-name="Standard">Epoch: 7, Batch: 510, Avg. Loss: 14.617063093185426</text:p>
      <text:p text:style-name="Standard">Epoch: 7, Batch: 520, Avg. Loss: 14.902929121255875</text:p>
      <text:p text:style-name="Standard">Epoch: 7, Batch: 530, Avg. Loss: 15.172122365236282</text:p>
      <text:p text:style-name="Standard">Epoch: 7, Batch: 540, Avg. Loss: 15.479564772546292</text:p>
      <text:p text:style-name="Standard">Epoch: 7, Batch: 550, Avg. Loss: 15.79183936715126</text:p>
      <text:p text:style-name="Standard">Epoch: 7, Batch: 560, Avg. Loss: 16.09123122692108</text:p>
      <text:p text:style-name="Standard">Epoch: 7, Batch: 570, Avg. Loss: 16.37459767758846</text:p>
      <text:p text:style-name="Standard">Epoch: 7, Batch: 580, Avg. Loss: 16.658824989199637</text:p>
      <text:p text:style-name="Standard">Epoch: 7, Batch: 590, Avg. Loss: 16.946281930804254</text:p>
      <text:p text:style-name="Standard">Epoch: 7, Batch: 600, Avg. Loss: 17.208626033365725</text:p>
      <text:p text:style-name="Standard"><text:soft-page-break/>Epoch: 7, Batch: 610, Avg. Loss: 17.476883687078953</text:p>
      <text:p text:style-name="Standard">Epoch: 7, Batch: 620, Avg. Loss: 17.752094829082488</text:p>
      <text:p text:style-name="Standard">Epoch: 7, Batch: 630, Avg. Loss: 18.055678315460682</text:p>
      <text:p text:style-name="Standard">Epoch: 7, Batch: 640, Avg. Loss: 18.326679711043834</text:p>
      <text:p text:style-name="Standard">Epoch: 7, Batch: 650, Avg. Loss: 18.61093260347843</text:p>
      <text:p text:style-name="Standard">Epoch: 7, Batch: 660, Avg. Loss: 18.873549200594425</text:p>
      <text:p text:style-name="Standard">Epoch: 7, Batch: 670, Avg. Loss: 19.158454842865467</text:p>
      <text:p text:style-name="Standard">Epoch: 7, Batch: 680, Avg. Loss: 19.451941208541392</text:p>
      <text:p text:style-name="Standard">Epoch: 7, Batch: 690, Avg. Loss: 19.744348680973054</text:p>
      <text:p text:style-name="Standard">Epoch: 7, Batch: 700, Avg. Loss: 20.027172838151454</text:p>
      <text:p text:style-name="Standard">Epoch: 7, Batch: 710, Avg. Loss: 20.3320537135005</text:p>
      <text:p text:style-name="Standard">Epoch: 7, Batch: 720, Avg. Loss: 20.626077492535114</text:p>
      <text:p text:style-name="Standard">Epoch: 7, Batch: 730, Avg. Loss: 20.9068105712533</text:p>
      <text:p text:style-name="Standard">Epoch: 7, Batch: 740, Avg. Loss: 21.18724443912506</text:p>
      <text:p text:style-name="Standard">Epoch: 7, Batch: 750, Avg. Loss: 21.45998922884464</text:p>
      <text:p text:style-name="Standard">Epoch: 7, Batch: 760, Avg. Loss: 21.748910854756833</text:p>
      <text:p text:style-name="Standard">Epoch: 7, Batch: 770, Avg. Loss: 22.033645866811277</text:p>
      <text:p text:style-name="Standard">Epoch: 7, Batch: 780, Avg. Loss: 22.315478886663914</text:p>
      <text:p text:style-name="Standard">Epoch: 7, Batch: 790, Avg. Loss: 22.59714869558811</text:p>
      <text:p text:style-name="Standard">Epoch: 7, Batch: 800, Avg. Loss: 22.870966966450215</text:p>
      <text:p text:style-name="Standard">Epoch: 7, Batch: 810, Avg. Loss: 23.1821803227067</text:p>
      <text:p text:style-name="Standard">Epoch: 7, Batch: 820, Avg. Loss: 23.47658395767212</text:p>
      <text:p text:style-name="Standard">Epoch: 7, Batch: 830, Avg. Loss: 23.753387388586997</text:p>
      <text:p text:style-name="Standard">Epoch: 7, Batch: 840, Avg. Loss: 24.04415177553892</text:p>
      <text:p text:style-name="Standard">Epoch: 7, Batch: 850, Avg. Loss: 24.3279883697629</text:p>
      <text:p text:style-name="Standard">Epoch: 7, Batch: 860, Avg. Loss: 24.612364204227923</text:p>
      <text:p text:style-name="Standard">Epoch: 7, Batch: 870, Avg. Loss: 24.901485240459444</text:p>
      <text:p text:style-name="Standard">Epoch: 7, Batch: 880, Avg. Loss: 25.1916437625885</text:p>
      <text:p text:style-name="Standard">Epoch: 7, Batch: 890, Avg. Loss: 25.484791879355907</text:p>
      <text:p text:style-name="Standard">Epoch: 7, Batch: 900, Avg. Loss: 25.78085948228836</text:p>
      <text:p text:style-name="Standard">Epoch: 7, Batch: 910, Avg. Loss: 26.07140397131443</text:p>
      <text:p text:style-name="Standard">Epoch: 7, Batch: 920, Avg. Loss: 26.362225019931792</text:p>
      <text:p text:style-name="Standard">Epoch: 7, Batch: 930, Avg. Loss: 26.662497666478156</text:p>
      <text:p text:style-name="Standard">Epoch: 7, Batch: 940, Avg. Loss: 27.005449071526527</text:p>
      <text:p text:style-name="Standard">Epoch: 7, Batch: 950, Avg. Loss: 27.32556918859482</text:p>
      <text:p text:style-name="Standard">Epoch: 7, Batch: 960, Avg. Loss: 27.642537593841553</text:p>
      <text:p text:style-name="Standard">Epoch: 7, Batch: 970, Avg. Loss: 27.937028381228448</text:p>
      <text:p text:style-name="Standard">Epoch: 7, Batch: 980, Avg. Loss: 28.23693543225527</text:p>
      <text:p text:style-name="Standard">Epoch: 7, Batch: 990, Avg. Loss: 28.542757481336594</text:p>
      <text:p text:style-name="Standard">Epoch: 7, Batch: 1000, Avg. Loss: 28.8368287473917</text:p>
      <text:p text:style-name="Standard">Epoch: 8, Batch: 10, Avg. Loss: 0.2726750299334526</text:p>
      <text:p text:style-name="Standard">Epoch: 8, Batch: 20, Avg. Loss: 0.5412263482809067</text:p>
      <text:p text:style-name="Standard">Epoch: 8, Batch: 30, Avg. Loss: 0.8135024666786194</text:p>
      <text:p text:style-name="Standard">Epoch: 8, Batch: 40, Avg. Loss: 1.0703172922134399</text:p>
      <text:p text:style-name="Standard">Epoch: 8, Batch: 50, Avg. Loss: 1.3372748062014579</text:p>
      <text:p text:style-name="Standard">Epoch: 8, Batch: 60, Avg. Loss: 1.6070335328578949</text:p>
      <text:p text:style-name="Standard">Epoch: 8, Batch: 70, Avg. Loss: 1.861317227780819</text:p>
      <text:p text:style-name="Standard">Epoch: 8, Batch: 80, Avg. Loss: 2.10911086499691</text:p>
      <text:p text:style-name="Standard">Epoch: 8, Batch: 90, Avg. Loss: 2.359249100089073</text:p>
      <text:p text:style-name="Standard"><text:soft-page-break/>Epoch: 8, Batch: 100, Avg. Loss: 2.615639466047287</text:p>
      <text:p text:style-name="Standard">Epoch: 8, Batch: 110, Avg. Loss: 2.8968775391578676</text:p>
      <text:p text:style-name="Standard">Epoch: 8, Batch: 120, Avg. Loss: 3.1617225751280786</text:p>
      <text:p text:style-name="Standard">Epoch: 8, Batch: 130, Avg. Loss: 3.4431883946061133</text:p>
      <text:p text:style-name="Standard">Epoch: 8, Batch: 140, Avg. Loss: 3.7091999500989914</text:p>
      <text:p text:style-name="Standard">Epoch: 8, Batch: 150, Avg. Loss: 3.9877139016985894</text:p>
      <text:p text:style-name="Standard">Epoch: 8, Batch: 160, Avg. Loss: 4.246484462916851</text:p>
      <text:p text:style-name="Standard">Epoch: 8, Batch: 170, Avg. Loss: 4.503615295886993</text:p>
      <text:p text:style-name="Standard">Epoch: 8, Batch: 180, Avg. Loss: 4.772118219733239</text:p>
      <text:p text:style-name="Standard">Epoch: 8, Batch: 190, Avg. Loss: 5.045229153335095</text:p>
      <text:p text:style-name="Standard">Epoch: 8, Batch: 200, Avg. Loss: 5.2977551251649855</text:p>
      <text:p text:style-name="Standard">Epoch: 8, Batch: 210, Avg. Loss: 5.558235238492489</text:p>
      <text:p text:style-name="Standard">Epoch: 8, Batch: 220, Avg. Loss: 5.820399281382561</text:p>
      <text:p text:style-name="Standard">Epoch: 8, Batch: 230, Avg. Loss: 6.068147991597653</text:p>
      <text:p text:style-name="Standard">Epoch: 8, Batch: 240, Avg. Loss: 6.324143774807453</text:p>
      <text:p text:style-name="Standard">Epoch: 8, Batch: 250, Avg. Loss: 6.594801427423954</text:p>
      <text:p text:style-name="Standard">Epoch: 8, Batch: 260, Avg. Loss: 6.861007024347782</text:p>
      <text:p text:style-name="Standard">Epoch: 8, Batch: 270, Avg. Loss: 7.12526458799839</text:p>
      <text:p text:style-name="Standard">Epoch: 8, Batch: 280, Avg. Loss: 7.375010479986668</text:p>
      <text:p text:style-name="Standard">Epoch: 8, Batch: 290, Avg. Loss: 7.662957374751568</text:p>
      <text:p text:style-name="Standard">Epoch: 8, Batch: 300, Avg. Loss: 7.913344395160675</text:p>
      <text:p text:style-name="Standard">Epoch: 8, Batch: 310, Avg. Loss: 8.184616197645664</text:p>
      <text:p text:style-name="Standard">Epoch: 8, Batch: 320, Avg. Loss: 8.43944634050131</text:p>
      <text:p text:style-name="Standard">Epoch: 8, Batch: 330, Avg. Loss: 8.710436740517617</text:p>
      <text:p text:style-name="Standard">Epoch: 8, Batch: 340, Avg. Loss: 8.961445680260658</text:p>
      <text:p text:style-name="Standard">Epoch: 8, Batch: 350, Avg. Loss: 9.249796982109547</text:p>
      <text:p text:style-name="Standard">Epoch: 8, Batch: 360, Avg. Loss: 9.533294396102429</text:p>
      <text:p text:style-name="Standard">Epoch: 8, Batch: 370, Avg. Loss: 9.825201006233693</text:p>
      <text:p text:style-name="Standard">Epoch: 8, Batch: 380, Avg. Loss: 10.099660216271877</text:p>
      <text:p text:style-name="Standard">Epoch: 8, Batch: 390, Avg. Loss: 10.351935140788555</text:p>
      <text:p text:style-name="Standard">Epoch: 8, Batch: 400, Avg. Loss: 10.615164649486541</text:p>
      <text:p text:style-name="Standard">Epoch: 8, Batch: 410, Avg. Loss: 10.901701025664806</text:p>
      <text:p text:style-name="Standard">Epoch: 8, Batch: 420, Avg. Loss: 11.167627011239528</text:p>
      <text:p text:style-name="Standard">Epoch: 8, Batch: 430, Avg. Loss: 11.448578745126724</text:p>
      <text:p text:style-name="Standard">Epoch: 8, Batch: 440, Avg. Loss: 11.737309810519218</text:p>
      <text:p text:style-name="Standard">Epoch: 8, Batch: 450, Avg. Loss: 12.002611699700356</text:p>
      <text:p text:style-name="Standard">Epoch: 8, Batch: 460, Avg. Loss: 12.263272026181221</text:p>
      <text:p text:style-name="Standard">Epoch: 8, Batch: 470, Avg. Loss: 12.527094554901122</text:p>
      <text:p text:style-name="Standard">Epoch: 8, Batch: 480, Avg. Loss: 12.787637680768967</text:p>
      <text:p text:style-name="Standard">Epoch: 8, Batch: 490, Avg. Loss: 13.088111451268196</text:p>
      <text:p text:style-name="Standard">Epoch: 8, Batch: 500, Avg. Loss: 13.3620819196105</text:p>
      <text:p text:style-name="Standard">Epoch: 8, Batch: 510, Avg. Loss: 13.616435523331166</text:p>
      <text:p text:style-name="Standard">Epoch: 8, Batch: 520, Avg. Loss: 13.883325383067131</text:p>
      <text:p text:style-name="Standard">Epoch: 8, Batch: 530, Avg. Loss: 14.162594084441661</text:p>
      <text:p text:style-name="Standard">Epoch: 8, Batch: 540, Avg. Loss: 14.433759827911853</text:p>
      <text:p text:style-name="Standard">Epoch: 8, Batch: 550, Avg. Loss: 14.690599656105041</text:p>
      <text:p text:style-name="Standard">Epoch: 8, Batch: 560, Avg. Loss: 14.975819708406926</text:p>
      <text:p text:style-name="Standard">Epoch: 8, Batch: 570, Avg. Loss: 15.24946794360876</text:p>
      <text:p text:style-name="Standard">Epoch: 8, Batch: 580, Avg. Loss: 15.519495621323586</text:p>
      <text:p text:style-name="Standard"><text:soft-page-break/>Epoch: 8, Batch: 590, Avg. Loss: 15.791299957036973</text:p>
      <text:p text:style-name="Standard">Epoch: 8, Batch: 600, Avg. Loss: 16.059468676149844</text:p>
      <text:p text:style-name="Standard">Epoch: 8, Batch: 610, Avg. Loss: 16.33694159537554</text:p>
      <text:p text:style-name="Standard">Epoch: 8, Batch: 620, Avg. Loss: 16.61747996509075</text:p>
      <text:p text:style-name="Standard">Epoch: 8, Batch: 630, Avg. Loss: 16.886009323596955</text:p>
      <text:p text:style-name="Standard">Epoch: 8, Batch: 640, Avg. Loss: 17.14068945348263</text:p>
      <text:p text:style-name="Standard">Epoch: 8, Batch: 650, Avg. Loss: 17.393340873718262</text:p>
      <text:p text:style-name="Standard">Epoch: 8, Batch: 660, Avg. Loss: 17.651511438190937</text:p>
      <text:p text:style-name="Standard">Epoch: 8, Batch: 670, Avg. Loss: 17.91724110096693</text:p>
      <text:p text:style-name="Standard">Epoch: 8, Batch: 680, Avg. Loss: 18.16852637678385</text:p>
      <text:p text:style-name="Standard">Epoch: 8, Batch: 690, Avg. Loss: 18.415008975565435</text:p>
      <text:p text:style-name="Standard">Epoch: 8, Batch: 700, Avg. Loss: 18.688861751556395</text:p>
      <text:p text:style-name="Standard">Epoch: 8, Batch: 710, Avg. Loss: 18.955133894085883</text:p>
      <text:p text:style-name="Standard">Epoch: 8, Batch: 720, Avg. Loss: 19.23700163513422</text:p>
      <text:p text:style-name="Standard">Epoch: 8, Batch: 730, Avg. Loss: 19.510128134489058</text:p>
      <text:p text:style-name="Standard">Epoch: 8, Batch: 740, Avg. Loss: 19.773346239328383</text:p>
      <text:p text:style-name="Standard">Epoch: 8, Batch: 750, Avg. Loss: 20.042856061458586</text:p>
      <text:p text:style-name="Standard">Epoch: 8, Batch: 760, Avg. Loss: 20.346433421969415</text:p>
      <text:p text:style-name="Standard">Epoch: 8, Batch: 770, Avg. Loss: 20.61702226549387</text:p>
      <text:p text:style-name="Standard">Epoch: 8, Batch: 780, Avg. Loss: 20.90414364784956</text:p>
      <text:p text:style-name="Standard">Epoch: 8, Batch: 790, Avg. Loss: 21.181443586945534</text:p>
      <text:p text:style-name="Standard">Epoch: 8, Batch: 800, Avg. Loss: 21.45135198533535</text:p>
      <text:p text:style-name="Standard">Epoch: 8, Batch: 810, Avg. Loss: 21.707838188111783</text:p>
      <text:p text:style-name="Standard">Epoch: 8, Batch: 820, Avg. Loss: 21.966063590347765</text:p>
      <text:p text:style-name="Standard">Epoch: 8, Batch: 830, Avg. Loss: 22.20847737044096</text:p>
      <text:p text:style-name="Standard">Epoch: 8, Batch: 840, Avg. Loss: 22.465588557720185</text:p>
      <text:p text:style-name="Standard">Epoch: 8, Batch: 850, Avg. Loss: 22.74215398132801</text:p>
      <text:p text:style-name="Standard">Epoch: 8, Batch: 860, Avg. Loss: 23.01003892570734</text:p>
      <text:p text:style-name="Standard">Epoch: 8, Batch: 870, Avg. Loss: 23.283514641225338</text:p>
      <text:p text:style-name="Standard">Epoch: 8, Batch: 880, Avg. Loss: 23.541833312809466</text:p>
      <text:p text:style-name="Standard">Epoch: 8, Batch: 890, Avg. Loss: 23.799450774490833</text:p>
      <text:p text:style-name="Standard">Epoch: 8, Batch: 900, Avg. Loss: 24.075322283804418</text:p>
      <text:p text:style-name="Standard">Epoch: 8, Batch: 910, Avg. Loss: 24.357988567650317</text:p>
      <text:p text:style-name="Standard">Epoch: 8, Batch: 920, Avg. Loss: 24.638918516039848</text:p>
      <text:p text:style-name="Standard">Epoch: 8, Batch: 930, Avg. Loss: 24.92035640627146</text:p>
      <text:p text:style-name="Standard">Epoch: 8, Batch: 940, Avg. Loss: 25.172866685688497</text:p>
      <text:p text:style-name="Standard">Epoch: 8, Batch: 950, Avg. Loss: 25.428279161453247</text:p>
      <text:p text:style-name="Standard">Epoch: 8, Batch: 960, Avg. Loss: 25.69476584196091</text:p>
      <text:p text:style-name="Standard">Epoch: 8, Batch: 970, Avg. Loss: 25.967803229391574</text:p>
      <text:p text:style-name="Standard">Epoch: 8, Batch: 980, Avg. Loss: 26.245679745078085</text:p>
      <text:p text:style-name="Standard">Epoch: 8, Batch: 990, Avg. Loss: 26.521338559687138</text:p>
      <text:p text:style-name="Standard">Epoch: 8, Batch: 1000, Avg. Loss: 26.790791998803616</text:p>
      <text:p text:style-name="Standard">Epoch: 9, Batch: 10, Avg. Loss: 0.251461623609066</text:p>
      <text:p text:style-name="Standard">Epoch: 9, Batch: 20, Avg. Loss: 0.4841105818748474</text:p>
      <text:p text:style-name="Standard">Epoch: 9, Batch: 30, Avg. Loss: 0.7160130441188812</text:p>
      <text:p text:style-name="Standard">Epoch: 9, Batch: 40, Avg. Loss: 0.9563062310218811</text:p>
      <text:p text:style-name="Standard">Epoch: 9, Batch: 50, Avg. Loss: 1.1837927088141442</text:p>
      <text:p text:style-name="Standard">Epoch: 9, Batch: 60, Avg. Loss: 1.4169326573610306</text:p>
      <text:p text:style-name="Standard">Epoch: 9, Batch: 70, Avg. Loss: 1.6584768116474151</text:p>
      <text:p text:style-name="Standard"><text:soft-page-break/>Epoch: 9, Batch: 80, Avg. Loss: 1.9112395524978638</text:p>
      <text:p text:style-name="Standard">Epoch: 9, Batch: 90, Avg. Loss: 2.1669832065701486</text:p>
      <text:p text:style-name="Standard">Epoch: 9, Batch: 100, Avg. Loss: 2.4094736084342</text:p>
      <text:p text:style-name="Standard">Epoch: 9, Batch: 110, Avg. Loss: 2.6682633742690087</text:p>
      <text:p text:style-name="Standard">Epoch: 9, Batch: 120, Avg. Loss: 2.9458694785833357</text:p>
      <text:p text:style-name="Standard">Epoch: 9, Batch: 130, Avg. Loss: 3.2168953239917757</text:p>
      <text:p text:style-name="Standard">Epoch: 9, Batch: 140, Avg. Loss: 3.471731962263584</text:p>
      <text:p text:style-name="Standard">Epoch: 9, Batch: 150, Avg. Loss: 3.722687968611717</text:p>
      <text:p text:style-name="Standard">Epoch: 9, Batch: 160, Avg. Loss: 3.971694765985012</text:p>
      <text:p text:style-name="Standard">Epoch: 9, Batch: 170, Avg. Loss: 4.216016940772533</text:p>
      <text:p text:style-name="Standard">Epoch: 9, Batch: 180, Avg. Loss: 4.458831277489662</text:p>
      <text:p text:style-name="Standard">Epoch: 9, Batch: 190, Avg. Loss: 4.718738131225109</text:p>
      <text:p text:style-name="Standard">Epoch: 9, Batch: 200, Avg. Loss: 4.961493606865406</text:p>
      <text:p text:style-name="Standard">Epoch: 9, Batch: 210, Avg. Loss: 5.19313378483057</text:p>
      <text:p text:style-name="Standard">Epoch: 9, Batch: 220, Avg. Loss: 5.418227042257786</text:p>
      <text:p text:style-name="Standard">Epoch: 9, Batch: 230, Avg. Loss: 5.651820507645607</text:p>
      <text:p text:style-name="Standard">Epoch: 9, Batch: 240, Avg. Loss: 5.909765835106373</text:p>
      <text:p text:style-name="Standard">Epoch: 9, Batch: 250, Avg. Loss: 6.176161110401154</text:p>
      <text:p text:style-name="Standard">Epoch: 9, Batch: 260, Avg. Loss: 6.438105222582817</text:p>
      <text:p text:style-name="Standard">Epoch: 9, Batch: 270, Avg. Loss: 6.694259837269783</text:p>
      <text:p text:style-name="Standard">Epoch: 9, Batch: 280, Avg. Loss: 6.9509369939565655</text:p>
      <text:p text:style-name="Standard">Epoch: 9, Batch: 290, Avg. Loss: 7.1951256603002545</text:p>
      <text:p text:style-name="Standard">Epoch: 9, Batch: 300, Avg. Loss: 7.42938137203455</text:p>
      <text:p text:style-name="Standard">Epoch: 9, Batch: 310, Avg. Loss: 7.680252869427204</text:p>
      <text:p text:style-name="Standard">Epoch: 9, Batch: 320, Avg. Loss: 7.944195500016212</text:p>
      <text:p text:style-name="Standard">Epoch: 9, Batch: 330, Avg. Loss: 8.190308238565922</text:p>
      <text:p text:style-name="Standard">Epoch: 9, Batch: 340, Avg. Loss: 8.42408840507269</text:p>
      <text:p text:style-name="Standard">Epoch: 9, Batch: 350, Avg. Loss: 8.692565786838532</text:p>
      <text:p text:style-name="Standard">Epoch: 9, Batch: 360, Avg. Loss: 8.951755376160145</text:p>
      <text:p text:style-name="Standard">Epoch: 9, Batch: 370, Avg. Loss: 9.210590362548828</text:p>
      <text:p text:style-name="Standard">Epoch: 9, Batch: 380, Avg. Loss: 9.470250467956067</text:p>
      <text:p text:style-name="Standard">Epoch: 9, Batch: 390, Avg. Loss: 9.736338530480861</text:p>
      <text:p text:style-name="Standard">Epoch: 9, Batch: 400, Avg. Loss: 9.98608369976282</text:p>
      <text:p text:style-name="Standard">Epoch: 9, Batch: 410, Avg. Loss: 10.233827736973762</text:p>
      <text:p text:style-name="Standard">Epoch: 9, Batch: 420, Avg. Loss: 10.475609520077706</text:p>
      <text:p text:style-name="Standard">Epoch: 9, Batch: 430, Avg. Loss: 10.742008352279663</text:p>
      <text:p text:style-name="Standard">Epoch: 9, Batch: 440, Avg. Loss: 11.011273816227913</text:p>
      <text:p text:style-name="Standard">Epoch: 9, Batch: 450, Avg. Loss: 11.259832924604416</text:p>
      <text:p text:style-name="Standard">Epoch: 9, Batch: 460, Avg. Loss: 11.501095315814018</text:p>
      <text:p text:style-name="Standard">Epoch: 9, Batch: 470, Avg. Loss: 11.75143229663372</text:p>
      <text:p text:style-name="Standard">Epoch: 9, Batch: 480, Avg. Loss: 11.991576951742172</text:p>
      <text:p text:style-name="Standard">Epoch: 9, Batch: 490, Avg. Loss: 12.243387918174268</text:p>
      <text:p text:style-name="Standard">Epoch: 9, Batch: 500, Avg. Loss: 12.476940181851386</text:p>
      <text:p text:style-name="Standard">Epoch: 9, Batch: 510, Avg. Loss: 12.712533457577228</text:p>
      <text:p text:style-name="Standard">Epoch: 9, Batch: 520, Avg. Loss: 12.957360003888606</text:p>
      <text:p text:style-name="Standard">Epoch: 9, Batch: 530, Avg. Loss: 13.213550493121147</text:p>
      <text:p text:style-name="Standard">Epoch: 9, Batch: 540, Avg. Loss: 13.460181891918182</text:p>
      <text:p text:style-name="Standard">Epoch: 9, Batch: 550, Avg. Loss: 13.702826134860516</text:p>
      <text:p text:style-name="Standard">Epoch: 9, Batch: 560, Avg. Loss: 13.963959655165672</text:p>
      <text:p text:style-name="Standard"><text:soft-page-break/>Epoch: 9, Batch: 570, Avg. Loss: 14.227306032180786</text:p>
      <text:p text:style-name="Standard">Epoch: 9, Batch: 580, Avg. Loss: 14.465885064005851</text:p>
      <text:p text:style-name="Standard">Epoch: 9, Batch: 590, Avg. Loss: 14.72710831463337</text:p>
      <text:p text:style-name="Standard">Epoch: 9, Batch: 600, Avg. Loss: 14.978049109876157</text:p>
      <text:p text:style-name="Standard">Epoch: 9, Batch: 610, Avg. Loss: 15.230095122754573</text:p>
      <text:p text:style-name="Standard">Epoch: 9, Batch: 620, Avg. Loss: 15.500305135548114</text:p>
      <text:p text:style-name="Standard">Epoch: 9, Batch: 630, Avg. Loss: 15.74914225935936</text:p>
      <text:p text:style-name="Standard">Epoch: 9, Batch: 640, Avg. Loss: 15.990071374177933</text:p>
      <text:p text:style-name="Standard">Epoch: 9, Batch: 650, Avg. Loss: 16.225088660418987</text:p>
      <text:p text:style-name="Standard">Epoch: 9, Batch: 660, Avg. Loss: 16.49312408566475</text:p>
      <text:p text:style-name="Standard">Epoch: 9, Batch: 670, Avg. Loss: 16.76073802113533</text:p>
      <text:p text:style-name="Standard">Epoch: 9, Batch: 680, Avg. Loss: 17.031144407391547</text:p>
      <text:p text:style-name="Standard">Epoch: 9, Batch: 690, Avg. Loss: 17.287277145683767</text:p>
      <text:p text:style-name="Standard">Epoch: 9, Batch: 700, Avg. Loss: 17.54159057587385</text:p>
      <text:p text:style-name="Standard">Epoch: 9, Batch: 710, Avg. Loss: 17.799234856665134</text:p>
      <text:p text:style-name="Standard">Epoch: 9, Batch: 720, Avg. Loss: 18.038982793688774</text:p>
      <text:p text:style-name="Standard">Epoch: 9, Batch: 730, Avg. Loss: 18.28018677383661</text:p>
      <text:p text:style-name="Standard">Epoch: 9, Batch: 740, Avg. Loss: 18.521132171154022</text:p>
      <text:p text:style-name="Standard">Epoch: 9, Batch: 750, Avg. Loss: 18.759827999770643</text:p>
      <text:p text:style-name="Standard">Epoch: 9, Batch: 760, Avg. Loss: 19.00694098472595</text:p>
      <text:p text:style-name="Standard">Epoch: 9, Batch: 770, Avg. Loss: 19.25601668357849</text:p>
      <text:p text:style-name="Standard">Epoch: 9, Batch: 780, Avg. Loss: 19.494851000607014</text:p>
      <text:p text:style-name="Standard">Epoch: 9, Batch: 790, Avg. Loss: 19.725486986339092</text:p>
      <text:p text:style-name="Standard">Epoch: 9, Batch: 800, Avg. Loss: 19.972217051684858</text:p>
      <text:p text:style-name="Standard">Epoch: 9, Batch: 810, Avg. Loss: 20.217423491179943</text:p>
      <text:p text:style-name="Standard">Epoch: 9, Batch: 820, Avg. Loss: 20.448130245506764</text:p>
      <text:p text:style-name="Standard">Epoch: 9, Batch: 830, Avg. Loss: 20.70817239880562</text:p>
      <text:p text:style-name="Standard">Epoch: 9, Batch: 840, Avg. Loss: 20.95792807340622</text:p>
      <text:p text:style-name="Standard">Epoch: 9, Batch: 850, Avg. Loss: 21.218687583506107</text:p>
      <text:p text:style-name="Standard">Epoch: 9, Batch: 860, Avg. Loss: 21.50063261985779</text:p>
      <text:p text:style-name="Standard">Epoch: 9, Batch: 870, Avg. Loss: 21.77548119574785</text:p>
      <text:p text:style-name="Standard">Epoch: 9, Batch: 880, Avg. Loss: 22.02284265011549</text:p>
      <text:p text:style-name="Standard">Epoch: 9, Batch: 890, Avg. Loss: 22.264762803912163</text:p>
      <text:p text:style-name="Standard">Epoch: 9, Batch: 900, Avg. Loss: 22.51138294637203</text:p>
      <text:p text:style-name="Standard">Epoch: 9, Batch: 910, Avg. Loss: 22.776003040373325</text:p>
      <text:p text:style-name="Standard">Epoch: 9, Batch: 920, Avg. Loss: 23.021494732797144</text:p>
      <text:p text:style-name="Standard">Epoch: 9, Batch: 930, Avg. Loss: 23.272208027541637</text:p>
      <text:p text:style-name="Standard">Epoch: 9, Batch: 940, Avg. Loss: 23.54738804399967</text:p>
      <text:p text:style-name="Standard">Epoch: 9, Batch: 950, Avg. Loss: 23.786847139894963</text:p>
      <text:p text:style-name="Standard">Epoch: 9, Batch: 960, Avg. Loss: 24.045146262645723</text:p>
      <text:p text:style-name="Standard">Epoch: 9, Batch: 970, Avg. Loss: 24.30239872932434</text:p>
      <text:p text:style-name="Standard">Epoch: 9, Batch: 980, Avg. Loss: 24.561367900669573</text:p>
      <text:p text:style-name="Standard">Epoch: 9, Batch: 990, Avg. Loss: 24.805831518769264</text:p>
      <text:p text:style-name="Standard">Epoch: 9, Batch: 1000, Avg. Loss: 25.047463478147982</text:p>
      <text:p text:style-name="Standard">Epoch: 10, Batch: 10, Avg. Loss: 0.22637166380882262</text:p>
      <text:p text:style-name="Standard">Epoch: 10, Batch: 20, Avg. Loss: 0.4488714873790741</text:p>
      <text:p text:style-name="Standard">Epoch: 10, Batch: 30, Avg. Loss: 0.6806914627552032</text:p>
      <text:p text:style-name="Standard">Epoch: 10, Batch: 40, Avg. Loss: 0.8970752567052841</text:p>
      <text:p text:style-name="Standard">Epoch: 10, Batch: 50, Avg. Loss: 1.1100861415266992</text:p>
      <text:p text:style-name="Standard"><text:soft-page-break/>Epoch: 10, Batch: 60, Avg. Loss: 1.3452765345573425</text:p>
      <text:p text:style-name="Standard">Epoch: 10, Batch: 70, Avg. Loss: 1.5761567264795304</text:p>
      <text:p text:style-name="Standard">Epoch: 10, Batch: 80, Avg. Loss: 1.8047749876976014</text:p>
      <text:p text:style-name="Standard">Epoch: 10, Batch: 90, Avg. Loss: 2.0614718019962313</text:p>
      <text:p text:style-name="Standard">Epoch: 10, Batch: 100, Avg. Loss: 2.2817331552505493</text:p>
      <text:p text:style-name="Standard">Epoch: 10, Batch: 110, Avg. Loss: 2.4953497156500815</text:p>
      <text:p text:style-name="Standard">Epoch: 10, Batch: 120, Avg. Loss: 2.728872373700142</text:p>
      <text:p text:style-name="Standard">Epoch: 10, Batch: 130, Avg. Loss: 2.9491347923874853</text:p>
      <text:p text:style-name="Standard">Epoch: 10, Batch: 140, Avg. Loss: 3.1653920233249666</text:p>
      <text:p text:style-name="Standard">Epoch: 10, Batch: 150, Avg. Loss: 3.3901689067482947</text:p>
      <text:p text:style-name="Standard">Epoch: 10, Batch: 160, Avg. Loss: 3.6122237503528596</text:p>
      <text:p text:style-name="Standard">Epoch: 10, Batch: 170, Avg. Loss: 3.8337276726961136</text:p>
      <text:p text:style-name="Standard">Epoch: 10, Batch: 180, Avg. Loss: 4.065902152657509</text:p>
      <text:p text:style-name="Standard">Epoch: 10, Batch: 190, Avg. Loss: 4.274558784067631</text:p>
      <text:p text:style-name="Standard">Epoch: 10, Batch: 200, Avg. Loss: 4.496363937854767</text:p>
      <text:p text:style-name="Standard">Epoch: 10, Batch: 210, Avg. Loss: 4.697638979554176</text:p>
      <text:p text:style-name="Standard">Epoch: 10, Batch: 220, Avg. Loss: 4.911727410554886</text:p>
      <text:p text:style-name="Standard">Epoch: 10, Batch: 230, Avg. Loss: 5.172633542120456</text:p>
      <text:p text:style-name="Standard">Epoch: 10, Batch: 240, Avg. Loss: 5.415305618941784</text:p>
      <text:p text:style-name="Standard">Epoch: 10, Batch: 250, Avg. Loss: 5.636468224227428</text:p>
      <text:p text:style-name="Standard">Epoch: 10, Batch: 260, Avg. Loss: 5.868393276631832</text:p>
      <text:p text:style-name="Standard">Epoch: 10, Batch: 270, Avg. Loss: 6.0981937676668165</text:p>
      <text:p text:style-name="Standard">Epoch: 10, Batch: 280, Avg. Loss: 6.322652059793472</text:p>
      <text:p text:style-name="Standard">Epoch: 10, Batch: 290, Avg. Loss: 6.547583025693894</text:p>
      <text:p text:style-name="Standard">Epoch: 10, Batch: 300, Avg. Loss: 6.790339329838753</text:p>
      <text:p text:style-name="Standard">Epoch: 10, Batch: 310, Avg. Loss: 7.027751252055168</text:p>
      <text:p text:style-name="Standard">Epoch: 10, Batch: 320, Avg. Loss: 7.24853994846344</text:p>
      <text:p text:style-name="Standard">Epoch: 10, Batch: 330, Avg. Loss: 7.46961186081171</text:p>
      <text:p text:style-name="Standard">Epoch: 10, Batch: 340, Avg. Loss: 7.688313737511635</text:p>
      <text:p text:style-name="Standard">Epoch: 10, Batch: 350, Avg. Loss: 7.925593161582947</text:p>
      <text:p text:style-name="Standard">Epoch: 10, Batch: 360, Avg. Loss: 8.168273198604584</text:p>
      <text:p text:style-name="Standard">Epoch: 10, Batch: 370, Avg. Loss: 8.409139074385166</text:p>
      <text:p text:style-name="Standard">Epoch: 10, Batch: 380, Avg. Loss: 8.664824445545673</text:p>
      <text:p text:style-name="Standard">Epoch: 10, Batch: 390, Avg. Loss: 8.890140436589718</text:p>
      <text:p text:style-name="Standard">Epoch: 10, Batch: 400, Avg. Loss: 9.133573772013188</text:p>
      <text:p text:style-name="Standard">Epoch: 10, Batch: 410, Avg. Loss: 9.369595310091972</text:p>
      <text:p text:style-name="Standard">Epoch: 10, Batch: 420, Avg. Loss: 9.607457442581653</text:p>
      <text:p text:style-name="Standard">Epoch: 10, Batch: 430, Avg. Loss: 9.853278224170207</text:p>
      <text:p text:style-name="Standard">Epoch: 10, Batch: 440, Avg. Loss: 10.065607692301274</text:p>
      <text:p text:style-name="Standard">Epoch: 10, Batch: 450, Avg. Loss: 10.305293466150761</text:p>
      <text:p text:style-name="Standard">Epoch: 10, Batch: 460, Avg. Loss: 10.544233785569668</text:p>
      <text:p text:style-name="Standard">Epoch: 10, Batch: 470, Avg. Loss: 10.787690316140651</text:p>
      <text:p text:style-name="Standard">Epoch: 10, Batch: 480, Avg. Loss: 11.006860327720641</text:p>
      <text:p text:style-name="Standard">Epoch: 10, Batch: 490, Avg. Loss: 11.234798367321492</text:p>
      <text:p text:style-name="Standard">Epoch: 10, Batch: 500, Avg. Loss: 11.473559278249741</text:p>
      <text:p text:style-name="Standard">Epoch: 10, Batch: 510, Avg. Loss: 11.705372984707356</text:p>
      <text:p text:style-name="Standard">Epoch: 10, Batch: 520, Avg. Loss: 11.939424207806587</text:p>
      <text:p text:style-name="Standard">Epoch: 10, Batch: 530, Avg. Loss: 12.169990774989127</text:p>
      <text:p text:style-name="Standard">Epoch: 10, Batch: 540, Avg. Loss: 12.398533065617084</text:p>
      <text:p text:style-name="Standard"><text:soft-page-break/>Epoch: 10, Batch: 550, Avg. Loss: 12.627251373231411</text:p>
      <text:p text:style-name="Standard">Epoch: 10, Batch: 560, Avg. Loss: 12.856441545486451</text:p>
      <text:p text:style-name="Standard">Epoch: 10, Batch: 570, Avg. Loss: 13.084993779659271</text:p>
      <text:p text:style-name="Standard">Epoch: 10, Batch: 580, Avg. Loss: 13.311946545541286</text:p>
      <text:p text:style-name="Standard">Epoch: 10, Batch: 590, Avg. Loss: 13.535355572402477</text:p>
      <text:p text:style-name="Standard">Epoch: 10, Batch: 600, Avg. Loss: 13.769247502088547</text:p>
      <text:p text:style-name="Standard">Epoch: 10, Batch: 610, Avg. Loss: 14.01391064375639</text:p>
      <text:p text:style-name="Standard">Epoch: 10, Batch: 620, Avg. Loss: 14.23728726953268</text:p>
      <text:p text:style-name="Standard">Epoch: 10, Batch: 630, Avg. Loss: 14.456897781789303</text:p>
      <text:p text:style-name="Standard">Epoch: 10, Batch: 640, Avg. Loss: 14.672730068862439</text:p>
      <text:p text:style-name="Standard">Epoch: 10, Batch: 650, Avg. Loss: 14.90714463889599</text:p>
      <text:p text:style-name="Standard">Epoch: 10, Batch: 660, Avg. Loss: 15.139710630476475</text:p>
      <text:p text:style-name="Standard">Epoch: 10, Batch: 670, Avg. Loss: 15.361948262155057</text:p>
      <text:p text:style-name="Standard">Epoch: 10, Batch: 680, Avg. Loss: 15.596528306603432</text:p>
      <text:p text:style-name="Standard">Epoch: 10, Batch: 690, Avg. Loss: 15.823596414923667</text:p>
      <text:p text:style-name="Standard">Epoch: 10, Batch: 700, Avg. Loss: 16.05771540403366</text:p>
      <text:p text:style-name="Standard">Epoch: 10, Batch: 710, Avg. Loss: 16.28775037974119</text:p>
      <text:p text:style-name="Standard">Epoch: 10, Batch: 720, Avg. Loss: 16.53027840256691</text:p>
      <text:p text:style-name="Standard">Epoch: 10, Batch: 730, Avg. Loss: 16.76435377150774</text:p>
      <text:p text:style-name="Standard">Epoch: 10, Batch: 740, Avg. Loss: 16.991681744158267</text:p>
      <text:p text:style-name="Standard">Epoch: 10, Batch: 750, Avg. Loss: 17.23117316067219</text:p>
      <text:p text:style-name="Standard">Epoch: 10, Batch: 760, Avg. Loss: 17.480699928104876</text:p>
      <text:p text:style-name="Standard">Epoch: 10, Batch: 770, Avg. Loss: 17.708953100442887</text:p>
      <text:p text:style-name="Standard">Epoch: 10, Batch: 780, Avg. Loss: 17.95020294636488</text:p>
      <text:p text:style-name="Standard">Epoch: 10, Batch: 790, Avg. Loss: 18.19150941967964</text:p>
      <text:p text:style-name="Standard">Epoch: 10, Batch: 800, Avg. Loss: 18.434659560024738</text:p>
      <text:p text:style-name="Standard">Epoch: 10, Batch: 810, Avg. Loss: 18.67174857109785</text:p>
      <text:p text:style-name="Standard">Epoch: 10, Batch: 820, Avg. Loss: 18.917711171507836</text:p>
      <text:p text:style-name="Standard">Epoch: 10, Batch: 830, Avg. Loss: 19.165635788440703</text:p>
      <text:p text:style-name="Standard">Epoch: 10, Batch: 840, Avg. Loss: 19.39418405145407</text:p>
      <text:p text:style-name="Standard">Epoch: 10, Batch: 850, Avg. Loss: 19.632630801200868</text:p>
      <text:p text:style-name="Standard">Epoch: 10, Batch: 860, Avg. Loss: 19.87896721512079</text:p>
      <text:p text:style-name="Standard">Epoch: 10, Batch: 870, Avg. Loss: 20.096724981069563</text:p>
      <text:p text:style-name="Standard">Epoch: 10, Batch: 880, Avg. Loss: 20.34792278409004</text:p>
      <text:p text:style-name="Standard">Epoch: 10, Batch: 890, Avg. Loss: 20.574415466189386</text:p>
      <text:p text:style-name="Standard">Epoch: 10, Batch: 900, Avg. Loss: 20.817242640256882</text:p>
      <text:p text:style-name="Standard">Epoch: 10, Batch: 910, Avg. Loss: 21.050988025963306</text:p>
      <text:p text:style-name="Standard">Epoch: 10, Batch: 920, Avg. Loss: 21.281310653686525</text:p>
      <text:p text:style-name="Standard">Epoch: 10, Batch: 930, Avg. Loss: 21.528100883960725</text:p>
      <text:p text:style-name="Standard">Epoch: 10, Batch: 940, Avg. Loss: 21.749719534814357</text:p>
      <text:p text:style-name="Standard">Epoch: 10, Batch: 950, Avg. Loss: 22.001143309473992</text:p>
      <text:p text:style-name="Standard">Epoch: 10, Batch: 960, Avg. Loss: 22.238460484147073</text:p>
      <text:p text:style-name="Standard">Epoch: 10, Batch: 970, Avg. Loss: 22.485700753331184</text:p>
      <text:p text:style-name="Standard">Epoch: 10, Batch: 980, Avg. Loss: 22.72180850058794</text:p>
      <text:p text:style-name="Standard">Epoch: 10, Batch: 990, Avg. Loss: 22.961749252676963</text:p>
      <text:p text:style-name="Standard">Epoch: 10, Batch: 1000, Avg. Loss: 23.20337265431881</text:p>
      <text:p text:style-name="Standard">Epoch: 11, Batch: 10, Avg. Loss: 0.19953952431678773</text:p>
      <text:p text:style-name="Standard">Epoch: 11, Batch: 20, Avg. Loss: 0.4141899883747101</text:p>
      <text:p text:style-name="Standard">Epoch: 11, Batch: 30, Avg. Loss: 0.638751956820488</text:p>
      <text:p text:style-name="Standard"><text:soft-page-break/>Epoch: 11, Batch: 40, Avg. Loss: 0.9121726140379905</text:p>
      <text:p text:style-name="Standard">Epoch: 11, Batch: 50, Avg. Loss: 1.1317906111478806</text:p>
      <text:p text:style-name="Standard">Epoch: 11, Batch: 60, Avg. Loss: 1.3302614465355873</text:p>
      <text:p text:style-name="Standard">Epoch: 11, Batch: 70, Avg. Loss: 1.5598247557878495</text:p>
      <text:p text:style-name="Standard">Epoch: 11, Batch: 80, Avg. Loss: 1.7848133504390717</text:p>
      <text:p text:style-name="Standard">Epoch: 11, Batch: 90, Avg. Loss: 1.997240073978901</text:p>
      <text:p text:style-name="Standard">Epoch: 11, Batch: 100, Avg. Loss: 2.2065493687987328</text:p>
      <text:p text:style-name="Standard">Epoch: 11, Batch: 110, Avg. Loss: 2.431673602759838</text:p>
      <text:p text:style-name="Standard">Epoch: 11, Batch: 120, Avg. Loss: 2.6556110948324205</text:p>
      <text:p text:style-name="Standard">Epoch: 11, Batch: 130, Avg. Loss: 2.8740439623594285</text:p>
      <text:p text:style-name="Standard">Epoch: 11, Batch: 140, Avg. Loss: 3.109721650183201</text:p>
      <text:p text:style-name="Standard">Epoch: 11, Batch: 150, Avg. Loss: 3.3447339192032812</text:p>
      <text:p text:style-name="Standard">Epoch: 11, Batch: 160, Avg. Loss: 3.573166571557522</text:p>
      <text:p text:style-name="Standard">Epoch: 11, Batch: 170, Avg. Loss: 3.788591334223747</text:p>
      <text:p text:style-name="Standard">Epoch: 11, Batch: 180, Avg. Loss: 4.007948112487793</text:p>
      <text:p text:style-name="Standard">Epoch: 11, Batch: 190, Avg. Loss: 4.217096264660358</text:p>
      <text:p text:style-name="Standard">Epoch: 11, Batch: 200, Avg. Loss: 4.433565835654735</text:p>
      <text:p text:style-name="Standard">Epoch: 11, Batch: 210, Avg. Loss: 4.661128951609134</text:p>
      <text:p text:style-name="Standard">Epoch: 11, Batch: 220, Avg. Loss: 4.8749344274401665</text:p>
      <text:p text:style-name="Standard">Epoch: 11, Batch: 230, Avg. Loss: 5.090552754700184</text:p>
      <text:p text:style-name="Standard">Epoch: 11, Batch: 240, Avg. Loss: 5.314156197011471</text:p>
      <text:p text:style-name="Standard">Epoch: 11, Batch: 250, Avg. Loss: 5.524273587763309</text:p>
      <text:p text:style-name="Standard">Epoch: 11, Batch: 260, Avg. Loss: 5.735123178362846</text:p>
      <text:p text:style-name="Standard">Epoch: 11, Batch: 270, Avg. Loss: 5.953190699219704</text:p>
      <text:p text:style-name="Standard">Epoch: 11, Batch: 280, Avg. Loss: 6.162396347522735</text:p>
      <text:p text:style-name="Standard">Epoch: 11, Batch: 290, Avg. Loss: 6.396523204445839</text:p>
      <text:p text:style-name="Standard">Epoch: 11, Batch: 300, Avg. Loss: 6.613428331911564</text:p>
      <text:p text:style-name="Standard">Epoch: 11, Batch: 310, Avg. Loss: 6.832254704833031</text:p>
      <text:p text:style-name="Standard">Epoch: 11, Batch: 320, Avg. Loss: 7.03793171197176</text:p>
      <text:p text:style-name="Standard">Epoch: 11, Batch: 330, Avg. Loss: 7.233667461574077</text:p>
      <text:p text:style-name="Standard">Epoch: 11, Batch: 340, Avg. Loss: 7.451355758309364</text:p>
      <text:p text:style-name="Standard">Epoch: 11, Batch: 350, Avg. Loss: 7.6650395289063455</text:p>
      <text:p text:style-name="Standard">Epoch: 11, Batch: 360, Avg. Loss: 7.874198697507381</text:p>
      <text:p text:style-name="Standard">Epoch: 11, Batch: 370, Avg. Loss: 8.086582154035568</text:p>
      <text:p text:style-name="Standard">Epoch: 11, Batch: 380, Avg. Loss: 8.307545614242553</text:p>
      <text:p text:style-name="Standard">Epoch: 11, Batch: 390, Avg. Loss: 8.544450017809869</text:p>
      <text:p text:style-name="Standard">Epoch: 11, Batch: 400, Avg. Loss: 8.768851679563522</text:p>
      <text:p text:style-name="Standard">Epoch: 11, Batch: 410, Avg. Loss: 8.984863343834878</text:p>
      <text:p text:style-name="Standard">Epoch: 11, Batch: 420, Avg. Loss: 9.19444386214018</text:p>
      <text:p text:style-name="Standard">Epoch: 11, Batch: 430, Avg. Loss: 9.412085407972336</text:p>
      <text:p text:style-name="Standard">Epoch: 11, Batch: 440, Avg. Loss: 9.638991406559944</text:p>
      <text:p text:style-name="Standard">Epoch: 11, Batch: 450, Avg. Loss: 9.858624878525735</text:p>
      <text:p text:style-name="Standard">Epoch: 11, Batch: 460, Avg. Loss: 10.079386338591576</text:p>
      <text:p text:style-name="Standard">Epoch: 11, Batch: 470, Avg. Loss: 10.304674218595029</text:p>
      <text:p text:style-name="Standard">Epoch: 11, Batch: 480, Avg. Loss: 10.525121423602105</text:p>
      <text:p text:style-name="Standard">Epoch: 11, Batch: 490, Avg. Loss: 10.750925068557262</text:p>
      <text:p text:style-name="Standard">Epoch: 11, Batch: 500, Avg. Loss: 10.988476380705833</text:p>
      <text:p text:style-name="Standard">Epoch: 11, Batch: 510, Avg. Loss: 11.208193656802177</text:p>
      <text:p text:style-name="Standard">Epoch: 11, Batch: 520, Avg. Loss: 11.418570986390113</text:p>
      <text:p text:style-name="Standard"><text:soft-page-break/>Epoch: 11, Batch: 530, Avg. Loss: 11.645372051000596</text:p>
      <text:p text:style-name="Standard">Epoch: 11, Batch: 540, Avg. Loss: 11.860212847590446</text:p>
      <text:p text:style-name="Standard">Epoch: 11, Batch: 550, Avg. Loss: 12.07572149336338</text:p>
      <text:p text:style-name="Standard">Epoch: 11, Batch: 560, Avg. Loss: 12.306643314659595</text:p>
      <text:p text:style-name="Standard">Epoch: 11, Batch: 570, Avg. Loss: 12.549008229374886</text:p>
      <text:p text:style-name="Standard">Epoch: 11, Batch: 580, Avg. Loss: 12.762932983040809</text:p>
      <text:p text:style-name="Standard">Epoch: 11, Batch: 590, Avg. Loss: 12.999371056258678</text:p>
      <text:p text:style-name="Standard">Epoch: 11, Batch: 600, Avg. Loss: 13.234538978338241</text:p>
      <text:p text:style-name="Standard">Epoch: 11, Batch: 610, Avg. Loss: 13.464729870855809</text:p>
      <text:p text:style-name="Standard">Epoch: 11, Batch: 620, Avg. Loss: 13.687517592310906</text:p>
      <text:p text:style-name="Standard">Epoch: 11, Batch: 630, Avg. Loss: 13.910216100513935</text:p>
      <text:p text:style-name="Standard">Epoch: 11, Batch: 640, Avg. Loss: 14.134862154722214</text:p>
      <text:p text:style-name="Standard">Epoch: 11, Batch: 650, Avg. Loss: 14.344352303445339</text:p>
      <text:p text:style-name="Standard">Epoch: 11, Batch: 660, Avg. Loss: 14.554731957614422</text:p>
      <text:p text:style-name="Standard">Epoch: 11, Batch: 670, Avg. Loss: 14.761260806024074</text:p>
      <text:p text:style-name="Standard">Epoch: 11, Batch: 680, Avg. Loss: 14.988463115692138</text:p>
      <text:p text:style-name="Standard">Epoch: 11, Batch: 690, Avg. Loss: 15.20459569990635</text:p>
      <text:p text:style-name="Standard">Epoch: 11, Batch: 700, Avg. Loss: 15.428285664319992</text:p>
      <text:p text:style-name="Standard">Epoch: 11, Batch: 710, Avg. Loss: 15.64300969839096</text:p>
      <text:p text:style-name="Standard">Epoch: 11, Batch: 720, Avg. Loss: 15.869125278294087</text:p>
      <text:p text:style-name="Standard">Epoch: 11, Batch: 730, Avg. Loss: 16.07807713150978</text:p>
      <text:p text:style-name="Standard">Epoch: 11, Batch: 740, Avg. Loss: 16.314569847285746</text:p>
      <text:p text:style-name="Standard">Epoch: 11, Batch: 750, Avg. Loss: 16.523873902857304</text:p>
      <text:p text:style-name="Standard">Epoch: 11, Batch: 760, Avg. Loss: 16.749136224389076</text:p>
      <text:p text:style-name="Standard">Epoch: 11, Batch: 770, Avg. Loss: 16.966782255470754</text:p>
      <text:p text:style-name="Standard">Epoch: 11, Batch: 780, Avg. Loss: 17.17290266305208</text:p>
      <text:p text:style-name="Standard">Epoch: 11, Batch: 790, Avg. Loss: 17.397114634513855</text:p>
      <text:p text:style-name="Standard">Epoch: 11, Batch: 800, Avg. Loss: 17.614854794740676</text:p>
      <text:p text:style-name="Standard">Epoch: 11, Batch: 810, Avg. Loss: 17.831072881817818</text:p>
      <text:p text:style-name="Standard">Epoch: 11, Batch: 820, Avg. Loss: 18.04558775573969</text:p>
      <text:p text:style-name="Standard">Epoch: 11, Batch: 830, Avg. Loss: 18.278062051534654</text:p>
      <text:p text:style-name="Standard">Epoch: 11, Batch: 840, Avg. Loss: 18.476269610226154</text:p>
      <text:p text:style-name="Standard">Epoch: 11, Batch: 850, Avg. Loss: 18.69224805086851</text:p>
      <text:p text:style-name="Standard">Epoch: 11, Batch: 860, Avg. Loss: 18.91387869119644</text:p>
      <text:p text:style-name="Standard">Epoch: 11, Batch: 870, Avg. Loss: 19.13056503981352</text:p>
      <text:p text:style-name="Standard">Epoch: 11, Batch: 880, Avg. Loss: 19.37210147231817</text:p>
      <text:p text:style-name="Standard">Epoch: 11, Batch: 890, Avg. Loss: 19.59764102846384</text:p>
      <text:p text:style-name="Standard">Epoch: 11, Batch: 900, Avg. Loss: 19.809357276558877</text:p>
      <text:p text:style-name="Standard">Epoch: 11, Batch: 910, Avg. Loss: 20.060759414732455</text:p>
      <text:p text:style-name="Standard">Epoch: 11, Batch: 920, Avg. Loss: 20.278258496522902</text:p>
      <text:p text:style-name="Standard">Epoch: 11, Batch: 930, Avg. Loss: 20.504564736783504</text:p>
      <text:p text:style-name="Standard">Epoch: 11, Batch: 940, Avg. Loss: 20.7338179692626</text:p>
      <text:p text:style-name="Standard">Epoch: 11, Batch: 950, Avg. Loss: 20.96923498660326</text:p>
      <text:p text:style-name="Standard">Epoch: 11, Batch: 960, Avg. Loss: 21.191365285217763</text:p>
      <text:p text:style-name="Standard">Epoch: 11, Batch: 970, Avg. Loss: 21.413019427657126</text:p>
      <text:p text:style-name="Standard">Epoch: 11, Batch: 980, Avg. Loss: 21.636539024114608</text:p>
      <text:p text:style-name="Standard">Epoch: 11, Batch: 990, Avg. Loss: 21.858512480556964</text:p>
      <text:p text:style-name="Standard">Epoch: 11, Batch: 1000, Avg. Loss: 22.06799817085266</text:p>
      <text:p text:style-name="Standard">Epoch: 12, Batch: 10, Avg. Loss: 0.20916041135787963</text:p>
      <text:p text:style-name="Standard"><text:soft-page-break/>Epoch: 12, Batch: 20, Avg. Loss: 0.4226680397987366</text:p>
      <text:p text:style-name="Standard">Epoch: 12, Batch: 30, Avg. Loss: 0.6332976892590523</text:p>
      <text:p text:style-name="Standard">Epoch: 12, Batch: 40, Avg. Loss: 0.8341371148824692</text:p>
      <text:p text:style-name="Standard">Epoch: 12, Batch: 50, Avg. Loss: 1.061447362601757</text:p>
      <text:p text:style-name="Standard">Epoch: 12, Batch: 60, Avg. Loss: 1.2806690454483032</text:p>
      <text:p text:style-name="Standard">Epoch: 12, Batch: 70, Avg. Loss: 1.494751586019993</text:p>
      <text:p text:style-name="Standard">Epoch: 12, Batch: 80, Avg. Loss: 1.706865133345127</text:p>
      <text:p text:style-name="Standard">Epoch: 12, Batch: 90, Avg. Loss: 1.9067060485482217</text:p>
      <text:p text:style-name="Standard">Epoch: 12, Batch: 100, Avg. Loss: 2.1034256175160406</text:p>
      <text:p text:style-name="Standard">Epoch: 12, Batch: 110, Avg. Loss: 2.3031774312257767</text:p>
      <text:p text:style-name="Standard">Epoch: 12, Batch: 120, Avg. Loss: 2.495818521082401</text:p>
      <text:p text:style-name="Standard">Epoch: 12, Batch: 130, Avg. Loss: 2.6866181537508966</text:p>
      <text:p text:style-name="Standard">Epoch: 12, Batch: 140, Avg. Loss: 2.8782181471586226</text:p>
      <text:p text:style-name="Standard">Epoch: 12, Batch: 150, Avg. Loss: 3.05829376578331</text:p>
      <text:p text:style-name="Standard">Epoch: 12, Batch: 160, Avg. Loss: 3.2474845573306084</text:p>
      <text:p text:style-name="Standard">Epoch: 12, Batch: 170, Avg. Loss: 3.432695668935776</text:p>
      <text:p text:style-name="Standard">Epoch: 12, Batch: 180, Avg. Loss: 3.63017156124115</text:p>
      <text:p text:style-name="Standard">Epoch: 12, Batch: 190, Avg. Loss: 3.8275544971227644</text:p>
      <text:p text:style-name="Standard">Epoch: 12, Batch: 200, Avg. Loss: 4.012907108664512</text:p>
      <text:p text:style-name="Standard">Epoch: 12, Batch: 210, Avg. Loss: 4.208895947039127</text:p>
      <text:p text:style-name="Standard">Epoch: 12, Batch: 220, Avg. Loss: 4.3955183401703835</text:p>
      <text:p text:style-name="Standard">Epoch: 12, Batch: 230, Avg. Loss: 4.591508939862251</text:p>
      <text:p text:style-name="Standard">Epoch: 12, Batch: 240, Avg. Loss: 4.790114100277424</text:p>
      <text:p text:style-name="Standard">Epoch: 12, Batch: 250, Avg. Loss: 4.9957045763731</text:p>
      <text:p text:style-name="Standard">Epoch: 12, Batch: 260, Avg. Loss: 5.189415709674359</text:p>
      <text:p text:style-name="Standard">Epoch: 12, Batch: 270, Avg. Loss: 5.391914185881615</text:p>
      <text:p text:style-name="Standard">Epoch: 12, Batch: 280, Avg. Loss: 5.5854435309767725</text:p>
      <text:p text:style-name="Standard">Epoch: 12, Batch: 290, Avg. Loss: 5.772462566196919</text:p>
      <text:p text:style-name="Standard">Epoch: 12, Batch: 300, Avg. Loss: 5.9812351480126384</text:p>
      <text:p text:style-name="Standard">Epoch: 12, Batch: 310, Avg. Loss: 6.173129247128964</text:p>
      <text:p text:style-name="Standard">Epoch: 12, Batch: 320, Avg. Loss: 6.3613755196332935</text:p>
      <text:p text:style-name="Standard">Epoch: 12, Batch: 330, Avg. Loss: 6.56719592064619</text:p>
      <text:p text:style-name="Standard">Epoch: 12, Batch: 340, Avg. Loss: 6.7752205461263655</text:p>
      <text:p text:style-name="Standard">Epoch: 12, Batch: 350, Avg. Loss: 6.997979013621807</text:p>
      <text:p text:style-name="Standard">Epoch: 12, Batch: 360, Avg. Loss: 7.215069009363651</text:p>
      <text:p text:style-name="Standard">Epoch: 12, Batch: 370, Avg. Loss: 7.4546756654977795</text:p>
      <text:p text:style-name="Standard">Epoch: 12, Batch: 380, Avg. Loss: 7.695142431557178</text:p>
      <text:p text:style-name="Standard">Epoch: 12, Batch: 390, Avg. Loss: 7.917501519620418</text:p>
      <text:p text:style-name="Standard">Epoch: 12, Batch: 400, Avg. Loss: 8.122601361572743</text:p>
      <text:p text:style-name="Standard">Epoch: 12, Batch: 410, Avg. Loss: 8.343873944878577</text:p>
      <text:p text:style-name="Standard">Epoch: 12, Batch: 420, Avg. Loss: 8.534567837417125</text:p>
      <text:p text:style-name="Standard">Epoch: 12, Batch: 430, Avg. Loss: 8.737853783369065</text:p>
      <text:p text:style-name="Standard">Epoch: 12, Batch: 440, Avg. Loss: 8.949000643193722</text:p>
      <text:p text:style-name="Standard">Epoch: 12, Batch: 450, Avg. Loss: 9.154661002755166</text:p>
      <text:p text:style-name="Standard">Epoch: 12, Batch: 460, Avg. Loss: 9.356321559846402</text:p>
      <text:p text:style-name="Standard">Epoch: 12, Batch: 470, Avg. Loss: 9.553867031633853</text:p>
      <text:p text:style-name="Standard">Epoch: 12, Batch: 480, Avg. Loss: 9.77329967468977</text:p>
      <text:p text:style-name="Standard">Epoch: 12, Batch: 490, Avg. Loss: 9.984472343325615</text:p>
      <text:p text:style-name="Standard">Epoch: 12, Batch: 500, Avg. Loss: 10.200926221907139</text:p>
      <text:p text:style-name="Standard"><text:soft-page-break/>Epoch: 12, Batch: 510, Avg. Loss: 10.422264881432056</text:p>
      <text:p text:style-name="Standard">Epoch: 12, Batch: 520, Avg. Loss: 10.633490759134293</text:p>
      <text:p text:style-name="Standard">Epoch: 12, Batch: 530, Avg. Loss: 10.836875762045384</text:p>
      <text:p text:style-name="Standard">Epoch: 12, Batch: 540, Avg. Loss: 11.048792989552021</text:p>
      <text:p text:style-name="Standard">Epoch: 12, Batch: 550, Avg. Loss: 11.252056911587715</text:p>
      <text:p text:style-name="Standard">Epoch: 12, Batch: 560, Avg. Loss: 11.4446475610137</text:p>
      <text:p text:style-name="Standard">Epoch: 12, Batch: 570, Avg. Loss: 11.647111709415913</text:p>
      <text:p text:style-name="Standard">Epoch: 12, Batch: 580, Avg. Loss: 11.854750764369964</text:p>
      <text:p text:style-name="Standard">Epoch: 12, Batch: 590, Avg. Loss: 12.064115753769874</text:p>
      <text:p text:style-name="Standard">Epoch: 12, Batch: 600, Avg. Loss: 12.253378354012966</text:p>
      <text:p text:style-name="Standard">Epoch: 12, Batch: 610, Avg. Loss: 12.472018444538117</text:p>
      <text:p text:style-name="Standard">Epoch: 12, Batch: 620, Avg. Loss: 12.681161160767079</text:p>
      <text:p text:style-name="Standard">Epoch: 12, Batch: 630, Avg. Loss: 12.872852148115635</text:p>
      <text:p text:style-name="Standard">Epoch: 12, Batch: 640, Avg. Loss: 13.096320536732673</text:p>
      <text:p text:style-name="Standard">Epoch: 12, Batch: 650, Avg. Loss: 13.302876678109168</text:p>
      <text:p text:style-name="Standard">Epoch: 12, Batch: 660, Avg. Loss: 13.526863959431648</text:p>
      <text:p text:style-name="Standard">Epoch: 12, Batch: 670, Avg. Loss: 13.720450367033482</text:p>
      <text:p text:style-name="Standard">Epoch: 12, Batch: 680, Avg. Loss: 13.94272735118866</text:p>
      <text:p text:style-name="Standard">Epoch: 12, Batch: 690, Avg. Loss: 14.143954291939735</text:p>
      <text:p text:style-name="Standard">Epoch: 12, Batch: 700, Avg. Loss: 14.3700492978096</text:p>
      <text:p text:style-name="Standard">Epoch: 12, Batch: 710, Avg. Loss: 14.56987618356943</text:p>
      <text:p text:style-name="Standard">Epoch: 12, Batch: 720, Avg. Loss: 14.795107416808605</text:p>
      <text:p text:style-name="Standard">Epoch: 12, Batch: 730, Avg. Loss: 15.004954358935356</text:p>
      <text:p text:style-name="Standard">Epoch: 12, Batch: 740, Avg. Loss: 15.195639033615588</text:p>
      <text:p text:style-name="Standard">Epoch: 12, Batch: 750, Avg. Loss: 15.394783933460712</text:p>
      <text:p text:style-name="Standard">Epoch: 12, Batch: 760, Avg. Loss: 15.628057233989239</text:p>
      <text:p text:style-name="Standard">Epoch: 12, Batch: 770, Avg. Loss: 15.838221062719821</text:p>
      <text:p text:style-name="Standard">Epoch: 12, Batch: 780, Avg. Loss: 16.05624055415392</text:p>
      <text:p text:style-name="Standard">Epoch: 12, Batch: 790, Avg. Loss: 16.290644840896128</text:p>
      <text:p text:style-name="Standard">Epoch: 12, Batch: 800, Avg. Loss: 16.50273585319519</text:p>
      <text:p text:style-name="Standard">Epoch: 12, Batch: 810, Avg. Loss: 16.717404763400555</text:p>
      <text:p text:style-name="Standard">Epoch: 12, Batch: 820, Avg. Loss: 16.928023736178876</text:p>
      <text:p text:style-name="Standard">Epoch: 12, Batch: 830, Avg. Loss: 17.15480604916811</text:p>
      <text:p text:style-name="Standard">Epoch: 12, Batch: 840, Avg. Loss: 17.36683344691992</text:p>
      <text:p text:style-name="Standard">Epoch: 12, Batch: 850, Avg. Loss: 17.56160983145237</text:p>
      <text:p text:style-name="Standard">Epoch: 12, Batch: 860, Avg. Loss: 17.76662488281727</text:p>
      <text:p text:style-name="Standard">Epoch: 12, Batch: 870, Avg. Loss: 18.003700824081896</text:p>
      <text:p text:style-name="Standard">Epoch: 12, Batch: 880, Avg. Loss: 18.23767143189907</text:p>
      <text:p text:style-name="Standard">Epoch: 12, Batch: 890, Avg. Loss: 18.4807879537344</text:p>
      <text:p text:style-name="Standard">Epoch: 12, Batch: 900, Avg. Loss: 18.707458345592023</text:p>
      <text:p text:style-name="Standard">Epoch: 12, Batch: 910, Avg. Loss: 18.920880217850208</text:p>
      <text:p text:style-name="Standard">Epoch: 12, Batch: 920, Avg. Loss: 19.15536320209503</text:p>
      <text:p text:style-name="Standard">Epoch: 12, Batch: 930, Avg. Loss: 19.37575271576643</text:p>
      <text:p text:style-name="Standard">Epoch: 12, Batch: 940, Avg. Loss: 19.581142961978912</text:p>
      <text:p text:style-name="Standard">Epoch: 12, Batch: 950, Avg. Loss: 19.79034181833267</text:p>
      <text:p text:style-name="Standard">Epoch: 12, Batch: 960, Avg. Loss: 20.016130881011485</text:p>
      <text:p text:style-name="Standard">Epoch: 12, Batch: 970, Avg. Loss: 20.226616770029068</text:p>
      <text:p text:style-name="Standard">Epoch: 12, Batch: 980, Avg. Loss: 20.434561966359617</text:p>
      <text:p text:style-name="Standard">Epoch: 12, Batch: 990, Avg. Loss: 20.656975281238555</text:p>
      <text:p text:style-name="Standard"><text:soft-page-break/>Epoch: 12, Batch: 1000, Avg. Loss: 20.88593791425228</text:p>
      <text:p text:style-name="Standard">Epoch: 13, Batch: 10, Avg. Loss: 0.17138180881738663</text:p>
      <text:p text:style-name="Standard">Epoch: 13, Batch: 20, Avg. Loss: 0.35020100474357607</text:p>
      <text:p text:style-name="Standard">Epoch: 13, Batch: 30, Avg. Loss: 0.5288894057273865</text:p>
      <text:p text:style-name="Standard">Epoch: 13, Batch: 40, Avg. Loss: 0.7024192616343499</text:p>
      <text:p text:style-name="Standard">Epoch: 13, Batch: 50, Avg. Loss: 0.8900171324610711</text:p>
      <text:p text:style-name="Standard">Epoch: 13, Batch: 60, Avg. Loss: 1.0604977950453758</text:p>
      <text:p text:style-name="Standard">Epoch: 13, Batch: 70, Avg. Loss: 1.246415412425995</text:p>
      <text:p text:style-name="Standard">Epoch: 13, Batch: 80, Avg. Loss: 1.4269563257694244</text:p>
      <text:p text:style-name="Standard">Epoch: 13, Batch: 90, Avg. Loss: 1.6034797787666322</text:p>
      <text:p text:style-name="Standard">Epoch: 13, Batch: 100, Avg. Loss: 1.7833221897482872</text:p>
      <text:p text:style-name="Standard">Epoch: 13, Batch: 110, Avg. Loss: 1.9595972165465354</text:p>
      <text:p text:style-name="Standard">Epoch: 13, Batch: 120, Avg. Loss: 2.1382810056209562</text:p>
      <text:p text:style-name="Standard">Epoch: 13, Batch: 130, Avg. Loss: 2.3154735818505285</text:p>
      <text:p text:style-name="Standard">Epoch: 13, Batch: 140, Avg. Loss: 2.4925002679228783</text:p>
      <text:p text:style-name="Standard">Epoch: 13, Batch: 150, Avg. Loss: 2.6827016443014147</text:p>
      <text:p text:style-name="Standard">Epoch: 13, Batch: 160, Avg. Loss: 2.8750660002231596</text:p>
      <text:p text:style-name="Standard">Epoch: 13, Batch: 170, Avg. Loss: 3.066418540477753</text:p>
      <text:p text:style-name="Standard">Epoch: 13, Batch: 180, Avg. Loss: 3.27597071826458</text:p>
      <text:p text:style-name="Standard">Epoch: 13, Batch: 190, Avg. Loss: 3.4743432655930517</text:p>
      <text:p text:style-name="Standard">Epoch: 13, Batch: 200, Avg. Loss: 3.675388440489769</text:p>
      <text:p text:style-name="Standard">Epoch: 13, Batch: 210, Avg. Loss: 3.859035502374172</text:p>
      <text:p text:style-name="Standard">Epoch: 13, Batch: 220, Avg. Loss: 4.047582318633795</text:p>
      <text:p text:style-name="Standard">Epoch: 13, Batch: 230, Avg. Loss: 4.232454349845648</text:p>
      <text:p text:style-name="Standard">Epoch: 13, Batch: 240, Avg. Loss: 4.405859156697988</text:p>
      <text:p text:style-name="Standard">Epoch: 13, Batch: 250, Avg. Loss: 4.589520525187254</text:p>
      <text:p text:style-name="Standard">Epoch: 13, Batch: 260, Avg. Loss: 4.767629236727953</text:p>
      <text:p text:style-name="Standard">Epoch: 13, Batch: 270, Avg. Loss: 4.945689576119184</text:p>
      <text:p text:style-name="Standard">Epoch: 13, Batch: 280, Avg. Loss: 5.131015487760306</text:p>
      <text:p text:style-name="Standard">Epoch: 13, Batch: 290, Avg. Loss: 5.2972695924341675</text:p>
      <text:p text:style-name="Standard">Epoch: 13, Batch: 300, Avg. Loss: 5.469166722893715</text:p>
      <text:p text:style-name="Standard">Epoch: 13, Batch: 310, Avg. Loss: 5.642139294743538</text:p>
      <text:p text:style-name="Standard">Epoch: 13, Batch: 320, Avg. Loss: 5.828105393052101</text:p>
      <text:p text:style-name="Standard">Epoch: 13, Batch: 330, Avg. Loss: 6.005985933542251</text:p>
      <text:p text:style-name="Standard">Epoch: 13, Batch: 340, Avg. Loss: 6.206815421581268</text:p>
      <text:p text:style-name="Standard">Epoch: 13, Batch: 350, Avg. Loss: 6.3971154823899266</text:p>
      <text:p text:style-name="Standard">Epoch: 13, Batch: 360, Avg. Loss: 6.586667981743813</text:p>
      <text:p text:style-name="Standard">Epoch: 13, Batch: 370, Avg. Loss: 6.768798524141312</text:p>
      <text:p text:style-name="Standard">Epoch: 13, Batch: 380, Avg. Loss: 6.9668129369616505</text:p>
      <text:p text:style-name="Standard">Epoch: 13, Batch: 390, Avg. Loss: 7.156821577250957</text:p>
      <text:p text:style-name="Standard">Epoch: 13, Batch: 400, Avg. Loss: 7.330757609009742</text:p>
      <text:p text:style-name="Standard">Epoch: 13, Batch: 410, Avg. Loss: 7.516943927109241</text:p>
      <text:p text:style-name="Standard">Epoch: 13, Batch: 420, Avg. Loss: 7.706614378094673</text:p>
      <text:p text:style-name="Standard">Epoch: 13, Batch: 430, Avg. Loss: 7.887958687543869</text:p>
      <text:p text:style-name="Standard">Epoch: 13, Batch: 440, Avg. Loss: 8.081262429058551</text:p>
      <text:p text:style-name="Standard">Epoch: 13, Batch: 450, Avg. Loss: 8.272942428290843</text:p>
      <text:p text:style-name="Standard">Epoch: 13, Batch: 460, Avg. Loss: 8.477524274587632</text:p>
      <text:p text:style-name="Standard">Epoch: 13, Batch: 470, Avg. Loss: 8.662628346681595</text:p>
      <text:p text:style-name="Standard">Epoch: 13, Batch: 480, Avg. Loss: 8.861812770366669</text:p>
      <text:p text:style-name="Standard"><text:soft-page-break/>Epoch: 13, Batch: 490, Avg. Loss: 9.055756703019142</text:p>
      <text:p text:style-name="Standard">Epoch: 13, Batch: 500, Avg. Loss: 9.249121724069118</text:p>
      <text:p text:style-name="Standard">Epoch: 13, Batch: 510, Avg. Loss: 9.433901274204255</text:p>
      <text:p text:style-name="Standard">Epoch: 13, Batch: 520, Avg. Loss: 9.620554992556572</text:p>
      <text:p text:style-name="Standard">Epoch: 13, Batch: 530, Avg. Loss: 9.81042301505804</text:p>
      <text:p text:style-name="Standard">Epoch: 13, Batch: 540, Avg. Loss: 9.98447937220335</text:p>
      <text:p text:style-name="Standard">Epoch: 13, Batch: 550, Avg. Loss: 10.177820451557636</text:p>
      <text:p text:style-name="Standard">Epoch: 13, Batch: 560, Avg. Loss: 10.365227994322776</text:p>
      <text:p text:style-name="Standard">Epoch: 13, Batch: 570, Avg. Loss: 10.55566692352295</text:p>
      <text:p text:style-name="Standard">Epoch: 13, Batch: 580, Avg. Loss: 10.731088000535966</text:p>
      <text:p text:style-name="Standard">Epoch: 13, Batch: 590, Avg. Loss: 10.920417922735215</text:p>
      <text:p text:style-name="Standard">Epoch: 13, Batch: 600, Avg. Loss: 11.112458147108555</text:p>
      <text:p text:style-name="Standard">Epoch: 13, Batch: 610, Avg. Loss: 11.302890203893185</text:p>
      <text:p text:style-name="Standard">Epoch: 13, Batch: 620, Avg. Loss: 11.509472891688347</text:p>
      <text:p text:style-name="Standard">Epoch: 13, Batch: 630, Avg. Loss: 11.71567549109459</text:p>
      <text:p text:style-name="Standard">Epoch: 13, Batch: 640, Avg. Loss: 11.906598727405072</text:p>
      <text:p text:style-name="Standard">Epoch: 13, Batch: 650, Avg. Loss: 12.094446782767772</text:p>
      <text:p text:style-name="Standard">Epoch: 13, Batch: 660, Avg. Loss: 12.291956757009029</text:p>
      <text:p text:style-name="Standard">Epoch: 13, Batch: 670, Avg. Loss: 12.507580953836442</text:p>
      <text:p text:style-name="Standard">Epoch: 13, Batch: 680, Avg. Loss: 12.728963778913021</text:p>
      <text:p text:style-name="Standard">Epoch: 13, Batch: 690, Avg. Loss: 12.924316640198231</text:p>
      <text:p text:style-name="Standard">Epoch: 13, Batch: 700, Avg. Loss: 13.124212458729744</text:p>
      <text:p text:style-name="Standard">Epoch: 13, Batch: 710, Avg. Loss: 13.322147735953331</text:p>
      <text:p text:style-name="Standard">Epoch: 13, Batch: 720, Avg. Loss: 13.51151737868786</text:p>
      <text:p text:style-name="Standard">Epoch: 13, Batch: 730, Avg. Loss: 13.70494348704815</text:p>
      <text:p text:style-name="Standard">Epoch: 13, Batch: 740, Avg. Loss: 13.899877198040485</text:p>
      <text:p text:style-name="Standard">Epoch: 13, Batch: 750, Avg. Loss: 14.08452525883913</text:p>
      <text:p text:style-name="Standard">Epoch: 13, Batch: 760, Avg. Loss: 14.270808596909045</text:p>
      <text:p text:style-name="Standard">Epoch: 13, Batch: 770, Avg. Loss: 14.469779060781002</text:p>
      <text:p text:style-name="Standard">Epoch: 13, Batch: 780, Avg. Loss: 14.657778769731522</text:p>
      <text:p text:style-name="Standard">Epoch: 13, Batch: 790, Avg. Loss: 14.860169406235219</text:p>
      <text:p text:style-name="Standard">Epoch: 13, Batch: 800, Avg. Loss: 15.07405342310667</text:p>
      <text:p text:style-name="Standard">Epoch: 13, Batch: 810, Avg. Loss: 15.28318609893322</text:p>
      <text:p text:style-name="Standard">Epoch: 13, Batch: 820, Avg. Loss: 15.474022951722144</text:p>
      <text:p text:style-name="Standard">Epoch: 13, Batch: 830, Avg. Loss: 15.657063065469265</text:p>
      <text:p text:style-name="Standard">Epoch: 13, Batch: 840, Avg. Loss: 15.870706090331078</text:p>
      <text:p text:style-name="Standard">Epoch: 13, Batch: 850, Avg. Loss: 16.072068813443185</text:p>
      <text:p text:style-name="Standard">Epoch: 13, Batch: 860, Avg. Loss: 16.273133082687856</text:p>
      <text:p text:style-name="Standard">Epoch: 13, Batch: 870, Avg. Loss: 16.466229355335237</text:p>
      <text:p text:style-name="Standard">Epoch: 13, Batch: 880, Avg. Loss: 16.655265375971794</text:p>
      <text:p text:style-name="Standard">Epoch: 13, Batch: 890, Avg. Loss: 16.846769872307778</text:p>
      <text:p text:style-name="Standard">Epoch: 13, Batch: 900, Avg. Loss: 17.043677365779878</text:p>
      <text:p text:style-name="Standard">Epoch: 13, Batch: 910, Avg. Loss: 17.238516131043433</text:p>
      <text:p text:style-name="Standard">Epoch: 13, Batch: 920, Avg. Loss: 17.433433356881142</text:p>
      <text:p text:style-name="Standard">Epoch: 13, Batch: 930, Avg. Loss: 17.625497801601888</text:p>
      <text:p text:style-name="Standard">Epoch: 13, Batch: 940, Avg. Loss: 17.81416571587324</text:p>
      <text:p text:style-name="Standard">Epoch: 13, Batch: 950, Avg. Loss: 18.023500786721705</text:p>
      <text:p text:style-name="Standard">Epoch: 13, Batch: 960, Avg. Loss: 18.21122414916754</text:p>
      <text:p text:style-name="Standard">Epoch: 13, Batch: 970, Avg. Loss: 18.41424348205328</text:p>
      <text:p text:style-name="Standard"><text:soft-page-break/>Epoch: 13, Batch: 980, Avg. Loss: 18.608095456659793</text:p>
      <text:p text:style-name="Standard">Epoch: 13, Batch: 990, Avg. Loss: 18.811440305411814</text:p>
      <text:p text:style-name="Standard">Epoch: 13, Batch: 1000, Avg. Loss: 19.01746543943882</text:p>
      <text:p text:style-name="Standard">Epoch: 14, Batch: 10, Avg. Loss: 0.1866225093603134</text:p>
      <text:p text:style-name="Standard">Epoch: 14, Batch: 20, Avg. Loss: 0.35125158727169037</text:p>
      <text:p text:style-name="Standard">Epoch: 14, Batch: 30, Avg. Loss: 0.5179000645875931</text:p>
      <text:p text:style-name="Standard">Epoch: 14, Batch: 40, Avg. Loss: 0.6736887380480766</text:p>
      <text:p text:style-name="Standard">Epoch: 14, Batch: 50, Avg. Loss: 0.8355545103549957</text:p>
      <text:p text:style-name="Standard">Epoch: 14, Batch: 60, Avg. Loss: 0.9997369036078453</text:p>
      <text:p text:style-name="Standard">Epoch: 14, Batch: 70, Avg. Loss: 1.1688630625605583</text:p>
      <text:p text:style-name="Standard">Epoch: 14, Batch: 80, Avg. Loss: 1.3319639459252357</text:p>
      <text:p text:style-name="Standard">Epoch: 14, Batch: 90, Avg. Loss: 1.486167921870947</text:p>
      <text:p text:style-name="Standard">Epoch: 14, Batch: 100, Avg. Loss: 1.6537637315690517</text:p>
      <text:p text:style-name="Standard">Epoch: 14, Batch: 110, Avg. Loss: 1.8332140885293484</text:p>
      <text:p text:style-name="Standard">Epoch: 14, Batch: 120, Avg. Loss: 1.993664561212063</text:p>
      <text:p text:style-name="Standard">Epoch: 14, Batch: 130, Avg. Loss: 2.163384036719799</text:p>
      <text:p text:style-name="Standard">Epoch: 14, Batch: 140, Avg. Loss: 2.350413018465042</text:p>
      <text:p text:style-name="Standard">Epoch: 14, Batch: 150, Avg. Loss: 2.559478038549423</text:p>
      <text:p text:style-name="Standard">Epoch: 14, Batch: 160, Avg. Loss: 2.747745096683502</text:p>
      <text:p text:style-name="Standard">Epoch: 14, Batch: 170, Avg. Loss: 2.9314224034547807</text:p>
      <text:p text:style-name="Standard">Epoch: 14, Batch: 180, Avg. Loss: 3.123379197716713</text:p>
      <text:p text:style-name="Standard">Epoch: 14, Batch: 190, Avg. Loss: 3.293178398907185</text:p>
      <text:p text:style-name="Standard">Epoch: 14, Batch: 200, Avg. Loss: 3.4636672243475912</text:p>
      <text:p text:style-name="Standard">Epoch: 14, Batch: 210, Avg. Loss: 3.6329745933413506</text:p>
      <text:p text:style-name="Standard">Epoch: 14, Batch: 220, Avg. Loss: 3.815981313586235</text:p>
      <text:p text:style-name="Standard">Epoch: 14, Batch: 230, Avg. Loss: 3.9763888850808145</text:p>
      <text:p text:style-name="Standard">Epoch: 14, Batch: 240, Avg. Loss: 4.135319297015667</text:p>
      <text:p text:style-name="Standard">Epoch: 14, Batch: 250, Avg. Loss: 4.312508541345596</text:p>
      <text:p text:style-name="Standard">Epoch: 14, Batch: 260, Avg. Loss: 4.487563286721707</text:p>
      <text:p text:style-name="Standard">Epoch: 14, Batch: 270, Avg. Loss: 4.660717494785786</text:p>
      <text:p text:style-name="Standard">Epoch: 14, Batch: 280, Avg. Loss: 4.839810618758202</text:p>
      <text:p text:style-name="Standard">Epoch: 14, Batch: 290, Avg. Loss: 5.024717271327972</text:p>
      <text:p text:style-name="Standard">Epoch: 14, Batch: 300, Avg. Loss: 5.209991988539696</text:p>
      <text:p text:style-name="Standard">Epoch: 14, Batch: 310, Avg. Loss: 5.393221122026444</text:p>
      <text:p text:style-name="Standard">Epoch: 14, Batch: 320, Avg. Loss: 5.598418062925338</text:p>
      <text:p text:style-name="Standard">Epoch: 14, Batch: 330, Avg. Loss: 5.794785086810589</text:p>
      <text:p text:style-name="Standard">Epoch: 14, Batch: 340, Avg. Loss: 5.989193452894687</text:p>
      <text:p text:style-name="Standard">Epoch: 14, Batch: 350, Avg. Loss: 6.163378538191319</text:p>
      <text:p text:style-name="Standard">Epoch: 14, Batch: 360, Avg. Loss: 6.347645705938339</text:p>
      <text:p text:style-name="Standard">Epoch: 14, Batch: 370, Avg. Loss: 6.51703894585371</text:p>
      <text:p text:style-name="Standard">Epoch: 14, Batch: 380, Avg. Loss: 6.693032892048359</text:p>
      <text:p text:style-name="Standard">Epoch: 14, Batch: 390, Avg. Loss: 6.8795878171920775</text:p>
      <text:p text:style-name="Standard">Epoch: 14, Batch: 400, Avg. Loss: 7.061538964509964</text:p>
      <text:p text:style-name="Standard">Epoch: 14, Batch: 410, Avg. Loss: 7.23361776471138</text:p>
      <text:p text:style-name="Standard">Epoch: 14, Batch: 420, Avg. Loss: 7.410885088145733</text:p>
      <text:p text:style-name="Standard">Epoch: 14, Batch: 430, Avg. Loss: 7.595506329834461</text:p>
      <text:p text:style-name="Standard">Epoch: 14, Batch: 440, Avg. Loss: 7.785784731805324</text:p>
      <text:p text:style-name="Standard">Epoch: 14, Batch: 450, Avg. Loss: 7.966885437071324</text:p>
      <text:p text:style-name="Standard">Epoch: 14, Batch: 460, Avg. Loss: 8.150551979243755</text:p>
      <text:p text:style-name="Standard"><text:soft-page-break/>Epoch: 14, Batch: 470, Avg. Loss: 8.337012115120888</text:p>
      <text:p text:style-name="Standard">Epoch: 14, Batch: 480, Avg. Loss: 8.527862912416458</text:p>
      <text:p text:style-name="Standard">Epoch: 14, Batch: 490, Avg. Loss: 8.721058705449105</text:p>
      <text:p text:style-name="Standard">Epoch: 14, Batch: 500, Avg. Loss: 8.915032352507115</text:p>
      <text:p text:style-name="Standard">Epoch: 14, Batch: 510, Avg. Loss: 9.099398456513882</text:p>
      <text:p text:style-name="Standard">Epoch: 14, Batch: 520, Avg. Loss: 9.28832396119833</text:p>
      <text:p text:style-name="Standard">Epoch: 14, Batch: 530, Avg. Loss: 9.476869313418865</text:p>
      <text:p text:style-name="Standard">Epoch: 14, Batch: 540, Avg. Loss: 9.653990720212459</text:p>
      <text:p text:style-name="Standard">Epoch: 14, Batch: 550, Avg. Loss: 9.831502363085747</text:p>
      <text:p text:style-name="Standard">Epoch: 14, Batch: 560, Avg. Loss: 10.01474292948842</text:p>
      <text:p text:style-name="Standard">Epoch: 14, Batch: 570, Avg. Loss: 10.20179047062993</text:p>
      <text:p text:style-name="Standard">Epoch: 14, Batch: 580, Avg. Loss: 10.382704900950193</text:p>
      <text:p text:style-name="Standard">Epoch: 14, Batch: 590, Avg. Loss: 10.571964570134877</text:p>
      <text:p text:style-name="Standard">Epoch: 14, Batch: 600, Avg. Loss: 10.750384376198053</text:p>
      <text:p text:style-name="Standard">Epoch: 14, Batch: 610, Avg. Loss: 10.929542633146047</text:p>
      <text:p text:style-name="Standard">Epoch: 14, Batch: 620, Avg. Loss: 11.111390041559934</text:p>
      <text:p text:style-name="Standard">Epoch: 14, Batch: 630, Avg. Loss: 11.28908076286316</text:p>
      <text:p text:style-name="Standard">Epoch: 14, Batch: 640, Avg. Loss: 11.47852608114481</text:p>
      <text:p text:style-name="Standard">Epoch: 14, Batch: 650, Avg. Loss: 11.658174993097782</text:p>
      <text:p text:style-name="Standard">Epoch: 14, Batch: 660, Avg. Loss: 11.838459606468678</text:p>
      <text:p text:style-name="Standard">Epoch: 14, Batch: 670, Avg. Loss: 12.037231281399727</text:p>
      <text:p text:style-name="Standard">Epoch: 14, Batch: 680, Avg. Loss: 12.214409889280796</text:p>
      <text:p text:style-name="Standard">Epoch: 14, Batch: 690, Avg. Loss: 12.402147555351258</text:p>
      <text:p text:style-name="Standard">Epoch: 14, Batch: 700, Avg. Loss: 12.59380362778902</text:p>
      <text:p text:style-name="Standard">Epoch: 14, Batch: 710, Avg. Loss: 12.7759725227952</text:p>
      <text:p text:style-name="Standard">Epoch: 14, Batch: 720, Avg. Loss: 12.964835126698016</text:p>
      <text:p text:style-name="Standard">Epoch: 14, Batch: 730, Avg. Loss: 13.149251475930214</text:p>
      <text:p text:style-name="Standard">Epoch: 14, Batch: 740, Avg. Loss: 13.331760609149933</text:p>
      <text:p text:style-name="Standard">Epoch: 14, Batch: 750, Avg. Loss: 13.538882072269917</text:p>
      <text:p text:style-name="Standard">Epoch: 14, Batch: 760, Avg. Loss: 13.720335705578327</text:p>
      <text:p text:style-name="Standard">Epoch: 14, Batch: 770, Avg. Loss: 13.90482861995697</text:p>
      <text:p text:style-name="Standard">Epoch: 14, Batch: 780, Avg. Loss: 14.101603193581104</text:p>
      <text:p text:style-name="Standard">Epoch: 14, Batch: 790, Avg. Loss: 14.301349860429763</text:p>
      <text:p text:style-name="Standard">Epoch: 14, Batch: 800, Avg. Loss: 14.48296532034874</text:p>
      <text:p text:style-name="Standard">Epoch: 14, Batch: 810, Avg. Loss: 14.660877554118633</text:p>
      <text:p text:style-name="Standard">Epoch: 14, Batch: 820, Avg. Loss: 14.846351982653141</text:p>
      <text:p text:style-name="Standard">Epoch: 14, Batch: 830, Avg. Loss: 15.010342814028263</text:p>
      <text:p text:style-name="Standard">Epoch: 14, Batch: 840, Avg. Loss: 15.188272805511952</text:p>
      <text:p text:style-name="Standard">Epoch: 14, Batch: 850, Avg. Loss: 15.37202709019184</text:p>
      <text:p text:style-name="Standard">Epoch: 14, Batch: 860, Avg. Loss: 15.565287543833255</text:p>
      <text:p text:style-name="Standard">Epoch: 14, Batch: 870, Avg. Loss: 15.739751945436002</text:p>
      <text:p text:style-name="Standard">Epoch: 14, Batch: 880, Avg. Loss: 15.913719202578068</text:p>
      <text:p text:style-name="Standard">Epoch: 14, Batch: 890, Avg. Loss: 16.09445444494486</text:p>
      <text:p text:style-name="Standard">Epoch: 14, Batch: 900, Avg. Loss: 16.27060817182064</text:p>
      <text:p text:style-name="Standard">Epoch: 14, Batch: 910, Avg. Loss: 16.45457663089037</text:p>
      <text:p text:style-name="Standard">Epoch: 14, Batch: 920, Avg. Loss: 16.631100594997406</text:p>
      <text:p text:style-name="Standard">Epoch: 14, Batch: 930, Avg. Loss: 16.808899391442537</text:p>
      <text:p text:style-name="Standard">Epoch: 14, Batch: 940, Avg. Loss: 16.996880050748587</text:p>
      <text:p text:style-name="Standard">Epoch: 14, Batch: 950, Avg. Loss: 17.203361236304044</text:p>
      <text:p text:style-name="Standard"><text:soft-page-break/>Epoch: 14, Batch: 960, Avg. Loss: 17.411473769694567</text:p>
      <text:p text:style-name="Standard">Epoch: 14, Batch: 970, Avg. Loss: 17.60018997564912</text:p>
      <text:p text:style-name="Standard">Epoch: 14, Batch: 980, Avg. Loss: 17.785543509572744</text:p>
      <text:p text:style-name="Standard">Epoch: 14, Batch: 990, Avg. Loss: 17.967853906005622</text:p>
      <text:p text:style-name="Standard">Epoch: 14, Batch: 1000, Avg. Loss: 18.158290485292675</text:p>
      <text:p text:style-name="Standard">Epoch: 15, Batch: 10, Avg. Loss: 0.15510697513818741</text:p>
      <text:p text:style-name="Standard">Epoch: 15, Batch: 20, Avg. Loss: 0.3108562618494034</text:p>
      <text:p text:style-name="Standard">Epoch: 15, Batch: 30, Avg. Loss: 0.472600144892931</text:p>
      <text:p text:style-name="Standard">Epoch: 15, Batch: 40, Avg. Loss: 0.6273436345160007</text:p>
      <text:p text:style-name="Standard">Epoch: 15, Batch: 50, Avg. Loss: 0.7828793302178383</text:p>
      <text:p text:style-name="Standard">Epoch: 15, Batch: 60, Avg. Loss: 0.9418951779603958</text:p>
      <text:p text:style-name="Standard">Epoch: 15, Batch: 70, Avg. Loss: 1.0939532123506068</text:p>
      <text:p text:style-name="Standard">Epoch: 15, Batch: 80, Avg. Loss: 1.2469796523451806</text:p>
      <text:p text:style-name="Standard">Epoch: 15, Batch: 90, Avg. Loss: 1.3978580765426158</text:p>
      <text:p text:style-name="Standard">Epoch: 15, Batch: 100, Avg. Loss: 1.554088494926691</text:p>
      <text:p text:style-name="Standard">Epoch: 15, Batch: 110, Avg. Loss: 1.7209141217172146</text:p>
      <text:p text:style-name="Standard">Epoch: 15, Batch: 120, Avg. Loss: 1.8825329661369323</text:p>
      <text:p text:style-name="Standard">Epoch: 15, Batch: 130, Avg. Loss: 2.0476185888051988</text:p>
      <text:p text:style-name="Standard">Epoch: 15, Batch: 140, Avg. Loss: 2.2121703803539274</text:p>
      <text:p text:style-name="Standard">Epoch: 15, Batch: 150, Avg. Loss: 2.3768714144825935</text:p>
      <text:p text:style-name="Standard">Epoch: 15, Batch: 160, Avg. Loss: 2.5437736973166465</text:p>
      <text:p text:style-name="Standard">Epoch: 15, Batch: 170, Avg. Loss: 2.71338082998991</text:p>
      <text:p text:style-name="Standard">Epoch: 15, Batch: 180, Avg. Loss: 2.8833447992801666</text:p>
      <text:p text:style-name="Standard">Epoch: 15, Batch: 190, Avg. Loss: 3.045441222935915</text:p>
      <text:p text:style-name="Standard">Epoch: 15, Batch: 200, Avg. Loss: 3.2047279991209505</text:p>
      <text:p text:style-name="Standard">Epoch: 15, Batch: 210, Avg. Loss: 3.367297030240297</text:p>
      <text:p text:style-name="Standard">Epoch: 15, Batch: 220, Avg. Loss: 3.5214027740061282</text:p>
      <text:p text:style-name="Standard">Epoch: 15, Batch: 230, Avg. Loss: 3.681365253776312</text:p>
      <text:p text:style-name="Standard">Epoch: 15, Batch: 240, Avg. Loss: 3.848374853283167</text:p>
      <text:p text:style-name="Standard">Epoch: 15, Batch: 250, Avg. Loss: 4.012461737543345</text:p>
      <text:p text:style-name="Standard">Epoch: 15, Batch: 260, Avg. Loss: 4.184406318515539</text:p>
      <text:p text:style-name="Standard">Epoch: 15, Batch: 270, Avg. Loss: 4.351770264655352</text:p>
      <text:p text:style-name="Standard">Epoch: 15, Batch: 280, Avg. Loss: 4.524825235456229</text:p>
      <text:p text:style-name="Standard">Epoch: 15, Batch: 290, Avg. Loss: 4.69373686760664</text:p>
      <text:p text:style-name="Standard">Epoch: 15, Batch: 300, Avg. Loss: 4.851884172856808</text:p>
      <text:p text:style-name="Standard">Epoch: 15, Batch: 310, Avg. Loss: 5.032619194686413</text:p>
      <text:p text:style-name="Standard">Epoch: 15, Batch: 320, Avg. Loss: 5.193718327581882</text:p>
      <text:p text:style-name="Standard">Epoch: 15, Batch: 330, Avg. Loss: 5.354439125955105</text:p>
      <text:p text:style-name="Standard">Epoch: 15, Batch: 340, Avg. Loss: 5.535897199809551</text:p>
      <text:p text:style-name="Standard">Epoch: 15, Batch: 350, Avg. Loss: 5.695761283487082</text:p>
      <text:p text:style-name="Standard">Epoch: 15, Batch: 360, Avg. Loss: 5.850537876039743</text:p>
      <text:p text:style-name="Standard">Epoch: 15, Batch: 370, Avg. Loss: 6.01904311105609</text:p>
      <text:p text:style-name="Standard">Epoch: 15, Batch: 380, Avg. Loss: 6.17942226305604</text:p>
      <text:p text:style-name="Standard">Epoch: 15, Batch: 390, Avg. Loss: 6.343334376066923</text:p>
      <text:p text:style-name="Standard">Epoch: 15, Batch: 400, Avg. Loss: 6.502703481167555</text:p>
      <text:p text:style-name="Standard">Epoch: 15, Batch: 410, Avg. Loss: 6.669902228564024</text:p>
      <text:p text:style-name="Standard">Epoch: 15, Batch: 420, Avg. Loss: 6.838211626559496</text:p>
      <text:p text:style-name="Standard">Epoch: 15, Batch: 430, Avg. Loss: 7.026714863628149</text:p>
      <text:p text:style-name="Standard">Epoch: 15, Batch: 440, Avg. Loss: 7.228480691462755</text:p>
      <text:p text:style-name="Standard"><text:soft-page-break/>Epoch: 15, Batch: 450, Avg. Loss: 7.40931029394269</text:p>
      <text:p text:style-name="Standard">Epoch: 15, Batch: 460, Avg. Loss: 7.582078178972006</text:p>
      <text:p text:style-name="Standard">Epoch: 15, Batch: 470, Avg. Loss: 7.760116443783045</text:p>
      <text:p text:style-name="Standard">Epoch: 15, Batch: 480, Avg. Loss: 7.93302438184619</text:p>
      <text:p text:style-name="Standard">Epoch: 15, Batch: 490, Avg. Loss: 8.116944118589164</text:p>
      <text:p text:style-name="Standard">Epoch: 15, Batch: 500, Avg. Loss: 8.298073411732911</text:p>
      <text:p text:style-name="Standard">Epoch: 15, Batch: 510, Avg. Loss: 8.481815303117036</text:p>
      <text:p text:style-name="Standard">Epoch: 15, Batch: 520, Avg. Loss: 8.655301164835691</text:p>
      <text:p text:style-name="Standard">Epoch: 15, Batch: 530, Avg. Loss: 8.85025894716382</text:p>
      <text:p text:style-name="Standard">Epoch: 15, Batch: 540, Avg. Loss: 9.041710411757231</text:p>
      <text:p text:style-name="Standard">Epoch: 15, Batch: 550, Avg. Loss: 9.215980229526759</text:p>
      <text:p text:style-name="Standard">Epoch: 15, Batch: 560, Avg. Loss: 9.385509597510099</text:p>
      <text:p text:style-name="Standard">Epoch: 15, Batch: 570, Avg. Loss: 9.556222505122424</text:p>
      <text:p text:style-name="Standard">Epoch: 15, Batch: 580, Avg. Loss: 9.70739022269845</text:p>
      <text:p text:style-name="Standard">Epoch: 15, Batch: 590, Avg. Loss: 9.877942930907011</text:p>
      <text:p text:style-name="Standard">Epoch: 15, Batch: 600, Avg. Loss: 10.050063609331847</text:p>
      <text:p text:style-name="Standard">Epoch: 15, Batch: 610, Avg. Loss: 10.236906182020903</text:p>
      <text:p text:style-name="Standard">Epoch: 15, Batch: 620, Avg. Loss: 10.427120093256235</text:p>
      <text:p text:style-name="Standard">Epoch: 15, Batch: 630, Avg. Loss: 10.582700233906507</text:p>
      <text:p text:style-name="Standard">Epoch: 15, Batch: 640, Avg. Loss: 10.754179234057665</text:p>
      <text:p text:style-name="Standard">Epoch: 15, Batch: 650, Avg. Loss: 10.939951395243407</text:p>
      <text:p text:style-name="Standard">Epoch: 15, Batch: 660, Avg. Loss: 11.104171196371317</text:p>
      <text:p text:style-name="Standard">Epoch: 15, Batch: 670, Avg. Loss: 11.277422819286585</text:p>
      <text:p text:style-name="Standard">Epoch: 15, Batch: 680, Avg. Loss: 11.463240464776755</text:p>
      <text:p text:style-name="Standard">Epoch: 15, Batch: 690, Avg. Loss: 11.635646385699511</text:p>
      <text:p text:style-name="Standard">Epoch: 15, Batch: 700, Avg. Loss: 11.79934948310256</text:p>
      <text:p text:style-name="Standard">Epoch: 15, Batch: 710, Avg. Loss: 11.996301028877497</text:p>
      <text:p text:style-name="Standard">Epoch: 15, Batch: 720, Avg. Loss: 12.179797334223986</text:p>
      <text:p text:style-name="Standard">Epoch: 15, Batch: 730, Avg. Loss: 12.355485989898444</text:p>
      <text:p text:style-name="Standard">Epoch: 15, Batch: 740, Avg. Loss: 12.528620255738497</text:p>
      <text:p text:style-name="Standard">Epoch: 15, Batch: 750, Avg. Loss: 12.692541817575693</text:p>
      <text:p text:style-name="Standard">Epoch: 15, Batch: 760, Avg. Loss: 12.85280576273799</text:p>
      <text:p text:style-name="Standard">Epoch: 15, Batch: 770, Avg. Loss: 13.023440290242434</text:p>
      <text:p text:style-name="Standard">Epoch: 15, Batch: 780, Avg. Loss: 13.210114442557096</text:p>
      <text:p text:style-name="Standard">Epoch: 15, Batch: 790, Avg. Loss: 13.388216402381659</text:p>
      <text:p text:style-name="Standard">Epoch: 15, Batch: 800, Avg. Loss: 13.553606101125478</text:p>
      <text:p text:style-name="Standard">Epoch: 15, Batch: 810, Avg. Loss: 13.723950702697039</text:p>
      <text:p text:style-name="Standard">Epoch: 15, Batch: 820, Avg. Loss: 13.887512815743685</text:p>
      <text:p text:style-name="Standard">Epoch: 15, Batch: 830, Avg. Loss: 14.059745582193136</text:p>
      <text:p text:style-name="Standard">Epoch: 15, Batch: 840, Avg. Loss: 14.245861158519983</text:p>
      <text:p text:style-name="Standard">Epoch: 15, Batch: 850, Avg. Loss: 14.439537575095892</text:p>
      <text:p text:style-name="Standard">Epoch: 15, Batch: 860, Avg. Loss: 14.625274271517991</text:p>
      <text:p text:style-name="Standard">Epoch: 15, Batch: 870, Avg. Loss: 14.816496308892965</text:p>
      <text:p text:style-name="Standard">Epoch: 15, Batch: 880, Avg. Loss: 15.006832414120435</text:p>
      <text:p text:style-name="Standard">Epoch: 15, Batch: 890, Avg. Loss: 15.194196089357138</text:p>
      <text:p text:style-name="Standard">Epoch: 15, Batch: 900, Avg. Loss: 15.362993208318949</text:p>
      <text:p text:style-name="Standard">Epoch: 15, Batch: 910, Avg. Loss: 15.542259717732668</text:p>
      <text:p text:style-name="Standard">Epoch: 15, Batch: 920, Avg. Loss: 15.707657051831484</text:p>
      <text:p text:style-name="Standard">Epoch: 15, Batch: 930, Avg. Loss: 15.893265446275473</text:p>
      <text:p text:style-name="Standard"><text:soft-page-break/>Epoch: 15, Batch: 940, Avg. Loss: 16.071369580179454</text:p>
      <text:p text:style-name="Standard">Epoch: 15, Batch: 950, Avg. Loss: 16.2369348667562</text:p>
      <text:p text:style-name="Standard">Epoch: 15, Batch: 960, Avg. Loss: 16.42272680029273</text:p>
      <text:p text:style-name="Standard">Epoch: 15, Batch: 970, Avg. Loss: 16.61071736142039</text:p>
      <text:p text:style-name="Standard">Epoch: 15, Batch: 980, Avg. Loss: 16.789066571742296</text:p>
      <text:p text:style-name="Standard">Epoch: 15, Batch: 990, Avg. Loss: 16.968537525087594</text:p>
      <text:p text:style-name="Standard">Epoch: 15, Batch: 1000, Avg. Loss: 17.138965287059545</text:p>
      <text:p text:style-name="Standard">Epoch: 16, Batch: 10, Avg. Loss: 0.1555808328092098</text:p>
      <text:p text:style-name="Standard">Epoch: 16, Batch: 20, Avg. Loss: 0.30910050943493844</text:p>
      <text:p text:style-name="Standard">Epoch: 16, Batch: 30, Avg. Loss: 0.45298137292265894</text:p>
      <text:p text:style-name="Standard">Epoch: 16, Batch: 40, Avg. Loss: 0.5995458282530308</text:p>
      <text:p text:style-name="Standard">Epoch: 16, Batch: 50, Avg. Loss: 0.749404190480709</text:p>
      <text:p text:style-name="Standard">Epoch: 16, Batch: 60, Avg. Loss: 0.9030233450233937</text:p>
      <text:p text:style-name="Standard">Epoch: 16, Batch: 70, Avg. Loss: 1.0537917353212833</text:p>
      <text:p text:style-name="Standard">Epoch: 16, Batch: 80, Avg. Loss: 1.200340873003006</text:p>
      <text:p text:style-name="Standard">Epoch: 16, Batch: 90, Avg. Loss: 1.3643186330795287</text:p>
      <text:p text:style-name="Standard">Epoch: 16, Batch: 100, Avg. Loss: 1.5148410610854626</text:p>
      <text:p text:style-name="Standard">Epoch: 16, Batch: 110, Avg. Loss: 1.6744046367704868</text:p>
      <text:p text:style-name="Standard">Epoch: 16, Batch: 120, Avg. Loss: 1.8246098019182682</text:p>
      <text:p text:style-name="Standard">Epoch: 16, Batch: 130, Avg. Loss: 1.9871668092906476</text:p>
      <text:p text:style-name="Standard">Epoch: 16, Batch: 140, Avg. Loss: 2.131490710377693</text:p>
      <text:p text:style-name="Standard">Epoch: 16, Batch: 150, Avg. Loss: 2.2911158725619316</text:p>
      <text:p text:style-name="Standard">Epoch: 16, Batch: 160, Avg. Loss: 2.4441045850515364</text:p>
      <text:p text:style-name="Standard">Epoch: 16, Batch: 170, Avg. Loss: 2.599894876033068</text:p>
      <text:p text:style-name="Standard">Epoch: 16, Batch: 180, Avg. Loss: 2.762782571464777</text:p>
      <text:p text:style-name="Standard">Epoch: 16, Batch: 190, Avg. Loss: 2.9114689894020556</text:p>
      <text:p text:style-name="Standard">Epoch: 16, Batch: 200, Avg. Loss: 3.0684902124106883</text:p>
      <text:p text:style-name="Standard">Epoch: 16, Batch: 210, Avg. Loss: 3.207772836089134</text:p>
      <text:p text:style-name="Standard">Epoch: 16, Batch: 220, Avg. Loss: 3.3663635045289992</text:p>
      <text:p text:style-name="Standard">Epoch: 16, Batch: 230, Avg. Loss: 3.546450839936733</text:p>
      <text:p text:style-name="Standard">Epoch: 16, Batch: 240, Avg. Loss: 3.7106064215302466</text:p>
      <text:p text:style-name="Standard">Epoch: 16, Batch: 250, Avg. Loss: 3.860776273906231</text:p>
      <text:p text:style-name="Standard">Epoch: 16, Batch: 260, Avg. Loss: 4.0149219036102295</text:p>
      <text:p text:style-name="Standard">Epoch: 16, Batch: 270, Avg. Loss: 4.164141587913036</text:p>
      <text:p text:style-name="Standard">Epoch: 16, Batch: 280, Avg. Loss: 4.312748013436794</text:p>
      <text:p text:style-name="Standard">Epoch: 16, Batch: 290, Avg. Loss: 4.462104752659798</text:p>
      <text:p text:style-name="Standard">Epoch: 16, Batch: 300, Avg. Loss: 4.621214535832405</text:p>
      <text:p text:style-name="Standard">Epoch: 16, Batch: 310, Avg. Loss: 4.780397734045982</text:p>
      <text:p text:style-name="Standard">Epoch: 16, Batch: 320, Avg. Loss: 4.937751677632332</text:p>
      <text:p text:style-name="Standard">Epoch: 16, Batch: 330, Avg. Loss: 5.103161445260048</text:p>
      <text:p text:style-name="Standard">Epoch: 16, Batch: 340, Avg. Loss: 5.25161988735199</text:p>
      <text:p text:style-name="Standard">Epoch: 16, Batch: 350, Avg. Loss: 5.409689639508724</text:p>
      <text:p text:style-name="Standard">Epoch: 16, Batch: 360, Avg. Loss: 5.5652868129313</text:p>
      <text:p text:style-name="Standard">Epoch: 16, Batch: 370, Avg. Loss: 5.710104423761368</text:p>
      <text:p text:style-name="Standard">Epoch: 16, Batch: 380, Avg. Loss: 5.868748399615288</text:p>
      <text:p text:style-name="Standard">Epoch: 16, Batch: 390, Avg. Loss: 6.031969732046127</text:p>
      <text:p text:style-name="Standard">Epoch: 16, Batch: 400, Avg. Loss: 6.191550862789154</text:p>
      <text:p text:style-name="Standard">Epoch: 16, Batch: 410, Avg. Loss: 6.34091479331255</text:p>
      <text:p text:style-name="Standard">Epoch: 16, Batch: 420, Avg. Loss: 6.487482836097479</text:p>
      <text:p text:style-name="Standard"><text:soft-page-break/>Epoch: 16, Batch: 430, Avg. Loss: 6.639990740269423</text:p>
      <text:p text:style-name="Standard">Epoch: 16, Batch: 440, Avg. Loss: 6.801169585436583</text:p>
      <text:p text:style-name="Standard">Epoch: 16, Batch: 450, Avg. Loss: 6.945176374167204</text:p>
      <text:p text:style-name="Standard">Epoch: 16, Batch: 460, Avg. Loss: 7.094904909282922</text:p>
      <text:p text:style-name="Standard">Epoch: 16, Batch: 470, Avg. Loss: 7.241214732080698</text:p>
      <text:p text:style-name="Standard">Epoch: 16, Batch: 480, Avg. Loss: 7.411922953277826</text:p>
      <text:p text:style-name="Standard">Epoch: 16, Batch: 490, Avg. Loss: 7.563386942446232</text:p>
      <text:p text:style-name="Standard">Epoch: 16, Batch: 500, Avg. Loss: 7.722763286530972</text:p>
      <text:p text:style-name="Standard">Epoch: 16, Batch: 510, Avg. Loss: 7.888886679708958</text:p>
      <text:p text:style-name="Standard">Epoch: 16, Batch: 520, Avg. Loss: 8.069456270337104</text:p>
      <text:p text:style-name="Standard">Epoch: 16, Batch: 530, Avg. Loss: 8.237255845963954</text:p>
      <text:p text:style-name="Standard">Epoch: 16, Batch: 540, Avg. Loss: 8.399209335446358</text:p>
      <text:p text:style-name="Standard">Epoch: 16, Batch: 550, Avg. Loss: 8.575196067988873</text:p>
      <text:p text:style-name="Standard">Epoch: 16, Batch: 560, Avg. Loss: 8.743475703895092</text:p>
      <text:p text:style-name="Standard">Epoch: 16, Batch: 570, Avg. Loss: 8.90307542309165</text:p>
      <text:p text:style-name="Standard">Epoch: 16, Batch: 580, Avg. Loss: 9.048465122282504</text:p>
      <text:p text:style-name="Standard">Epoch: 16, Batch: 590, Avg. Loss: 9.221623350679874</text:p>
      <text:p text:style-name="Standard">Epoch: 16, Batch: 600, Avg. Loss: 9.3894730463624</text:p>
      <text:p text:style-name="Standard">Epoch: 16, Batch: 610, Avg. Loss: 9.554250279068947</text:p>
      <text:p text:style-name="Standard">Epoch: 16, Batch: 620, Avg. Loss: 9.71423898935318</text:p>
      <text:p text:style-name="Standard">Epoch: 16, Batch: 630, Avg. Loss: 9.8938920378685</text:p>
      <text:p text:style-name="Standard">Epoch: 16, Batch: 640, Avg. Loss: 10.049283497035503</text:p>
      <text:p text:style-name="Standard">Epoch: 16, Batch: 650, Avg. Loss: 10.211922924220563</text:p>
      <text:p text:style-name="Standard">Epoch: 16, Batch: 660, Avg. Loss: 10.380084056407213</text:p>
      <text:p text:style-name="Standard">Epoch: 16, Batch: 670, Avg. Loss: 10.540871785581112</text:p>
      <text:p text:style-name="Standard">Epoch: 16, Batch: 680, Avg. Loss: 10.695980125665665</text:p>
      <text:p text:style-name="Standard">Epoch: 16, Batch: 690, Avg. Loss: 10.851425041258334</text:p>
      <text:p text:style-name="Standard">Epoch: 16, Batch: 700, Avg. Loss: 11.01273330003023</text:p>
      <text:p text:style-name="Standard">Epoch: 16, Batch: 710, Avg. Loss: 11.175905741751194</text:p>
      <text:p text:style-name="Standard">Epoch: 16, Batch: 720, Avg. Loss: 11.348742382228375</text:p>
      <text:p text:style-name="Standard">Epoch: 16, Batch: 730, Avg. Loss: 11.517877635359763</text:p>
      <text:p text:style-name="Standard">Epoch: 16, Batch: 740, Avg. Loss: 11.701680357754231</text:p>
      <text:p text:style-name="Standard">Epoch: 16, Batch: 750, Avg. Loss: 11.859931416809559</text:p>
      <text:p text:style-name="Standard">Epoch: 16, Batch: 760, Avg. Loss: 12.01732904613018</text:p>
      <text:p text:style-name="Standard">Epoch: 16, Batch: 770, Avg. Loss: 12.186367182433605</text:p>
      <text:p text:style-name="Standard">Epoch: 16, Batch: 780, Avg. Loss: 12.367663165926933</text:p>
      <text:p text:style-name="Standard">Epoch: 16, Batch: 790, Avg. Loss: 12.542616614699364</text:p>
      <text:p text:style-name="Standard">Epoch: 16, Batch: 800, Avg. Loss: 12.72075790911913</text:p>
      <text:p text:style-name="Standard">Epoch: 16, Batch: 810, Avg. Loss: 12.887435020506382</text:p>
      <text:p text:style-name="Standard">Epoch: 16, Batch: 820, Avg. Loss: 13.051330350339413</text:p>
      <text:p text:style-name="Standard">Epoch: 16, Batch: 830, Avg. Loss: 13.218566070497037</text:p>
      <text:p text:style-name="Standard">Epoch: 16, Batch: 840, Avg. Loss: 13.37698199301958</text:p>
      <text:p text:style-name="Standard">Epoch: 16, Batch: 850, Avg. Loss: 13.543830785155297</text:p>
      <text:p text:style-name="Standard">Epoch: 16, Batch: 860, Avg. Loss: 13.704999889433385</text:p>
      <text:p text:style-name="Standard">Epoch: 16, Batch: 870, Avg. Loss: 13.867097349464894</text:p>
      <text:p text:style-name="Standard">Epoch: 16, Batch: 880, Avg. Loss: 14.022534163296223</text:p>
      <text:p text:style-name="Standard">Epoch: 16, Batch: 890, Avg. Loss: 14.189505285024643</text:p>
      <text:p text:style-name="Standard">Epoch: 16, Batch: 900, Avg. Loss: 14.360268278419971</text:p>
      <text:p text:style-name="Standard">Epoch: 16, Batch: 910, Avg. Loss: 14.533885137736798</text:p>
      <text:p text:style-name="Standard"><text:soft-page-break/>Epoch: 16, Batch: 920, Avg. Loss: 14.700451819598674</text:p>
      <text:p text:style-name="Standard">Epoch: 16, Batch: 930, Avg. Loss: 14.8706608325243</text:p>
      <text:p text:style-name="Standard">Epoch: 16, Batch: 940, Avg. Loss: 15.038914033025502</text:p>
      <text:p text:style-name="Standard">Epoch: 16, Batch: 950, Avg. Loss: 15.195173094421625</text:p>
      <text:p text:style-name="Standard">Epoch: 16, Batch: 960, Avg. Loss: 15.361869881302118</text:p>
      <text:p text:style-name="Standard">Epoch: 16, Batch: 970, Avg. Loss: 15.52823664173484</text:p>
      <text:p text:style-name="Standard">Epoch: 16, Batch: 980, Avg. Loss: 15.697214593738318</text:p>
      <text:p text:style-name="Standard">Epoch: 16, Batch: 990, Avg. Loss: 15.86470959559083</text:p>
      <text:p text:style-name="Standard">Epoch: 16, Batch: 1000, Avg. Loss: 16.03552540168166</text:p>
      <text:p text:style-name="Standard">Epoch: 17, Batch: 10, Avg. Loss: 0.1445920415222645</text:p>
      <text:p text:style-name="Standard">Epoch: 17, Batch: 20, Avg. Loss: 0.2775263898074627</text:p>
      <text:p text:style-name="Standard">Epoch: 17, Batch: 30, Avg. Loss: 0.41721015349030494</text:p>
      <text:p text:style-name="Standard">Epoch: 17, Batch: 40, Avg. Loss: 0.5521069221198559</text:p>
      <text:p text:style-name="Standard">Epoch: 17, Batch: 50, Avg. Loss: 0.695629172027111</text:p>
      <text:p text:style-name="Standard">Epoch: 17, Batch: 60, Avg. Loss: 0.8276263535022735</text:p>
      <text:p text:style-name="Standard">Epoch: 17, Batch: 70, Avg. Loss: 0.9667016454041004</text:p>
      <text:p text:style-name="Standard">Epoch: 17, Batch: 80, Avg. Loss: 1.1163111694157124</text:p>
      <text:p text:style-name="Standard">Epoch: 17, Batch: 90, Avg. Loss: 1.251456293463707</text:p>
      <text:p text:style-name="Standard">Epoch: 17, Batch: 100, Avg. Loss: 1.3991791553795339</text:p>
      <text:p text:style-name="Standard">Epoch: 17, Batch: 110, Avg. Loss: 1.5414034314453602</text:p>
      <text:p text:style-name="Standard">Epoch: 17, Batch: 120, Avg. Loss: 1.6720174111425876</text:p>
      <text:p text:style-name="Standard">Epoch: 17, Batch: 130, Avg. Loss: 1.8096539616584777</text:p>
      <text:p text:style-name="Standard">Epoch: 17, Batch: 140, Avg. Loss: 1.943066766858101</text:p>
      <text:p text:style-name="Standard">Epoch: 17, Batch: 150, Avg. Loss: 2.087836301326752</text:p>
      <text:p text:style-name="Standard">Epoch: 17, Batch: 160, Avg. Loss: 2.2315306551754475</text:p>
      <text:p text:style-name="Standard">Epoch: 17, Batch: 170, Avg. Loss: 2.3756326846778393</text:p>
      <text:p text:style-name="Standard">Epoch: 17, Batch: 180, Avg. Loss: 2.5260356083512305</text:p>
      <text:p text:style-name="Standard">Epoch: 17, Batch: 190, Avg. Loss: 2.672250048071146</text:p>
      <text:p text:style-name="Standard">Epoch: 17, Batch: 200, Avg. Loss: 2.812504441291094</text:p>
      <text:p text:style-name="Standard">Epoch: 17, Batch: 210, Avg. Loss: 2.96066662594676</text:p>
      <text:p text:style-name="Standard">Epoch: 17, Batch: 220, Avg. Loss: 3.1058267034590243</text:p>
      <text:p text:style-name="Standard">Epoch: 17, Batch: 230, Avg. Loss: 3.245763682574034</text:p>
      <text:p text:style-name="Standard">Epoch: 17, Batch: 240, Avg. Loss: 3.3854958936572075</text:p>
      <text:p text:style-name="Standard">Epoch: 17, Batch: 250, Avg. Loss: 3.5238199517130853</text:p>
      <text:p text:style-name="Standard">Epoch: 17, Batch: 260, Avg. Loss: 3.666819071024656</text:p>
      <text:p text:style-name="Standard">Epoch: 17, Batch: 270, Avg. Loss: 3.8018294855952264</text:p>
      <text:p text:style-name="Standard">Epoch: 17, Batch: 280, Avg. Loss: 3.9495092570781707</text:p>
      <text:p text:style-name="Standard">Epoch: 17, Batch: 290, Avg. Loss: 4.107684182375669</text:p>
      <text:p text:style-name="Standard">Epoch: 17, Batch: 300, Avg. Loss: 4.25051166266203</text:p>
      <text:p text:style-name="Standard">Epoch: 17, Batch: 310, Avg. Loss: 4.404327104985714</text:p>
      <text:p text:style-name="Standard">Epoch: 17, Batch: 320, Avg. Loss: 4.553085735440254</text:p>
      <text:p text:style-name="Standard">Epoch: 17, Batch: 330, Avg. Loss: 4.706132324784994</text:p>
      <text:p text:style-name="Standard">Epoch: 17, Batch: 340, Avg. Loss: 4.860013612359762</text:p>
      <text:p text:style-name="Standard">Epoch: 17, Batch: 350, Avg. Loss: 5.009110531955957</text:p>
      <text:p text:style-name="Standard">Epoch: 17, Batch: 360, Avg. Loss: 5.151904564350843</text:p>
      <text:p text:style-name="Standard">Epoch: 17, Batch: 370, Avg. Loss: 5.301374991983176</text:p>
      <text:p text:style-name="Standard">Epoch: 17, Batch: 380, Avg. Loss: 5.444744055718184</text:p>
      <text:p text:style-name="Standard">Epoch: 17, Batch: 390, Avg. Loss: 5.58487640991807</text:p>
      <text:p text:style-name="Standard">Epoch: 17, Batch: 400, Avg. Loss: 5.742910646647215</text:p>
      <text:p text:style-name="Standard"><text:soft-page-break/>Epoch: 17, Batch: 410, Avg. Loss: 5.889902627468109</text:p>
      <text:p text:style-name="Standard">Epoch: 17, Batch: 420, Avg. Loss: 6.036060969531536</text:p>
      <text:p text:style-name="Standard">Epoch: 17, Batch: 430, Avg. Loss: 6.174759423732757</text:p>
      <text:p text:style-name="Standard">Epoch: 17, Batch: 440, Avg. Loss: 6.315280098468065</text:p>
      <text:p text:style-name="Standard">Epoch: 17, Batch: 450, Avg. Loss: 6.471046574413776</text:p>
      <text:p text:style-name="Standard">Epoch: 17, Batch: 460, Avg. Loss: 6.613688484579325</text:p>
      <text:p text:style-name="Standard">Epoch: 17, Batch: 470, Avg. Loss: 6.756724029779434</text:p>
      <text:p text:style-name="Standard">Epoch: 17, Batch: 480, Avg. Loss: 6.910377759486437</text:p>
      <text:p text:style-name="Standard">Epoch: 17, Batch: 490, Avg. Loss: 7.064315899461508</text:p>
      <text:p text:style-name="Standard">Epoch: 17, Batch: 500, Avg. Loss: 7.211342520266771</text:p>
      <text:p text:style-name="Standard">Epoch: 17, Batch: 510, Avg. Loss: 7.366494722664356</text:p>
      <text:p text:style-name="Standard">Epoch: 17, Batch: 520, Avg. Loss: 7.522786355018615</text:p>
      <text:p text:style-name="Standard">Epoch: 17, Batch: 530, Avg. Loss: 7.681595054268837</text:p>
      <text:p text:style-name="Standard">Epoch: 17, Batch: 540, Avg. Loss: 7.834613444656133</text:p>
      <text:p text:style-name="Standard">Epoch: 17, Batch: 550, Avg. Loss: 7.988315672427416</text:p>
      <text:p text:style-name="Standard">Epoch: 17, Batch: 560, Avg. Loss: 8.132774708420039</text:p>
      <text:p text:style-name="Standard">Epoch: 17, Batch: 570, Avg. Loss: 8.278077901154756</text:p>
      <text:p text:style-name="Standard">Epoch: 17, Batch: 580, Avg. Loss: 8.42776104360819</text:p>
      <text:p text:style-name="Standard">Epoch: 17, Batch: 590, Avg. Loss: 8.584244559705258</text:p>
      <text:p text:style-name="Standard">Epoch: 17, Batch: 600, Avg. Loss: 8.73176297545433</text:p>
      <text:p text:style-name="Standard">Epoch: 17, Batch: 610, Avg. Loss: 8.891585251688957</text:p>
      <text:p text:style-name="Standard">Epoch: 17, Batch: 620, Avg. Loss: 9.046908762305975</text:p>
      <text:p text:style-name="Standard">Epoch: 17, Batch: 630, Avg. Loss: 9.19509287327528</text:p>
      <text:p text:style-name="Standard">Epoch: 17, Batch: 640, Avg. Loss: 9.353602880984544</text:p>
      <text:p text:style-name="Standard">Epoch: 17, Batch: 650, Avg. Loss: 9.525271203368902</text:p>
      <text:p text:style-name="Standard">Epoch: 17, Batch: 660, Avg. Loss: 9.688691439479589</text:p>
      <text:p text:style-name="Standard">Epoch: 17, Batch: 670, Avg. Loss: 9.860359945148229</text:p>
      <text:p text:style-name="Standard">Epoch: 17, Batch: 680, Avg. Loss: 10.019210029393435</text:p>
      <text:p text:style-name="Standard">Epoch: 17, Batch: 690, Avg. Loss: 10.1709982521832</text:p>
      <text:p text:style-name="Standard">Epoch: 17, Batch: 700, Avg. Loss: 10.336203464120626</text:p>
      <text:p text:style-name="Standard">Epoch: 17, Batch: 710, Avg. Loss: 10.490349745750427</text:p>
      <text:p text:style-name="Standard">Epoch: 17, Batch: 720, Avg. Loss: 10.637650041282177</text:p>
      <text:p text:style-name="Standard">Epoch: 17, Batch: 730, Avg. Loss: 10.789685751497746</text:p>
      <text:p text:style-name="Standard">Epoch: 17, Batch: 740, Avg. Loss: 10.942810823023319</text:p>
      <text:p text:style-name="Standard">Epoch: 17, Batch: 750, Avg. Loss: 11.100500188022853</text:p>
      <text:p text:style-name="Standard">Epoch: 17, Batch: 760, Avg. Loss: 11.26168114170432</text:p>
      <text:p text:style-name="Standard">Epoch: 17, Batch: 770, Avg. Loss: 11.41724422648549</text:p>
      <text:p text:style-name="Standard">Epoch: 17, Batch: 780, Avg. Loss: 11.588203193992376</text:p>
      <text:p text:style-name="Standard">Epoch: 17, Batch: 790, Avg. Loss: 11.745160710811614</text:p>
      <text:p text:style-name="Standard">Epoch: 17, Batch: 800, Avg. Loss: 11.891233350336552</text:p>
      <text:p text:style-name="Standard">Epoch: 17, Batch: 810, Avg. Loss: 12.052498738467694</text:p>
      <text:p text:style-name="Standard">Epoch: 17, Batch: 820, Avg. Loss: 12.209639264643192</text:p>
      <text:p text:style-name="Standard">Epoch: 17, Batch: 830, Avg. Loss: 12.374388295412064</text:p>
      <text:p text:style-name="Standard">Epoch: 17, Batch: 840, Avg. Loss: 12.53119520843029</text:p>
      <text:p text:style-name="Standard">Epoch: 17, Batch: 850, Avg. Loss: 12.692969231307506</text:p>
      <text:p text:style-name="Standard">Epoch: 17, Batch: 860, Avg. Loss: 12.8459612429142</text:p>
      <text:p text:style-name="Standard">Epoch: 17, Batch: 870, Avg. Loss: 12.997066052258015</text:p>
      <text:p text:style-name="Standard">Epoch: 17, Batch: 880, Avg. Loss: 13.1577212408185</text:p>
      <text:p text:style-name="Standard">Epoch: 17, Batch: 890, Avg. Loss: 13.303916262835264</text:p>
      <text:p text:style-name="Standard"><text:soft-page-break/>Epoch: 17, Batch: 900, Avg. Loss: 13.464438206702471</text:p>
      <text:p text:style-name="Standard">Epoch: 17, Batch: 910, Avg. Loss: 13.639354828745127</text:p>
      <text:p text:style-name="Standard">Epoch: 17, Batch: 920, Avg. Loss: 13.837575792521239</text:p>
      <text:p text:style-name="Standard">Epoch: 17, Batch: 930, Avg. Loss: 14.05383553430438</text:p>
      <text:p text:style-name="Standard">Epoch: 17, Batch: 940, Avg. Loss: 14.228902777284384</text:p>
      <text:p text:style-name="Standard">Epoch: 17, Batch: 950, Avg. Loss: 14.4233443133533</text:p>
      <text:p text:style-name="Standard">Epoch: 17, Batch: 960, Avg. Loss: 14.620772763341666</text:p>
      <text:p text:style-name="Standard">Epoch: 17, Batch: 970, Avg. Loss: 14.826717524975539</text:p>
      <text:p text:style-name="Standard">Epoch: 17, Batch: 980, Avg. Loss: 15.002988678961993</text:p>
      <text:p text:style-name="Standard">Epoch: 17, Batch: 990, Avg. Loss: 15.17994960770011</text:p>
      <text:p text:style-name="Standard">Epoch: 17, Batch: 1000, Avg. Loss: 15.344953908771277</text:p>
      <text:p text:style-name="Standard">Epoch: 18, Batch: 10, Avg. Loss: 0.15437519773840905</text:p>
      <text:p text:style-name="Standard">Epoch: 18, Batch: 20, Avg. Loss: 0.30442824885249137</text:p>
      <text:p text:style-name="Standard">Epoch: 18, Batch: 30, Avg. Loss: 0.4429426915943623</text:p>
      <text:p text:style-name="Standard">Epoch: 18, Batch: 40, Avg. Loss: 0.5730097450315952</text:p>
      <text:p text:style-name="Standard">Epoch: 18, Batch: 50, Avg. Loss: 0.7099215559661388</text:p>
      <text:p text:style-name="Standard">Epoch: 18, Batch: 60, Avg. Loss: 0.8474314630031585</text:p>
      <text:p text:style-name="Standard">Epoch: 18, Batch: 70, Avg. Loss: 0.9724565260112286</text:p>
      <text:p text:style-name="Standard">Epoch: 18, Batch: 80, Avg. Loss: 1.1023965649306775</text:p>
      <text:p text:style-name="Standard">Epoch: 18, Batch: 90, Avg. Loss: 1.2260048970580102</text:p>
      <text:p text:style-name="Standard">Epoch: 18, Batch: 100, Avg. Loss: 1.3676415890455247</text:p>
      <text:p text:style-name="Standard">Epoch: 18, Batch: 110, Avg. Loss: 1.4969808772206306</text:p>
      <text:p text:style-name="Standard">Epoch: 18, Batch: 120, Avg. Loss: 1.6212036684155464</text:p>
      <text:p text:style-name="Standard">Epoch: 18, Batch: 130, Avg. Loss: 1.7419532291591167</text:p>
      <text:p text:style-name="Standard">Epoch: 18, Batch: 140, Avg. Loss: 1.8822512440383434</text:p>
      <text:p text:style-name="Standard">Epoch: 18, Batch: 150, Avg. Loss: 2.009566869586706</text:p>
      <text:p text:style-name="Standard">Epoch: 18, Batch: 160, Avg. Loss: 2.1451338686048986</text:p>
      <text:p text:style-name="Standard">Epoch: 18, Batch: 170, Avg. Loss: 2.2753156937658785</text:p>
      <text:p text:style-name="Standard">Epoch: 18, Batch: 180, Avg. Loss: 2.3998006038367747</text:p>
      <text:p text:style-name="Standard">Epoch: 18, Batch: 190, Avg. Loss: 2.530788128077984</text:p>
      <text:p text:style-name="Standard">Epoch: 18, Batch: 200, Avg. Loss: 2.6664897218346595</text:p>
      <text:p text:style-name="Standard">Epoch: 18, Batch: 210, Avg. Loss: 2.803199448436499</text:p>
      <text:p text:style-name="Standard">Epoch: 18, Batch: 220, Avg. Loss: 2.9309204310178756</text:p>
      <text:p text:style-name="Standard">Epoch: 18, Batch: 230, Avg. Loss: 3.0573749989271164</text:p>
      <text:p text:style-name="Standard">Epoch: 18, Batch: 240, Avg. Loss: 3.194624155014753</text:p>
      <text:p text:style-name="Standard">Epoch: 18, Batch: 250, Avg. Loss: 3.32598871588707</text:p>
      <text:p text:style-name="Standard">Epoch: 18, Batch: 260, Avg. Loss: 3.453759674727917</text:p>
      <text:p text:style-name="Standard">Epoch: 18, Batch: 270, Avg. Loss: 3.5843425884842874</text:p>
      <text:p text:style-name="Standard">Epoch: 18, Batch: 280, Avg. Loss: 3.7178395479917525</text:p>
      <text:p text:style-name="Standard">Epoch: 18, Batch: 290, Avg. Loss: 3.8602005921304228</text:p>
      <text:p text:style-name="Standard">Epoch: 18, Batch: 300, Avg. Loss: 3.9976443253457545</text:p>
      <text:p text:style-name="Standard">Epoch: 18, Batch: 310, Avg. Loss: 4.1349105454981325</text:p>
      <text:p text:style-name="Standard">Epoch: 18, Batch: 320, Avg. Loss: 4.270459475368261</text:p>
      <text:p text:style-name="Standard">Epoch: 18, Batch: 330, Avg. Loss: 4.413363878428936</text:p>
      <text:p text:style-name="Standard">Epoch: 18, Batch: 340, Avg. Loss: 4.559351920336485</text:p>
      <text:p text:style-name="Standard">Epoch: 18, Batch: 350, Avg. Loss: 4.702478109300136</text:p>
      <text:p text:style-name="Standard">Epoch: 18, Batch: 360, Avg. Loss: 4.835115414112806</text:p>
      <text:p text:style-name="Standard">Epoch: 18, Batch: 370, Avg. Loss: 4.976678323745728</text:p>
      <text:p text:style-name="Standard">Epoch: 18, Batch: 380, Avg. Loss: 5.120159073919058</text:p>
      <text:p text:style-name="Standard"><text:soft-page-break/>Epoch: 18, Batch: 390, Avg. Loss: 5.2668926700949665</text:p>
      <text:p text:style-name="Standard">Epoch: 18, Batch: 400, Avg. Loss: 5.415968231856823</text:p>
      <text:p text:style-name="Standard">Epoch: 18, Batch: 410, Avg. Loss: 5.551055058836937</text:p>
      <text:p text:style-name="Standard">Epoch: 18, Batch: 420, Avg. Loss: 5.68778612613678</text:p>
      <text:p text:style-name="Standard">Epoch: 18, Batch: 430, Avg. Loss: 5.82749452739954</text:p>
      <text:p text:style-name="Standard">Epoch: 18, Batch: 440, Avg. Loss: 5.965045990049839</text:p>
      <text:p text:style-name="Standard">Epoch: 18, Batch: 450, Avg. Loss: 6.115522826462984</text:p>
      <text:p text:style-name="Standard">Epoch: 18, Batch: 460, Avg. Loss: 6.2542669281363485</text:p>
      <text:p text:style-name="Standard">Epoch: 18, Batch: 470, Avg. Loss: 6.383483221381903</text:p>
      <text:p text:style-name="Standard">Epoch: 18, Batch: 480, Avg. Loss: 6.5479116581380366</text:p>
      <text:p text:style-name="Standard">Epoch: 18, Batch: 490, Avg. Loss: 6.7011946938931946</text:p>
      <text:p text:style-name="Standard">Epoch: 18, Batch: 500, Avg. Loss: 6.84938690662384</text:p>
      <text:p text:style-name="Standard">Epoch: 18, Batch: 510, Avg. Loss: 6.997005374729634</text:p>
      <text:p text:style-name="Standard">Epoch: 18, Batch: 520, Avg. Loss: 7.148973508179187</text:p>
      <text:p text:style-name="Standard">Epoch: 18, Batch: 530, Avg. Loss: 7.304715512692928</text:p>
      <text:p text:style-name="Standard">Epoch: 18, Batch: 540, Avg. Loss: 7.461429487168789</text:p>
      <text:p text:style-name="Standard">Epoch: 18, Batch: 550, Avg. Loss: 7.60402342453599</text:p>
      <text:p text:style-name="Standard">Epoch: 18, Batch: 560, Avg. Loss: 7.747675103694201</text:p>
      <text:p text:style-name="Standard">Epoch: 18, Batch: 570, Avg. Loss: 7.889566773921251</text:p>
      <text:p text:style-name="Standard">Epoch: 18, Batch: 580, Avg. Loss: 8.028436815738678</text:p>
      <text:p text:style-name="Standard">Epoch: 18, Batch: 590, Avg. Loss: 8.163327915221453</text:p>
      <text:p text:style-name="Standard">Epoch: 18, Batch: 600, Avg. Loss: 8.302384639531374</text:p>
      <text:p text:style-name="Standard">Epoch: 18, Batch: 610, Avg. Loss: 8.451812436431647</text:p>
      <text:p text:style-name="Standard">Epoch: 18, Batch: 620, Avg. Loss: 8.594237512350082</text:p>
      <text:p text:style-name="Standard">Epoch: 18, Batch: 630, Avg. Loss: 8.735025654733182</text:p>
      <text:p text:style-name="Standard">Epoch: 18, Batch: 640, Avg. Loss: 8.882023319602013</text:p>
      <text:p text:style-name="Standard">Epoch: 18, Batch: 650, Avg. Loss: 9.02018687054515</text:p>
      <text:p text:style-name="Standard">Epoch: 18, Batch: 660, Avg. Loss: 9.160098528116942</text:p>
      <text:p text:style-name="Standard">Epoch: 18, Batch: 670, Avg. Loss: 9.331544794887304</text:p>
      <text:p text:style-name="Standard">Epoch: 18, Batch: 680, Avg. Loss: 9.473356948792935</text:p>
      <text:p text:style-name="Standard">Epoch: 18, Batch: 690, Avg. Loss: 9.626660460233689</text:p>
      <text:p text:style-name="Standard">Epoch: 18, Batch: 700, Avg. Loss: 9.779691636562347</text:p>
      <text:p text:style-name="Standard">Epoch: 18, Batch: 710, Avg. Loss: 9.927529314160347</text:p>
      <text:p text:style-name="Standard">Epoch: 18, Batch: 720, Avg. Loss: 10.073504988849162</text:p>
      <text:p text:style-name="Standard">Epoch: 18, Batch: 730, Avg. Loss: 10.211945907026529</text:p>
      <text:p text:style-name="Standard">Epoch: 18, Batch: 740, Avg. Loss: 10.355842931568622</text:p>
      <text:p text:style-name="Standard">Epoch: 18, Batch: 750, Avg. Loss: 10.510216978192329</text:p>
      <text:p text:style-name="Standard">Epoch: 18, Batch: 760, Avg. Loss: 10.65631876885891</text:p>
      <text:p text:style-name="Standard">Epoch: 18, Batch: 770, Avg. Loss: 10.79262608960271</text:p>
      <text:p text:style-name="Standard">Epoch: 18, Batch: 780, Avg. Loss: 10.940319731086493</text:p>
      <text:p text:style-name="Standard">Epoch: 18, Batch: 790, Avg. Loss: 11.082726042717695</text:p>
      <text:p text:style-name="Standard">Epoch: 18, Batch: 800, Avg. Loss: 11.231090505421161</text:p>
      <text:p text:style-name="Standard">Epoch: 18, Batch: 810, Avg. Loss: 11.379709415137768</text:p>
      <text:p text:style-name="Standard">Epoch: 18, Batch: 820, Avg. Loss: 11.519170897454023</text:p>
      <text:p text:style-name="Standard">Epoch: 18, Batch: 830, Avg. Loss: 11.67561833485961</text:p>
      <text:p text:style-name="Standard">Epoch: 18, Batch: 840, Avg. Loss: 11.825029170513153</text:p>
      <text:p text:style-name="Standard">Epoch: 18, Batch: 850, Avg. Loss: 11.971821839362383</text:p>
      <text:p text:style-name="Standard">Epoch: 18, Batch: 860, Avg. Loss: 12.12778219357133</text:p>
      <text:p text:style-name="Standard">Epoch: 18, Batch: 870, Avg. Loss: 12.278779251873493</text:p>
      <text:p text:style-name="Standard"><text:soft-page-break/>Epoch: 18, Batch: 880, Avg. Loss: 12.438945047557354</text:p>
      <text:p text:style-name="Standard">Epoch: 18, Batch: 890, Avg. Loss: 12.59039609581232</text:p>
      <text:p text:style-name="Standard">Epoch: 18, Batch: 900, Avg. Loss: 12.74953673183918</text:p>
      <text:p text:style-name="Standard">Epoch: 18, Batch: 910, Avg. Loss: 12.89606432914734</text:p>
      <text:p text:style-name="Standard">Epoch: 18, Batch: 920, Avg. Loss: 13.04038689211011</text:p>
      <text:p text:style-name="Standard">Epoch: 18, Batch: 930, Avg. Loss: 13.181438947468996</text:p>
      <text:p text:style-name="Standard">Epoch: 18, Batch: 940, Avg. Loss: 13.32798153758049</text:p>
      <text:p text:style-name="Standard">Epoch: 18, Batch: 950, Avg. Loss: 13.493380622565747</text:p>
      <text:p text:style-name="Standard">Epoch: 18, Batch: 960, Avg. Loss: 13.64895756468177</text:p>
      <text:p text:style-name="Standard">Epoch: 18, Batch: 970, Avg. Loss: 13.79785917326808</text:p>
      <text:p text:style-name="Standard">Epoch: 18, Batch: 980, Avg. Loss: 13.941186044365168</text:p>
      <text:p text:style-name="Standard">Epoch: 18, Batch: 990, Avg. Loss: 14.086699287593365</text:p>
      <text:p text:style-name="Standard">Epoch: 18, Batch: 1000, Avg. Loss: 14.228742070496082</text:p>
      <text:p text:style-name="Standard">Epoch: 19, Batch: 10, Avg. Loss: 0.12791533693671225</text:p>
      <text:p text:style-name="Standard">Epoch: 19, Batch: 20, Avg. Loss: 0.2547903209924698</text:p>
      <text:p text:style-name="Standard">Epoch: 19, Batch: 30, Avg. Loss: 0.3774346724152565</text:p>
      <text:p text:style-name="Standard">Epoch: 19, Batch: 40, Avg. Loss: 0.5137725926935672</text:p>
      <text:p text:style-name="Standard">Epoch: 19, Batch: 50, Avg. Loss: 0.6587454110383988</text:p>
      <text:p text:style-name="Standard">Epoch: 19, Batch: 60, Avg. Loss: 0.8156806886196136</text:p>
      <text:p text:style-name="Standard">Epoch: 19, Batch: 70, Avg. Loss: 0.9512792393565178</text:p>
      <text:p text:style-name="Standard">Epoch: 19, Batch: 80, Avg. Loss: 1.0814276106655598</text:p>
      <text:p text:style-name="Standard">Epoch: 19, Batch: 90, Avg. Loss: 1.2260219879448413</text:p>
      <text:p text:style-name="Standard">Epoch: 19, Batch: 100, Avg. Loss: 1.3741577550768853</text:p>
      <text:p text:style-name="Standard">Epoch: 19, Batch: 110, Avg. Loss: 1.5108544006943703</text:p>
      <text:p text:style-name="Standard">Epoch: 19, Batch: 120, Avg. Loss: 1.6447488889098167</text:p>
      <text:p text:style-name="Standard">Epoch: 19, Batch: 130, Avg. Loss: 1.7768594458699227</text:p>
      <text:p text:style-name="Standard">Epoch: 19, Batch: 140, Avg. Loss: 1.90577305033803</text:p>
      <text:p text:style-name="Standard">Epoch: 19, Batch: 150, Avg. Loss: 2.0387590274214746</text:p>
      <text:p text:style-name="Standard">Epoch: 19, Batch: 160, Avg. Loss: 2.1688487850129605</text:p>
      <text:p text:style-name="Standard">Epoch: 19, Batch: 170, Avg. Loss: 2.286951646208763</text:p>
      <text:p text:style-name="Standard">Epoch: 19, Batch: 180, Avg. Loss: 2.4076123647391796</text:p>
      <text:p text:style-name="Standard">Epoch: 19, Batch: 190, Avg. Loss: 2.5354573406279086</text:p>
      <text:p text:style-name="Standard">Epoch: 19, Batch: 200, Avg. Loss: 2.658134036511183</text:p>
      <text:p text:style-name="Standard">Epoch: 19, Batch: 210, Avg. Loss: 2.773035553097725</text:p>
      <text:p text:style-name="Standard">Epoch: 19, Batch: 220, Avg. Loss: 2.904359932988882</text:p>
      <text:p text:style-name="Standard">Epoch: 19, Batch: 230, Avg. Loss: 3.0432798504829406</text:p>
      <text:p text:style-name="Standard">Epoch: 19, Batch: 240, Avg. Loss: 3.169253123551607</text:p>
      <text:p text:style-name="Standard">Epoch: 19, Batch: 250, Avg. Loss: 3.2972321569919587</text:p>
      <text:p text:style-name="Standard">Epoch: 19, Batch: 260, Avg. Loss: 3.4271224074065687</text:p>
      <text:p text:style-name="Standard">Epoch: 19, Batch: 270, Avg. Loss: 3.554343067854643</text:p>
      <text:p text:style-name="Standard">Epoch: 19, Batch: 280, Avg. Loss: 3.688641983270645</text:p>
      <text:p text:style-name="Standard">Epoch: 19, Batch: 290, Avg. Loss: 3.8299239717423914</text:p>
      <text:p text:style-name="Standard">Epoch: 19, Batch: 300, Avg. Loss: 3.969177945703268</text:p>
      <text:p text:style-name="Standard">Epoch: 19, Batch: 310, Avg. Loss: 4.113189194351435</text:p>
      <text:p text:style-name="Standard">Epoch: 19, Batch: 320, Avg. Loss: 4.261068602651358</text:p>
      <text:p text:style-name="Standard">Epoch: 19, Batch: 330, Avg. Loss: 4.405249205976725</text:p>
      <text:p text:style-name="Standard">Epoch: 19, Batch: 340, Avg. Loss: 4.559757786244154</text:p>
      <text:p text:style-name="Standard">Epoch: 19, Batch: 350, Avg. Loss: 4.711183952540159</text:p>
      <text:p text:style-name="Standard">Epoch: 19, Batch: 360, Avg. Loss: 4.858026169985533</text:p>
      <text:p text:style-name="Standard"><text:soft-page-break/>Epoch: 19, Batch: 370, Avg. Loss: 5.001427888870239</text:p>
      <text:p text:style-name="Standard">Epoch: 19, Batch: 380, Avg. Loss: 5.150613977015018</text:p>
      <text:p text:style-name="Standard">Epoch: 19, Batch: 390, Avg. Loss: 5.289919734746218</text:p>
      <text:p text:style-name="Standard">Epoch: 19, Batch: 400, Avg. Loss: 5.427655423432588</text:p>
      <text:p text:style-name="Standard">Epoch: 19, Batch: 410, Avg. Loss: 5.565001963824034</text:p>
      <text:p text:style-name="Standard">Epoch: 19, Batch: 420, Avg. Loss: 5.696545393019915</text:p>
      <text:p text:style-name="Standard">Epoch: 19, Batch: 430, Avg. Loss: 5.827770607173443</text:p>
      <text:p text:style-name="Standard">Epoch: 19, Batch: 440, Avg. Loss: 5.965970548987388</text:p>
      <text:p text:style-name="Standard">Epoch: 19, Batch: 450, Avg. Loss: 6.106521078199148</text:p>
      <text:p text:style-name="Standard">Epoch: 19, Batch: 460, Avg. Loss: 6.246877352148294</text:p>
      <text:p text:style-name="Standard">Epoch: 19, Batch: 470, Avg. Loss: 6.381806284189224</text:p>
      <text:p text:style-name="Standard">Epoch: 19, Batch: 480, Avg. Loss: 6.516060686856508</text:p>
      <text:p text:style-name="Standard">Epoch: 19, Batch: 490, Avg. Loss: 6.648333778232336</text:p>
      <text:p text:style-name="Standard">Epoch: 19, Batch: 500, Avg. Loss: 6.784893111884594</text:p>
      <text:p text:style-name="Standard">Epoch: 19, Batch: 510, Avg. Loss: 6.924212945997715</text:p>
      <text:p text:style-name="Standard">Epoch: 19, Batch: 520, Avg. Loss: 7.0425191529095175</text:p>
      <text:p text:style-name="Standard">Epoch: 19, Batch: 530, Avg. Loss: 7.174349219352007</text:p>
      <text:p text:style-name="Standard">Epoch: 19, Batch: 540, Avg. Loss: 7.314786118268967</text:p>
      <text:p text:style-name="Standard">Epoch: 19, Batch: 550, Avg. Loss: 7.456279719620943</text:p>
      <text:p text:style-name="Standard">Epoch: 19, Batch: 560, Avg. Loss: 7.5912162937223915</text:p>
      <text:p text:style-name="Standard">Epoch: 19, Batch: 570, Avg. Loss: 7.719807051867247</text:p>
      <text:p text:style-name="Standard">Epoch: 19, Batch: 580, Avg. Loss: 7.85203046426177</text:p>
      <text:p text:style-name="Standard">Epoch: 19, Batch: 590, Avg. Loss: 7.9782724827528</text:p>
      <text:p text:style-name="Standard">Epoch: 19, Batch: 600, Avg. Loss: 8.104743894189596</text:p>
      <text:p text:style-name="Standard">Epoch: 19, Batch: 610, Avg. Loss: 8.230160622298717</text:p>
      <text:p text:style-name="Standard">Epoch: 19, Batch: 620, Avg. Loss: 8.368483580648899</text:p>
      <text:p text:style-name="Standard">Epoch: 19, Batch: 630, Avg. Loss: 8.506604792922735</text:p>
      <text:p text:style-name="Standard">Epoch: 19, Batch: 640, Avg. Loss: 8.646199437230825</text:p>
      <text:p text:style-name="Standard">Epoch: 19, Batch: 650, Avg. Loss: 8.779590674489736</text:p>
      <text:p text:style-name="Standard">Epoch: 19, Batch: 660, Avg. Loss: 8.91272992491722</text:p>
      <text:p text:style-name="Standard">Epoch: 19, Batch: 670, Avg. Loss: 9.057783758640289</text:p>
      <text:p text:style-name="Standard">Epoch: 19, Batch: 680, Avg. Loss: 9.204188461601735</text:p>
      <text:p text:style-name="Standard">Epoch: 19, Batch: 690, Avg. Loss: 9.3409095287323</text:p>
      <text:p text:style-name="Standard">Epoch: 19, Batch: 700, Avg. Loss: 9.484493570029736</text:p>
      <text:p text:style-name="Standard">Epoch: 19, Batch: 710, Avg. Loss: 9.616436740010977</text:p>
      <text:p text:style-name="Standard">Epoch: 19, Batch: 720, Avg. Loss: 9.753830557316542</text:p>
      <text:p text:style-name="Standard">Epoch: 19, Batch: 730, Avg. Loss: 9.89776490032673</text:p>
      <text:p text:style-name="Standard">Epoch: 19, Batch: 740, Avg. Loss: 10.046384542435408</text:p>
      <text:p text:style-name="Standard">Epoch: 19, Batch: 750, Avg. Loss: 10.18807024732232</text:p>
      <text:p text:style-name="Standard">Epoch: 19, Batch: 760, Avg. Loss: 10.33653694242239</text:p>
      <text:p text:style-name="Standard">Epoch: 19, Batch: 770, Avg. Loss: 10.475364987552165</text:p>
      <text:p text:style-name="Standard">Epoch: 19, Batch: 780, Avg. Loss: 10.618450830131769</text:p>
      <text:p text:style-name="Standard">Epoch: 19, Batch: 790, Avg. Loss: 10.754574922472239</text:p>
      <text:p text:style-name="Standard">Epoch: 19, Batch: 800, Avg. Loss: 10.900811730325222</text:p>
      <text:p text:style-name="Standard">Epoch: 19, Batch: 810, Avg. Loss: 11.040977887809277</text:p>
      <text:p text:style-name="Standard">Epoch: 19, Batch: 820, Avg. Loss: 11.193194457888604</text:p>
      <text:p text:style-name="Standard">Epoch: 19, Batch: 830, Avg. Loss: 11.33965153992176</text:p>
      <text:p text:style-name="Standard">Epoch: 19, Batch: 840, Avg. Loss: 11.484720069169999</text:p>
      <text:p text:style-name="Standard">Epoch: 19, Batch: 850, Avg. Loss: 11.624083831161261</text:p>
      <text:p text:style-name="Standard"><text:soft-page-break/>Epoch: 19, Batch: 860, Avg. Loss: 11.75627090409398</text:p>
      <text:p text:style-name="Standard">Epoch: 19, Batch: 870, Avg. Loss: 11.895798159390688</text:p>
      <text:p text:style-name="Standard">Epoch: 19, Batch: 880, Avg. Loss: 12.033083475381137</text:p>
      <text:p text:style-name="Standard">Epoch: 19, Batch: 890, Avg. Loss: 12.166410408169032</text:p>
      <text:p text:style-name="Standard">Epoch: 19, Batch: 900, Avg. Loss: 12.311183319985867</text:p>
      <text:p text:style-name="Standard">Epoch: 19, Batch: 910, Avg. Loss: 12.461552641540766</text:p>
      <text:p text:style-name="Standard">Epoch: 19, Batch: 920, Avg. Loss: 12.618104400485754</text:p>
      <text:p text:style-name="Standard">Epoch: 19, Batch: 930, Avg. Loss: 12.771145064383745</text:p>
      <text:p text:style-name="Standard">Epoch: 19, Batch: 940, Avg. Loss: 12.911364436149597</text:p>
      <text:p text:style-name="Standard">Epoch: 19, Batch: 950, Avg. Loss: 13.048553542792797</text:p>
      <text:p text:style-name="Standard">Epoch: 19, Batch: 960, Avg. Loss: 13.186595287919044</text:p>
      <text:p text:style-name="Standard">Epoch: 19, Batch: 970, Avg. Loss: 13.322911748290062</text:p>
      <text:p text:style-name="Standard">Epoch: 19, Batch: 980, Avg. Loss: 13.461909936368466</text:p>
      <text:p text:style-name="Standard">Epoch: 19, Batch: 990, Avg. Loss: 13.601090327650308</text:p>
      <text:p text:style-name="Standard">Epoch: 19, Batch: 1000, Avg. Loss: 13.739305966347455</text:p>
      <text:p text:style-name="Standard">Epoch: 20, Batch: 10, Avg. Loss: 0.12737976312637328</text:p>
      <text:p text:style-name="Standard">Epoch: 20, Batch: 20, Avg. Loss: 0.24080999568104744</text:p>
      <text:p text:style-name="Standard">Epoch: 20, Batch: 30, Avg. Loss: 0.35156002938747405</text:p>
      <text:p text:style-name="Standard">Epoch: 20, Batch: 40, Avg. Loss: 0.47312906980514524</text:p>
      <text:p text:style-name="Standard">Epoch: 20, Batch: 50, Avg. Loss: 0.5970432892441749</text:p>
      <text:p text:style-name="Standard">Epoch: 20, Batch: 60, Avg. Loss: 0.705781851708889</text:p>
      <text:p text:style-name="Standard">Epoch: 20, Batch: 70, Avg. Loss: 0.8137087047100067</text:p>
      <text:p text:style-name="Standard">Epoch: 20, Batch: 80, Avg. Loss: 0.9231387369334698</text:p>
      <text:p text:style-name="Standard">Epoch: 20, Batch: 90, Avg. Loss: 1.040492931753397</text:p>
      <text:p text:style-name="Standard">Epoch: 20, Batch: 100, Avg. Loss: 1.1550936117768287</text:p>
      <text:p text:style-name="Standard">Epoch: 20, Batch: 110, Avg. Loss: 1.2774313308298588</text:p>
      <text:p text:style-name="Standard">Epoch: 20, Batch: 120, Avg. Loss: 1.3885099567472934</text:p>
      <text:p text:style-name="Standard">Epoch: 20, Batch: 130, Avg. Loss: 1.5077136360108851</text:p>
      <text:p text:style-name="Standard">Epoch: 20, Batch: 140, Avg. Loss: 1.6308805711567402</text:p>
      <text:p text:style-name="Standard">Epoch: 20, Batch: 150, Avg. Loss: 1.7552759237587452</text:p>
      <text:p text:style-name="Standard">Epoch: 20, Batch: 160, Avg. Loss: 1.8668183505535125</text:p>
      <text:p text:style-name="Standard">Epoch: 20, Batch: 170, Avg. Loss: 1.97919444963336</text:p>
      <text:p text:style-name="Standard">Epoch: 20, Batch: 180, Avg. Loss: 2.0940481185913087</text:p>
      <text:p text:style-name="Standard">Epoch: 20, Batch: 190, Avg. Loss: 2.2157620012760164</text:p>
      <text:p text:style-name="Standard">Epoch: 20, Batch: 200, Avg. Loss: 2.3270780883729456</text:p>
      <text:p text:style-name="Standard">Epoch: 20, Batch: 210, Avg. Loss: 2.436973625421524</text:p>
      <text:p text:style-name="Standard">Epoch: 20, Batch: 220, Avg. Loss: 2.5521737158298494</text:p>
      <text:p text:style-name="Standard">Epoch: 20, Batch: 230, Avg. Loss: 2.6671451672911646</text:p>
      <text:p text:style-name="Standard">Epoch: 20, Batch: 240, Avg. Loss: 2.7827869653701782</text:p>
      <text:p text:style-name="Standard">Epoch: 20, Batch: 250, Avg. Loss: 2.9082897990942</text:p>
      <text:p text:style-name="Standard">Epoch: 20, Batch: 260, Avg. Loss: 3.033479282259941</text:p>
      <text:p text:style-name="Standard">Epoch: 20, Batch: 270, Avg. Loss: 3.157585769891739</text:p>
      <text:p text:style-name="Standard">Epoch: 20, Batch: 280, Avg. Loss: 3.272554485499859</text:p>
      <text:p text:style-name="Standard">Epoch: 20, Batch: 290, Avg. Loss: 3.4020665884017944</text:p>
      <text:p text:style-name="Standard">Epoch: 20, Batch: 300, Avg. Loss: 3.5159587539732455</text:p>
      <text:p text:style-name="Standard">Epoch: 20, Batch: 310, Avg. Loss: 3.638459763675928</text:p>
      <text:p text:style-name="Standard">Epoch: 20, Batch: 320, Avg. Loss: 3.7540085919201376</text:p>
      <text:p text:style-name="Standard">Epoch: 20, Batch: 330, Avg. Loss: 3.8737797193229198</text:p>
      <text:p text:style-name="Standard">Epoch: 20, Batch: 340, Avg. Loss: 3.999339885264635</text:p>
      <text:p text:style-name="Standard"><text:soft-page-break/>Epoch: 20, Batch: 350, Avg. Loss: 4.123315908014774</text:p>
      <text:p text:style-name="Standard">Epoch: 20, Batch: 360, Avg. Loss: 4.234163750708103</text:p>
      <text:p text:style-name="Standard">Epoch: 20, Batch: 370, Avg. Loss: 4.356421968340873</text:p>
      <text:p text:style-name="Standard">Epoch: 20, Batch: 380, Avg. Loss: 4.479419106990099</text:p>
      <text:p text:style-name="Standard">Epoch: 20, Batch: 390, Avg. Loss: 4.599358461052179</text:p>
      <text:p text:style-name="Standard">Epoch: 20, Batch: 400, Avg. Loss: 4.7205011285841465</text:p>
      <text:p text:style-name="Standard">Epoch: 20, Batch: 410, Avg. Loss: 4.8491396777331826</text:p>
      <text:p text:style-name="Standard">Epoch: 20, Batch: 420, Avg. Loss: 4.968337145447731</text:p>
      <text:p text:style-name="Standard">Epoch: 20, Batch: 430, Avg. Loss: 5.09822603315115</text:p>
      <text:p text:style-name="Standard">Epoch: 20, Batch: 440, Avg. Loss: 5.217240135371685</text:p>
      <text:p text:style-name="Standard">Epoch: 20, Batch: 450, Avg. Loss: 5.334585466235876</text:p>
      <text:p text:style-name="Standard">Epoch: 20, Batch: 460, Avg. Loss: 5.45419135093689</text:p>
      <text:p text:style-name="Standard">Epoch: 20, Batch: 470, Avg. Loss: 5.578601592034102</text:p>
      <text:p text:style-name="Standard">Epoch: 20, Batch: 480, Avg. Loss: 5.704974654316902</text:p>
      <text:p text:style-name="Standard">Epoch: 20, Batch: 490, Avg. Loss: 5.8315290555357935</text:p>
      <text:p text:style-name="Standard">Epoch: 20, Batch: 500, Avg. Loss: 5.959033744782209</text:p>
      <text:p text:style-name="Standard">Epoch: 20, Batch: 510, Avg. Loss: 6.088890682905912</text:p>
      <text:p text:style-name="Standard">Epoch: 20, Batch: 520, Avg. Loss: 6.219142615050077</text:p>
      <text:p text:style-name="Standard">Epoch: 20, Batch: 530, Avg. Loss: 6.352716783434152</text:p>
      <text:p text:style-name="Standard">Epoch: 20, Batch: 540, Avg. Loss: 6.479746460169554</text:p>
      <text:p text:style-name="Standard">Epoch: 20, Batch: 550, Avg. Loss: 6.615208619832993</text:p>
      <text:p text:style-name="Standard">Epoch: 20, Batch: 560, Avg. Loss: 6.734163864701986</text:p>
      <text:p text:style-name="Standard">Epoch: 20, Batch: 570, Avg. Loss: 6.863534364104271</text:p>
      <text:p text:style-name="Standard">Epoch: 20, Batch: 580, Avg. Loss: 6.983284260332584</text:p>
      <text:p text:style-name="Standard">Epoch: 20, Batch: 590, Avg. Loss: 7.1042152382433414</text:p>
      <text:p text:style-name="Standard">Epoch: 20, Batch: 600, Avg. Loss: 7.229263691604137</text:p>
      <text:p text:style-name="Standard">Epoch: 20, Batch: 610, Avg. Loss: 7.366135431826114</text:p>
      <text:p text:style-name="Standard">Epoch: 20, Batch: 620, Avg. Loss: 7.510827403515577</text:p>
      <text:p text:style-name="Standard">Epoch: 20, Batch: 630, Avg. Loss: 7.655244828760624</text:p>
      <text:p text:style-name="Standard">Epoch: 20, Batch: 640, Avg. Loss: 7.817834257334471</text:p>
      <text:p text:style-name="Standard">Epoch: 20, Batch: 650, Avg. Loss: 7.960246966779232</text:p>
      <text:p text:style-name="Standard">Epoch: 20, Batch: 660, Avg. Loss: 8.093834307789802</text:p>
      <text:p text:style-name="Standard">Epoch: 20, Batch: 670, Avg. Loss: 8.228772938251495</text:p>
      <text:p text:style-name="Standard">Epoch: 20, Batch: 680, Avg. Loss: 8.355063774436712</text:p>
      <text:p text:style-name="Standard">Epoch: 20, Batch: 690, Avg. Loss: 8.486340803653002</text:p>
      <text:p text:style-name="Standard">Epoch: 20, Batch: 700, Avg. Loss: 8.630721922963858</text:p>
      <text:p text:style-name="Standard">Epoch: 20, Batch: 710, Avg. Loss: 8.773783195018769</text:p>
      <text:p text:style-name="Standard">Epoch: 20, Batch: 720, Avg. Loss: 8.911891900002956</text:p>
      <text:p text:style-name="Standard">Epoch: 20, Batch: 730, Avg. Loss: 9.040302689373494</text:p>
      <text:p text:style-name="Standard">Epoch: 20, Batch: 740, Avg. Loss: 9.182580929249525</text:p>
      <text:p text:style-name="Standard">Epoch: 20, Batch: 750, Avg. Loss: 9.322510654479265</text:p>
      <text:p text:style-name="Standard">Epoch: 20, Batch: 760, Avg. Loss: 9.456550668925047</text:p>
      <text:p text:style-name="Standard">Epoch: 20, Batch: 770, Avg. Loss: 9.596266104280948</text:p>
      <text:p text:style-name="Standard">Epoch: 20, Batch: 780, Avg. Loss: 9.727897554636002</text:p>
      <text:p text:style-name="Standard">Epoch: 20, Batch: 790, Avg. Loss: 9.860680686682462</text:p>
      <text:p text:style-name="Standard">Epoch: 20, Batch: 800, Avg. Loss: 9.998619080334901</text:p>
      <text:p text:style-name="Standard">Epoch: 20, Batch: 810, Avg. Loss: 10.135086489468813</text:p>
      <text:p text:style-name="Standard">Epoch: 20, Batch: 820, Avg. Loss: 10.275222376734018</text:p>
      <text:p text:style-name="Standard">Epoch: 20, Batch: 830, Avg. Loss: 10.411729829758405</text:p>
      <text:p text:style-name="Standard"><text:soft-page-break/>Epoch: 20, Batch: 840, Avg. Loss: 10.539216139167547</text:p>
      <text:p text:style-name="Standard">Epoch: 20, Batch: 850, Avg. Loss: 10.664806696027517</text:p>
      <text:p text:style-name="Standard">Epoch: 20, Batch: 860, Avg. Loss: 10.789937023073435</text:p>
      <text:p text:style-name="Standard">Epoch: 20, Batch: 870, Avg. Loss: 10.918022421002387</text:p>
      <text:p text:style-name="Standard">Epoch: 20, Batch: 880, Avg. Loss: 11.051265863329172</text:p>
      <text:p text:style-name="Standard">Epoch: 20, Batch: 890, Avg. Loss: 11.178811702877283</text:p>
      <text:p text:style-name="Standard">Epoch: 20, Batch: 900, Avg. Loss: 11.305154198408127</text:p>
      <text:p text:style-name="Standard">Epoch: 20, Batch: 910, Avg. Loss: 11.436203632503748</text:p>
      <text:p text:style-name="Standard">Epoch: 20, Batch: 920, Avg. Loss: 11.564942879229784</text:p>
      <text:p text:style-name="Standard">Epoch: 20, Batch: 930, Avg. Loss: 11.696353267133237</text:p>
      <text:p text:style-name="Standard">Epoch: 20, Batch: 940, Avg. Loss: 11.8218945838511</text:p>
      <text:p text:style-name="Standard">Epoch: 20, Batch: 950, Avg. Loss: 11.95328872203827</text:p>
      <text:p text:style-name="Standard">Epoch: 20, Batch: 960, Avg. Loss: 12.087111598998309</text:p>
      <text:p text:style-name="Standard">Epoch: 20, Batch: 970, Avg. Loss: 12.220836784690619</text:p>
      <text:p text:style-name="Standard">Epoch: 20, Batch: 980, Avg. Loss: 12.344644355773926</text:p>
      <text:p text:style-name="Standard">Epoch: 20, Batch: 990, Avg. Loss: 12.482675399631262</text:p>
      <text:p text:style-name="Standard">Epoch: 20, Batch: 1000, Avg. Loss: 12.613153444975614</text:p>
      <text:p text:style-name="Standard">Epoch: 21, Batch: 10, Avg. Loss: 0.10956767871975899</text:p>
      <text:p text:style-name="Standard">Epoch: 21, Batch: 20, Avg. Loss: 0.2242676705121994</text:p>
      <text:p text:style-name="Standard">Epoch: 21, Batch: 30, Avg. Loss: 0.3315515235066414</text:p>
      <text:p text:style-name="Standard">Epoch: 21, Batch: 40, Avg. Loss: 0.43526598513126374</text:p>
      <text:p text:style-name="Standard">Epoch: 21, Batch: 50, Avg. Loss: 0.535133870691061</text:p>
      <text:p text:style-name="Standard">Epoch: 21, Batch: 60, Avg. Loss: 0.6406242318451405</text:p>
      <text:p text:style-name="Standard">Epoch: 21, Batch: 70, Avg. Loss: 0.7460675746202469</text:p>
      <text:p text:style-name="Standard">Epoch: 21, Batch: 80, Avg. Loss: 0.86464718952775</text:p>
      <text:p text:style-name="Standard">Epoch: 21, Batch: 90, Avg. Loss: 0.981690575927496</text:p>
      <text:p text:style-name="Standard">Epoch: 21, Batch: 100, Avg. Loss: 1.0949524834752082</text:p>
      <text:p text:style-name="Standard">Epoch: 21, Batch: 110, Avg. Loss: 1.2112745478749276</text:p>
      <text:p text:style-name="Standard">Epoch: 21, Batch: 120, Avg. Loss: 1.3223980009555816</text:p>
      <text:p text:style-name="Standard">Epoch: 21, Batch: 130, Avg. Loss: 1.4362898387014866</text:p>
      <text:p text:style-name="Standard">Epoch: 21, Batch: 140, Avg. Loss: 1.5524207308888436</text:p>
      <text:p text:style-name="Standard">Epoch: 21, Batch: 150, Avg. Loss: 1.6749904684722423</text:p>
      <text:p text:style-name="Standard">Epoch: 21, Batch: 160, Avg. Loss: 1.8023418620228768</text:p>
      <text:p text:style-name="Standard">Epoch: 21, Batch: 170, Avg. Loss: 1.9107818648219108</text:p>
      <text:p text:style-name="Standard">Epoch: 21, Batch: 180, Avg. Loss: 2.027610957622528</text:p>
      <text:p text:style-name="Standard">Epoch: 21, Batch: 190, Avg. Loss: 2.13946625739336</text:p>
      <text:p text:style-name="Standard">Epoch: 21, Batch: 200, Avg. Loss: 2.242665822058916</text:p>
      <text:p text:style-name="Standard">Epoch: 21, Batch: 210, Avg. Loss: 2.3584478683769703</text:p>
      <text:p text:style-name="Standard">Epoch: 21, Batch: 220, Avg. Loss: 2.4700368367135526</text:p>
      <text:p text:style-name="Standard">Epoch: 21, Batch: 230, Avg. Loss: 2.587598546594381</text:p>
      <text:p text:style-name="Standard">Epoch: 21, Batch: 240, Avg. Loss: 2.703566124290228</text:p>
      <text:p text:style-name="Standard">Epoch: 21, Batch: 250, Avg. Loss: 2.823427126556635</text:p>
      <text:p text:style-name="Standard">Epoch: 21, Batch: 260, Avg. Loss: 2.934309308230877</text:p>
      <text:p text:style-name="Standard">Epoch: 21, Batch: 270, Avg. Loss: 3.049939341843128</text:p>
      <text:p text:style-name="Standard">Epoch: 21, Batch: 280, Avg. Loss: 3.159633621573448</text:p>
      <text:p text:style-name="Standard">Epoch: 21, Batch: 290, Avg. Loss: 3.279427050799131</text:p>
      <text:p text:style-name="Standard">Epoch: 21, Batch: 300, Avg. Loss: 3.3810643434524534</text:p>
      <text:p text:style-name="Standard">Epoch: 21, Batch: 310, Avg. Loss: 3.497373924404383</text:p>
      <text:p text:style-name="Standard">Epoch: 21, Batch: 320, Avg. Loss: 3.6112037181854246</text:p>
      <text:p text:style-name="Standard"><text:soft-page-break/>Epoch: 21, Batch: 330, Avg. Loss: 3.7281122975051404</text:p>
      <text:p text:style-name="Standard">Epoch: 21, Batch: 340, Avg. Loss: 3.8396717742085458</text:p>
      <text:p text:style-name="Standard">Epoch: 21, Batch: 350, Avg. Loss: 3.960312360525131</text:p>
      <text:p text:style-name="Standard">Epoch: 21, Batch: 360, Avg. Loss: 4.087389632314443</text:p>
      <text:p text:style-name="Standard">Epoch: 21, Batch: 370, Avg. Loss: 4.201701439172029</text:p>
      <text:p text:style-name="Standard">Epoch: 21, Batch: 380, Avg. Loss: 4.3211409747600555</text:p>
      <text:p text:style-name="Standard">Epoch: 21, Batch: 390, Avg. Loss: 4.449371086061001</text:p>
      <text:p text:style-name="Standard">Epoch: 21, Batch: 400, Avg. Loss: 4.580677141994238</text:p>
      <text:p text:style-name="Standard">Epoch: 21, Batch: 410, Avg. Loss: 4.704704165458679</text:p>
      <text:p text:style-name="Standard">Epoch: 21, Batch: 420, Avg. Loss: 4.832276014983654</text:p>
      <text:p text:style-name="Standard">Epoch: 21, Batch: 430, Avg. Loss: 4.958912668377161</text:p>
      <text:p text:style-name="Standard">Epoch: 21, Batch: 440, Avg. Loss: 5.084057763963938</text:p>
      <text:p text:style-name="Standard">Epoch: 21, Batch: 450, Avg. Loss: 5.206280499696732</text:p>
      <text:p text:style-name="Standard">Epoch: 21, Batch: 460, Avg. Loss: 5.338828799128533</text:p>
      <text:p text:style-name="Standard">Epoch: 21, Batch: 470, Avg. Loss: 5.463055241852999</text:p>
      <text:p text:style-name="Standard">Epoch: 21, Batch: 480, Avg. Loss: 5.5818815499544145</text:p>
      <text:p text:style-name="Standard">Epoch: 21, Batch: 490, Avg. Loss: 5.70050288066268</text:p>
      <text:p text:style-name="Standard">Epoch: 21, Batch: 500, Avg. Loss: 5.808544846624136</text:p>
      <text:p text:style-name="Standard">Epoch: 21, Batch: 510, Avg. Loss: 5.92646437138319</text:p>
      <text:p text:style-name="Standard">Epoch: 21, Batch: 520, Avg. Loss: 6.0511303715407845</text:p>
      <text:p text:style-name="Standard">Epoch: 21, Batch: 530, Avg. Loss: 6.178764917701483</text:p>
      <text:p text:style-name="Standard">Epoch: 21, Batch: 540, Avg. Loss: 6.295154620707035</text:p>
      <text:p text:style-name="Standard">Epoch: 21, Batch: 550, Avg. Loss: 6.420490769296885</text:p>
      <text:p text:style-name="Standard">Epoch: 21, Batch: 560, Avg. Loss: 6.54483435600996</text:p>
      <text:p text:style-name="Standard">Epoch: 21, Batch: 570, Avg. Loss: 6.667793491482735</text:p>
      <text:p text:style-name="Standard">Epoch: 21, Batch: 580, Avg. Loss: 6.792263308912515</text:p>
      <text:p text:style-name="Standard">Epoch: 21, Batch: 590, Avg. Loss: 6.92636589333415</text:p>
      <text:p text:style-name="Standard">Epoch: 21, Batch: 600, Avg. Loss: 7.058879640698433</text:p>
      <text:p text:style-name="Standard">Epoch: 21, Batch: 610, Avg. Loss: 7.184586773067712</text:p>
      <text:p text:style-name="Standard">Epoch: 21, Batch: 620, Avg. Loss: 7.304500990360975</text:p>
      <text:p text:style-name="Standard">Epoch: 21, Batch: 630, Avg. Loss: 7.423334799706936</text:p>
      <text:p text:style-name="Standard">Epoch: 21, Batch: 640, Avg. Loss: 7.54585402160883</text:p>
      <text:p text:style-name="Standard">Epoch: 21, Batch: 650, Avg. Loss: 7.6584527842700485</text:p>
      <text:p text:style-name="Standard">Epoch: 21, Batch: 660, Avg. Loss: 7.788363310694694</text:p>
      <text:p text:style-name="Standard">Epoch: 21, Batch: 670, Avg. Loss: 7.910121814161539</text:p>
      <text:p text:style-name="Standard">Epoch: 21, Batch: 680, Avg. Loss: 8.030586893856526</text:p>
      <text:p text:style-name="Standard">Epoch: 21, Batch: 690, Avg. Loss: 8.169386492669583</text:p>
      <text:p text:style-name="Standard">Epoch: 21, Batch: 700, Avg. Loss: 8.293925835192203</text:p>
      <text:p text:style-name="Standard">Epoch: 21, Batch: 710, Avg. Loss: 8.42189019471407</text:p>
      <text:p text:style-name="Standard">Epoch: 21, Batch: 720, Avg. Loss: 8.540282828360796</text:p>
      <text:p text:style-name="Standard">Epoch: 21, Batch: 730, Avg. Loss: 8.669418265670538</text:p>
      <text:p text:style-name="Standard">Epoch: 21, Batch: 740, Avg. Loss: 8.796483437716962</text:p>
      <text:p text:style-name="Standard">Epoch: 21, Batch: 750, Avg. Loss: 8.923050725460053</text:p>
      <text:p text:style-name="Standard">Epoch: 21, Batch: 760, Avg. Loss: 9.046441340446473</text:p>
      <text:p text:style-name="Standard">Epoch: 21, Batch: 770, Avg. Loss: 9.16690123900771</text:p>
      <text:p text:style-name="Standard">Epoch: 21, Batch: 780, Avg. Loss: 9.298749075084924</text:p>
      <text:p text:style-name="Standard">Epoch: 21, Batch: 790, Avg. Loss: 9.435396441072225</text:p>
      <text:p text:style-name="Standard">Epoch: 21, Batch: 800, Avg. Loss: 9.571109124273061</text:p>
      <text:p text:style-name="Standard">Epoch: 21, Batch: 810, Avg. Loss: 9.708625598996878</text:p>
      <text:p text:style-name="Standard"><text:soft-page-break/>Epoch: 21, Batch: 820, Avg. Loss: 9.83928938806057</text:p>
      <text:p text:style-name="Standard">Epoch: 21, Batch: 830, Avg. Loss: 9.973969484865666</text:p>
      <text:p text:style-name="Standard">Epoch: 21, Batch: 840, Avg. Loss: 10.09153387695551</text:p>
      <text:p text:style-name="Standard">Epoch: 21, Batch: 850, Avg. Loss: 10.22050907537341</text:p>
      <text:p text:style-name="Standard">Epoch: 21, Batch: 860, Avg. Loss: 10.355613296478987</text:p>
      <text:p text:style-name="Standard">Epoch: 21, Batch: 870, Avg. Loss: 10.485015722364187</text:p>
      <text:p text:style-name="Standard">Epoch: 21, Batch: 880, Avg. Loss: 10.618100483715533</text:p>
      <text:p text:style-name="Standard">Epoch: 21, Batch: 890, Avg. Loss: 10.741116853803396</text:p>
      <text:p text:style-name="Standard">Epoch: 21, Batch: 900, Avg. Loss: 10.85671946182847</text:p>
      <text:p text:style-name="Standard">Epoch: 21, Batch: 910, Avg. Loss: 10.981993912905455</text:p>
      <text:p text:style-name="Standard">Epoch: 21, Batch: 920, Avg. Loss: 11.114923836290837</text:p>
      <text:p text:style-name="Standard">Epoch: 21, Batch: 930, Avg. Loss: 11.247516933828592</text:p>
      <text:p text:style-name="Standard">Epoch: 21, Batch: 940, Avg. Loss: 11.373588667809964</text:p>
      <text:p text:style-name="Standard">Epoch: 21, Batch: 950, Avg. Loss: 11.506327211111785</text:p>
      <text:p text:style-name="Standard">Epoch: 21, Batch: 960, Avg. Loss: 11.63214010372758</text:p>
      <text:p text:style-name="Standard">Epoch: 21, Batch: 970, Avg. Loss: 11.756350589543581</text:p>
      <text:p text:style-name="Standard">Epoch: 21, Batch: 980, Avg. Loss: 11.871751672774554</text:p>
      <text:p text:style-name="Standard">Epoch: 21, Batch: 990, Avg. Loss: 11.990312307327986</text:p>
      <text:p text:style-name="Standard">Epoch: 21, Batch: 1000, Avg. Loss: 12.11011810824275</text:p>
      <text:p text:style-name="Standard">Epoch: 22, Batch: 10, Avg. Loss: 0.10812783613801003</text:p>
      <text:p text:style-name="Standard">Epoch: 22, Batch: 20, Avg. Loss: 0.2124813012778759</text:p>
      <text:p text:style-name="Standard">Epoch: 22, Batch: 30, Avg. Loss: 0.3182077020406723</text:p>
      <text:p text:style-name="Standard">Epoch: 22, Batch: 40, Avg. Loss: 0.4254374995827675</text:p>
      <text:p text:style-name="Standard">Epoch: 22, Batch: 50, Avg. Loss: 0.5297454841434955</text:p>
      <text:p text:style-name="Standard">Epoch: 22, Batch: 60, Avg. Loss: 0.6376337498426438</text:p>
      <text:p text:style-name="Standard">Epoch: 22, Batch: 70, Avg. Loss: 0.7490836277604103</text:p>
      <text:p text:style-name="Standard">Epoch: 22, Batch: 80, Avg. Loss: 0.8466155529022217</text:p>
      <text:p text:style-name="Standard">Epoch: 22, Batch: 90, Avg. Loss: 0.9478655695915222</text:p>
      <text:p text:style-name="Standard">Epoch: 22, Batch: 100, Avg. Loss: 1.0643577933311463</text:p>
      <text:p text:style-name="Standard">Epoch: 22, Batch: 110, Avg. Loss: 1.1691916644573213</text:p>
      <text:p text:style-name="Standard">Epoch: 22, Batch: 120, Avg. Loss: 1.2648309364914894</text:p>
      <text:p text:style-name="Standard">Epoch: 22, Batch: 130, Avg. Loss: 1.3707396142184733</text:p>
      <text:p text:style-name="Standard">Epoch: 22, Batch: 140, Avg. Loss: 1.4803316041827201</text:p>
      <text:p text:style-name="Standard">Epoch: 22, Batch: 150, Avg. Loss: 1.5825181923806668</text:p>
      <text:p text:style-name="Standard">Epoch: 22, Batch: 160, Avg. Loss: 1.689336884021759</text:p>
      <text:p text:style-name="Standard">Epoch: 22, Batch: 170, Avg. Loss: 1.8022466368973256</text:p>
      <text:p text:style-name="Standard">Epoch: 22, Batch: 180, Avg. Loss: 1.907066637277603</text:p>
      <text:p text:style-name="Standard">Epoch: 22, Batch: 190, Avg. Loss: 2.00801110714674</text:p>
      <text:p text:style-name="Standard">Epoch: 22, Batch: 200, Avg. Loss: 2.1119617611169814</text:p>
      <text:p text:style-name="Standard">Epoch: 22, Batch: 210, Avg. Loss: 2.2210518538951876</text:p>
      <text:p text:style-name="Standard">Epoch: 22, Batch: 220, Avg. Loss: 2.326109855622053</text:p>
      <text:p text:style-name="Standard">Epoch: 22, Batch: 230, Avg. Loss: 2.430765650421381</text:p>
      <text:p text:style-name="Standard">Epoch: 22, Batch: 240, Avg. Loss: 2.541218028962612</text:p>
      <text:p text:style-name="Standard">Epoch: 22, Batch: 250, Avg. Loss: 2.6438628032803537</text:p>
      <text:p text:style-name="Standard">Epoch: 22, Batch: 260, Avg. Loss: 2.748173201084137</text:p>
      <text:p text:style-name="Standard">Epoch: 22, Batch: 270, Avg. Loss: 2.8541190207004545</text:p>
      <text:p text:style-name="Standard">Epoch: 22, Batch: 280, Avg. Loss: 2.961798705905676</text:p>
      <text:p text:style-name="Standard">Epoch: 22, Batch: 290, Avg. Loss: 3.0671648122370243</text:p>
      <text:p text:style-name="Standard">Epoch: 22, Batch: 300, Avg. Loss: 3.1706893026828764</text:p>
      <text:p text:style-name="Standard"><text:soft-page-break/>Epoch: 22, Batch: 310, Avg. Loss: 3.2802664883434773</text:p>
      <text:p text:style-name="Standard">Epoch: 22, Batch: 320, Avg. Loss: 3.390035293996334</text:p>
      <text:p text:style-name="Standard">Epoch: 22, Batch: 330, Avg. Loss: 3.4940259478986264</text:p>
      <text:p text:style-name="Standard">Epoch: 22, Batch: 340, Avg. Loss: 3.600835520774126</text:p>
      <text:p text:style-name="Standard">Epoch: 22, Batch: 350, Avg. Loss: 3.7106841526925565</text:p>
      <text:p text:style-name="Standard">Epoch: 22, Batch: 360, Avg. Loss: 3.8145636945962904</text:p>
      <text:p text:style-name="Standard">Epoch: 22, Batch: 370, Avg. Loss: 3.92728603258729</text:p>
      <text:p text:style-name="Standard">Epoch: 22, Batch: 380, Avg. Loss: 4.035854113847018</text:p>
      <text:p text:style-name="Standard">Epoch: 22, Batch: 390, Avg. Loss: 4.154113502055407</text:p>
      <text:p text:style-name="Standard">Epoch: 22, Batch: 400, Avg. Loss: 4.272111241519451</text:p>
      <text:p text:style-name="Standard">Epoch: 22, Batch: 410, Avg. Loss: 4.38665938153863</text:p>
      <text:p text:style-name="Standard">Epoch: 22, Batch: 420, Avg. Loss: 4.509824018925428</text:p>
      <text:p text:style-name="Standard">Epoch: 22, Batch: 430, Avg. Loss: 4.623478534817695</text:p>
      <text:p text:style-name="Standard">Epoch: 22, Batch: 440, Avg. Loss: 4.738484483212233</text:p>
      <text:p text:style-name="Standard">Epoch: 22, Batch: 450, Avg. Loss: 4.854441786557436</text:p>
      <text:p text:style-name="Standard">Epoch: 22, Batch: 460, Avg. Loss: 4.960285516083241</text:p>
      <text:p text:style-name="Standard">Epoch: 22, Batch: 470, Avg. Loss: 5.076741248369217</text:p>
      <text:p text:style-name="Standard">Epoch: 22, Batch: 480, Avg. Loss: 5.184562743455172</text:p>
      <text:p text:style-name="Standard">Epoch: 22, Batch: 490, Avg. Loss: 5.304933899641037</text:p>
      <text:p text:style-name="Standard">Epoch: 22, Batch: 500, Avg. Loss: 5.419332119822502</text:p>
      <text:p text:style-name="Standard">Epoch: 22, Batch: 510, Avg. Loss: 5.532527538388967</text:p>
      <text:p text:style-name="Standard">Epoch: 22, Batch: 520, Avg. Loss: 5.64429392889142</text:p>
      <text:p text:style-name="Standard">Epoch: 22, Batch: 530, Avg. Loss: 5.752555270493031</text:p>
      <text:p text:style-name="Standard">Epoch: 22, Batch: 540, Avg. Loss: 5.866932794451714</text:p>
      <text:p text:style-name="Standard">Epoch: 22, Batch: 550, Avg. Loss: 5.989986481517553</text:p>
      <text:p text:style-name="Standard">Epoch: 22, Batch: 560, Avg. Loss: 6.11985487267375</text:p>
      <text:p text:style-name="Standard">Epoch: 22, Batch: 570, Avg. Loss: 6.2496027536690235</text:p>
      <text:p text:style-name="Standard">Epoch: 22, Batch: 580, Avg. Loss: 6.368349710851907</text:p>
      <text:p text:style-name="Standard">Epoch: 22, Batch: 590, Avg. Loss: 6.483604192733765</text:p>
      <text:p text:style-name="Standard">Epoch: 22, Batch: 600, Avg. Loss: 6.602243887633085</text:p>
      <text:p text:style-name="Standard">Epoch: 22, Batch: 610, Avg. Loss: 6.723981311917305</text:p>
      <text:p text:style-name="Standard">Epoch: 22, Batch: 620, Avg. Loss: 6.843708737194538</text:p>
      <text:p text:style-name="Standard">Epoch: 22, Batch: 630, Avg. Loss: 6.962486230581999</text:p>
      <text:p text:style-name="Standard">Epoch: 22, Batch: 640, Avg. Loss: 7.079446159303188</text:p>
      <text:p text:style-name="Standard">Epoch: 22, Batch: 650, Avg. Loss: 7.19675258398056</text:p>
      <text:p text:style-name="Standard">Epoch: 22, Batch: 660, Avg. Loss: 7.316163764148951</text:p>
      <text:p text:style-name="Standard">Epoch: 22, Batch: 670, Avg. Loss: 7.431478704512119</text:p>
      <text:p text:style-name="Standard">Epoch: 22, Batch: 680, Avg. Loss: 7.55004291087389</text:p>
      <text:p text:style-name="Standard">Epoch: 22, Batch: 690, Avg. Loss: 7.664557161927223</text:p>
      <text:p text:style-name="Standard">Epoch: 22, Batch: 700, Avg. Loss: 7.7894962631165985</text:p>
      <text:p text:style-name="Standard">Epoch: 22, Batch: 710, Avg. Loss: 7.9118535704910755</text:p>
      <text:p text:style-name="Standard">Epoch: 22, Batch: 720, Avg. Loss: 8.02198350429535</text:p>
      <text:p text:style-name="Standard">Epoch: 22, Batch: 730, Avg. Loss: 8.150683581829071</text:p>
      <text:p text:style-name="Standard">Epoch: 22, Batch: 740, Avg. Loss: 8.276811825484037</text:p>
      <text:p text:style-name="Standard">Epoch: 22, Batch: 750, Avg. Loss: 8.395083291828632</text:p>
      <text:p text:style-name="Standard">Epoch: 22, Batch: 760, Avg. Loss: 8.528017909824849</text:p>
      <text:p text:style-name="Standard">Epoch: 22, Batch: 770, Avg. Loss: 8.653734157979489</text:p>
      <text:p text:style-name="Standard">Epoch: 22, Batch: 780, Avg. Loss: 8.78041714131832</text:p>
      <text:p text:style-name="Standard">Epoch: 22, Batch: 790, Avg. Loss: 8.902843687683344</text:p>
      <text:p text:style-name="Standard"><text:soft-page-break/>Epoch: 22, Batch: 800, Avg. Loss: 9.03133740350604</text:p>
      <text:p text:style-name="Standard">Epoch: 22, Batch: 810, Avg. Loss: 9.161438512802125</text:p>
      <text:p text:style-name="Standard">Epoch: 22, Batch: 820, Avg. Loss: 9.286367214471102</text:p>
      <text:p text:style-name="Standard">Epoch: 22, Batch: 830, Avg. Loss: 9.408969252556563</text:p>
      <text:p text:style-name="Standard">Epoch: 22, Batch: 840, Avg. Loss: 9.529604782164096</text:p>
      <text:p text:style-name="Standard">Epoch: 22, Batch: 850, Avg. Loss: 9.658283343166113</text:p>
      <text:p text:style-name="Standard">Epoch: 22, Batch: 860, Avg. Loss: 9.78194833919406</text:p>
      <text:p text:style-name="Standard">Epoch: 22, Batch: 870, Avg. Loss: 9.893115508556367</text:p>
      <text:p text:style-name="Standard">Epoch: 22, Batch: 880, Avg. Loss: 10.028910398483276</text:p>
      <text:p text:style-name="Standard">Epoch: 22, Batch: 890, Avg. Loss: 10.175894641131162</text:p>
      <text:p text:style-name="Standard">Epoch: 22, Batch: 900, Avg. Loss: 10.311725770682097</text:p>
      <text:p text:style-name="Standard">Epoch: 22, Batch: 910, Avg. Loss: 10.433025843650103</text:p>
      <text:p text:style-name="Standard">Epoch: 22, Batch: 920, Avg. Loss: 10.554021275043487</text:p>
      <text:p text:style-name="Standard">Epoch: 22, Batch: 930, Avg. Loss: 10.680076974630357</text:p>
      <text:p text:style-name="Standard">Epoch: 22, Batch: 940, Avg. Loss: 10.814214489609004</text:p>
      <text:p text:style-name="Standard">Epoch: 22, Batch: 950, Avg. Loss: 10.932230353355408</text:p>
      <text:p text:style-name="Standard">Epoch: 22, Batch: 960, Avg. Loss: 11.059013572335243</text:p>
      <text:p text:style-name="Standard">Epoch: 22, Batch: 970, Avg. Loss: 11.19427414610982</text:p>
      <text:p text:style-name="Standard">Epoch: 22, Batch: 980, Avg. Loss: 11.310315562039614</text:p>
      <text:p text:style-name="Standard">Epoch: 22, Batch: 990, Avg. Loss: 11.4409594014287</text:p>
      <text:p text:style-name="Standard">Epoch: 22, Batch: 1000, Avg. Loss: 11.55771408006549</text:p>
      <text:p text:style-name="Standard">Epoch: 23, Batch: 10, Avg. Loss: 0.10127830803394318</text:p>
      <text:p text:style-name="Standard">Epoch: 23, Batch: 20, Avg. Loss: 0.20263639837503433</text:p>
      <text:p text:style-name="Standard">Epoch: 23, Batch: 30, Avg. Loss: 0.310706827044487</text:p>
      <text:p text:style-name="Standard">Epoch: 23, Batch: 40, Avg. Loss: 0.41876025646924975</text:p>
      <text:p text:style-name="Standard">Epoch: 23, Batch: 50, Avg. Loss: 0.5271847739815712</text:p>
      <text:p text:style-name="Standard">Epoch: 23, Batch: 60, Avg. Loss: 0.6285394184291363</text:p>
      <text:p text:style-name="Standard">Epoch: 23, Batch: 70, Avg. Loss: 0.7322576776146889</text:p>
      <text:p text:style-name="Standard">Epoch: 23, Batch: 80, Avg. Loss: 0.838677155226469</text:p>
      <text:p text:style-name="Standard">Epoch: 23, Batch: 90, Avg. Loss: 0.9371802762150765</text:p>
      <text:p text:style-name="Standard">Epoch: 23, Batch: 100, Avg. Loss: 1.0372988410294055</text:p>
      <text:p text:style-name="Standard">Epoch: 23, Batch: 110, Avg. Loss: 1.134244118630886</text:p>
      <text:p text:style-name="Standard">Epoch: 23, Batch: 120, Avg. Loss: 1.227962213754654</text:p>
      <text:p text:style-name="Standard">Epoch: 23, Batch: 130, Avg. Loss: 1.3240991182625295</text:p>
      <text:p text:style-name="Standard">Epoch: 23, Batch: 140, Avg. Loss: 1.4237983725965022</text:p>
      <text:p text:style-name="Standard">Epoch: 23, Batch: 150, Avg. Loss: 1.5183325707912445</text:p>
      <text:p text:style-name="Standard">Epoch: 23, Batch: 160, Avg. Loss: 1.6201276279985906</text:p>
      <text:p text:style-name="Standard">Epoch: 23, Batch: 170, Avg. Loss: 1.7229097478091717</text:p>
      <text:p text:style-name="Standard">Epoch: 23, Batch: 180, Avg. Loss: 1.8276003926992417</text:p>
      <text:p text:style-name="Standard">Epoch: 23, Batch: 190, Avg. Loss: 1.932664617151022</text:p>
      <text:p text:style-name="Standard">Epoch: 23, Batch: 200, Avg. Loss: 2.0358655236661436</text:p>
      <text:p text:style-name="Standard">Epoch: 23, Batch: 210, Avg. Loss: 2.1444714345037936</text:p>
      <text:p text:style-name="Standard">Epoch: 23, Batch: 220, Avg. Loss: 2.249545592814684</text:p>
      <text:p text:style-name="Standard">Epoch: 23, Batch: 230, Avg. Loss: 2.3420761093497275</text:p>
      <text:p text:style-name="Standard">Epoch: 23, Batch: 240, Avg. Loss: 2.443279206007719</text:p>
      <text:p text:style-name="Standard">Epoch: 23, Batch: 250, Avg. Loss: 2.5413837246596813</text:p>
      <text:p text:style-name="Standard">Epoch: 23, Batch: 260, Avg. Loss: 2.656546942144632</text:p>
      <text:p text:style-name="Standard">Epoch: 23, Batch: 270, Avg. Loss: 2.7673001654446123</text:p>
      <text:p text:style-name="Standard">Epoch: 23, Batch: 280, Avg. Loss: 2.8756869159638883</text:p>
      <text:p text:style-name="Standard"><text:soft-page-break/>Epoch: 23, Batch: 290, Avg. Loss: 2.9892733044922353</text:p>
      <text:p text:style-name="Standard">Epoch: 23, Batch: 300, Avg. Loss: 3.0927387051284314</text:p>
      <text:p text:style-name="Standard">Epoch: 23, Batch: 310, Avg. Loss: 3.203128746896982</text:p>
      <text:p text:style-name="Standard">Epoch: 23, Batch: 320, Avg. Loss: 3.3148382157087326</text:p>
      <text:p text:style-name="Standard">Epoch: 23, Batch: 330, Avg. Loss: 3.42698145955801</text:p>
      <text:p text:style-name="Standard">Epoch: 23, Batch: 340, Avg. Loss: 3.529280464351177</text:p>
      <text:p text:style-name="Standard">Epoch: 23, Batch: 350, Avg. Loss: 3.641724791377783</text:p>
      <text:p text:style-name="Standard">Epoch: 23, Batch: 360, Avg. Loss: 3.7465918555855753</text:p>
      <text:p text:style-name="Standard">Epoch: 23, Batch: 370, Avg. Loss: 3.864288429915905</text:p>
      <text:p text:style-name="Standard">Epoch: 23, Batch: 380, Avg. Loss: 3.9825598731637</text:p>
      <text:p text:style-name="Standard">Epoch: 23, Batch: 390, Avg. Loss: 4.093906434625387</text:p>
      <text:p text:style-name="Standard">Epoch: 23, Batch: 400, Avg. Loss: 4.199698376655578</text:p>
      <text:p text:style-name="Standard">Epoch: 23, Batch: 410, Avg. Loss: 4.309708245098591</text:p>
      <text:p text:style-name="Standard">Epoch: 23, Batch: 420, Avg. Loss: 4.4266770400106905</text:p>
      <text:p text:style-name="Standard">Epoch: 23, Batch: 430, Avg. Loss: 4.534503074735403</text:p>
      <text:p text:style-name="Standard">Epoch: 23, Batch: 440, Avg. Loss: 4.638625537604094</text:p>
      <text:p text:style-name="Standard">Epoch: 23, Batch: 450, Avg. Loss: 4.751392568647861</text:p>
      <text:p text:style-name="Standard">Epoch: 23, Batch: 460, Avg. Loss: 4.860733392834663</text:p>
      <text:p text:style-name="Standard">Epoch: 23, Batch: 470, Avg. Loss: 4.971001622080803</text:p>
      <text:p text:style-name="Standard">Epoch: 23, Batch: 480, Avg. Loss: 5.0865404911339285</text:p>
      <text:p text:style-name="Standard">Epoch: 23, Batch: 490, Avg. Loss: 5.19852006956935</text:p>
      <text:p text:style-name="Standard">Epoch: 23, Batch: 500, Avg. Loss: 5.308454687148332</text:p>
      <text:p text:style-name="Standard">Epoch: 23, Batch: 510, Avg. Loss: 5.428412702679634</text:p>
      <text:p text:style-name="Standard">Epoch: 23, Batch: 520, Avg. Loss: 5.534690547734499</text:p>
      <text:p text:style-name="Standard">Epoch: 23, Batch: 530, Avg. Loss: 5.635141858458519</text:p>
      <text:p text:style-name="Standard">Epoch: 23, Batch: 540, Avg. Loss: 5.742548170685768</text:p>
      <text:p text:style-name="Standard">Epoch: 23, Batch: 550, Avg. Loss: 5.850757877528667</text:p>
      <text:p text:style-name="Standard">Epoch: 23, Batch: 560, Avg. Loss: 5.966917731612921</text:p>
      <text:p text:style-name="Standard">Epoch: 23, Batch: 570, Avg. Loss: 6.065818062424659</text:p>
      <text:p text:style-name="Standard">Epoch: 23, Batch: 580, Avg. Loss: 6.17635835930705</text:p>
      <text:p text:style-name="Standard">Epoch: 23, Batch: 590, Avg. Loss: 6.291969358921051</text:p>
      <text:p text:style-name="Standard">Epoch: 23, Batch: 600, Avg. Loss: 6.394723001867533</text:p>
      <text:p text:style-name="Standard">Epoch: 23, Batch: 610, Avg. Loss: 6.511133868247271</text:p>
      <text:p text:style-name="Standard">Epoch: 23, Batch: 620, Avg. Loss: 6.607942987978459</text:p>
      <text:p text:style-name="Standard">Epoch: 23, Batch: 630, Avg. Loss: 6.726836571097374</text:p>
      <text:p text:style-name="Standard">Epoch: 23, Batch: 640, Avg. Loss: 6.8518849141895775</text:p>
      <text:p text:style-name="Standard">Epoch: 23, Batch: 650, Avg. Loss: 6.967228743433952</text:p>
      <text:p text:style-name="Standard">Epoch: 23, Batch: 660, Avg. Loss: 7.093512108922004</text:p>
      <text:p text:style-name="Standard">Epoch: 23, Batch: 670, Avg. Loss: 7.215323393046856</text:p>
      <text:p text:style-name="Standard">Epoch: 23, Batch: 680, Avg. Loss: 7.331453042477369</text:p>
      <text:p text:style-name="Standard">Epoch: 23, Batch: 690, Avg. Loss: 7.4444262146949765</text:p>
      <text:p text:style-name="Standard">Epoch: 23, Batch: 700, Avg. Loss: 7.562158124148846</text:p>
      <text:p text:style-name="Standard">Epoch: 23, Batch: 710, Avg. Loss: 7.677922157943248</text:p>
      <text:p text:style-name="Standard">Epoch: 23, Batch: 720, Avg. Loss: 7.792575582116842</text:p>
      <text:p text:style-name="Standard">Epoch: 23, Batch: 730, Avg. Loss: 7.900802687555552</text:p>
      <text:p text:style-name="Standard">Epoch: 23, Batch: 740, Avg. Loss: 8.011818183213473</text:p>
      <text:p text:style-name="Standard">Epoch: 23, Batch: 750, Avg. Loss: 8.133700675517321</text:p>
      <text:p text:style-name="Standard">Epoch: 23, Batch: 760, Avg. Loss: 8.243847338855266</text:p>
      <text:p text:style-name="Standard">Epoch: 23, Batch: 770, Avg. Loss: 8.364766619354487</text:p>
      <text:p text:style-name="Standard"><text:soft-page-break/>Epoch: 23, Batch: 780, Avg. Loss: 8.486836769431829</text:p>
      <text:p text:style-name="Standard">Epoch: 23, Batch: 790, Avg. Loss: 8.60028828009963</text:p>
      <text:p text:style-name="Standard">Epoch: 23, Batch: 800, Avg. Loss: 8.715887467563153</text:p>
      <text:p text:style-name="Standard">Epoch: 23, Batch: 810, Avg. Loss: 8.826128701865674</text:p>
      <text:p text:style-name="Standard">Epoch: 23, Batch: 820, Avg. Loss: 8.933979048579932</text:p>
      <text:p text:style-name="Standard">Epoch: 23, Batch: 830, Avg. Loss: 9.046271250396966</text:p>
      <text:p text:style-name="Standard">Epoch: 23, Batch: 840, Avg. Loss: 9.159336667507887</text:p>
      <text:p text:style-name="Standard">Epoch: 23, Batch: 850, Avg. Loss: 9.268987077474595</text:p>
      <text:p text:style-name="Standard">Epoch: 23, Batch: 860, Avg. Loss: 9.38320595100522</text:p>
      <text:p text:style-name="Standard">Epoch: 23, Batch: 870, Avg. Loss: 9.50004330649972</text:p>
      <text:p text:style-name="Standard">Epoch: 23, Batch: 880, Avg. Loss: 9.618687880784274</text:p>
      <text:p text:style-name="Standard">Epoch: 23, Batch: 890, Avg. Loss: 9.739414782077073</text:p>
      <text:p text:style-name="Standard">Epoch: 23, Batch: 900, Avg. Loss: 9.858598091453313</text:p>
      <text:p text:style-name="Standard">Epoch: 23, Batch: 910, Avg. Loss: 9.972252207994462</text:p>
      <text:p text:style-name="Standard">Epoch: 23, Batch: 920, Avg. Loss: 10.091041031479836</text:p>
      <text:p text:style-name="Standard">Epoch: 23, Batch: 930, Avg. Loss: 10.212076621502638</text:p>
      <text:p text:style-name="Standard">Epoch: 23, Batch: 940, Avg. Loss: 10.334866449981927</text:p>
      <text:p text:style-name="Standard">Epoch: 23, Batch: 950, Avg. Loss: 10.457407436519862</text:p>
      <text:p text:style-name="Standard">Epoch: 23, Batch: 960, Avg. Loss: 10.559381237626075</text:p>
      <text:p text:style-name="Standard">Epoch: 23, Batch: 970, Avg. Loss: 10.675035753846169</text:p>
      <text:p text:style-name="Standard">Epoch: 23, Batch: 980, Avg. Loss: 10.792883738130332</text:p>
      <text:p text:style-name="Standard">Epoch: 23, Batch: 990, Avg. Loss: 10.906697334349156</text:p>
      <text:p text:style-name="Standard">Epoch: 23, Batch: 1000, Avg. Loss: 11.025265542417765</text:p>
      <text:p text:style-name="Standard">Epoch: 24, Batch: 10, Avg. Loss: 0.09321609959006309</text:p>
      <text:p text:style-name="Standard">Epoch: 24, Batch: 20, Avg. Loss: 0.1889197774231434</text:p>
      <text:p text:style-name="Standard">Epoch: 24, Batch: 30, Avg. Loss: 0.28560537919402124</text:p>
      <text:p text:style-name="Standard">Epoch: 24, Batch: 40, Avg. Loss: 0.37979334518313407</text:p>
      <text:p text:style-name="Standard">Epoch: 24, Batch: 50, Avg. Loss: 0.46153578013181684</text:p>
      <text:p text:style-name="Standard">Epoch: 24, Batch: 60, Avg. Loss: 0.5476244047284127</text:p>
      <text:p text:style-name="Standard">Epoch: 24, Batch: 70, Avg. Loss: 0.6306819029152393</text:p>
      <text:p text:style-name="Standard">Epoch: 24, Batch: 80, Avg. Loss: 0.7230800367891789</text:p>
      <text:p text:style-name="Standard">Epoch: 24, Batch: 90, Avg. Loss: 0.8259321562945843</text:p>
      <text:p text:style-name="Standard">Epoch: 24, Batch: 100, Avg. Loss: 0.9212257266044617</text:p>
      <text:p text:style-name="Standard">Epoch: 24, Batch: 110, Avg. Loss: 1.0159644484519958</text:p>
      <text:p text:style-name="Standard">Epoch: 24, Batch: 120, Avg. Loss: 1.1060844279825688</text:p>
      <text:p text:style-name="Standard">Epoch: 24, Batch: 130, Avg. Loss: 1.2009419456124306</text:p>
      <text:p text:style-name="Standard">Epoch: 24, Batch: 140, Avg. Loss: 1.2991905704140663</text:p>
      <text:p text:style-name="Standard">Epoch: 24, Batch: 150, Avg. Loss: 1.4056354686617851</text:p>
      <text:p text:style-name="Standard">Epoch: 24, Batch: 160, Avg. Loss: 1.5030401647090912</text:p>
      <text:p text:style-name="Standard">Epoch: 24, Batch: 170, Avg. Loss: 1.6024752721190452</text:p>
      <text:p text:style-name="Standard">Epoch: 24, Batch: 180, Avg. Loss: 1.6970975302159785</text:p>
      <text:p text:style-name="Standard">Epoch: 24, Batch: 190, Avg. Loss: 1.7905903235077858</text:p>
      <text:p text:style-name="Standard">Epoch: 24, Batch: 200, Avg. Loss: 1.8826757207512856</text:p>
      <text:p text:style-name="Standard">Epoch: 24, Batch: 210, Avg. Loss: 1.9776727207005025</text:p>
      <text:p text:style-name="Standard">Epoch: 24, Batch: 220, Avg. Loss: 2.075483226776123</text:p>
      <text:p text:style-name="Standard">Epoch: 24, Batch: 230, Avg. Loss: 2.1706704556941987</text:p>
      <text:p text:style-name="Standard">Epoch: 24, Batch: 240, Avg. Loss: 2.2872688092291353</text:p>
      <text:p text:style-name="Standard">Epoch: 24, Batch: 250, Avg. Loss: 2.3870869167149067</text:p>
      <text:p text:style-name="Standard">Epoch: 24, Batch: 260, Avg. Loss: 2.4872061893343926</text:p>
      <text:p text:style-name="Standard"><text:soft-page-break/>Epoch: 24, Batch: 270, Avg. Loss: 2.5984123431146147</text:p>
      <text:p text:style-name="Standard">Epoch: 24, Batch: 280, Avg. Loss: 2.699420513957739</text:p>
      <text:p text:style-name="Standard">Epoch: 24, Batch: 290, Avg. Loss: 2.7972763612866403</text:p>
      <text:p text:style-name="Standard">Epoch: 24, Batch: 300, Avg. Loss: 2.891246758401394</text:p>
      <text:p text:style-name="Standard">Epoch: 24, Batch: 310, Avg. Loss: 2.9928512893617154</text:p>
      <text:p text:style-name="Standard">Epoch: 24, Batch: 320, Avg. Loss: 3.092674707621336</text:p>
      <text:p text:style-name="Standard">Epoch: 24, Batch: 330, Avg. Loss: 3.1985378891229628</text:p>
      <text:p text:style-name="Standard">Epoch: 24, Batch: 340, Avg. Loss: 3.2955054864287376</text:p>
      <text:p text:style-name="Standard">Epoch: 24, Batch: 350, Avg. Loss: 3.3951809920370577</text:p>
      <text:p text:style-name="Standard">Epoch: 24, Batch: 360, Avg. Loss: 3.4972617156803607</text:p>
      <text:p text:style-name="Standard">Epoch: 24, Batch: 370, Avg. Loss: 3.596801349520683</text:p>
      <text:p text:style-name="Standard">Epoch: 24, Batch: 380, Avg. Loss: 3.7008796736598013</text:p>
      <text:p text:style-name="Standard">Epoch: 24, Batch: 390, Avg. Loss: 3.8083897732198237</text:p>
      <text:p text:style-name="Standard">Epoch: 24, Batch: 400, Avg. Loss: 3.9154625803232195</text:p>
      <text:p text:style-name="Standard">Epoch: 24, Batch: 410, Avg. Loss: 4.01649095416069</text:p>
      <text:p text:style-name="Standard">Epoch: 24, Batch: 420, Avg. Loss: 4.120601277798414</text:p>
      <text:p text:style-name="Standard">Epoch: 24, Batch: 430, Avg. Loss: 4.226982945948839</text:p>
      <text:p text:style-name="Standard">Epoch: 24, Batch: 440, Avg. Loss: 4.333564275503159</text:p>
      <text:p text:style-name="Standard">Epoch: 24, Batch: 450, Avg. Loss: 4.434225668758154</text:p>
      <text:p text:style-name="Standard">Epoch: 24, Batch: 460, Avg. Loss: 4.539867902547121</text:p>
      <text:p text:style-name="Standard">Epoch: 24, Batch: 470, Avg. Loss: 4.643616181612015</text:p>
      <text:p text:style-name="Standard">Epoch: 24, Batch: 480, Avg. Loss: 4.739423739537597</text:p>
      <text:p text:style-name="Standard">Epoch: 24, Batch: 490, Avg. Loss: 4.8450412202626465</text:p>
      <text:p text:style-name="Standard">Epoch: 24, Batch: 500, Avg. Loss: 4.95481037311256</text:p>
      <text:p text:style-name="Standard">Epoch: 24, Batch: 510, Avg. Loss: 5.062652624770999</text:p>
      <text:p text:style-name="Standard">Epoch: 24, Batch: 520, Avg. Loss: 5.158457637950778</text:p>
      <text:p text:style-name="Standard">Epoch: 24, Batch: 530, Avg. Loss: 5.257288399711252</text:p>
      <text:p text:style-name="Standard">Epoch: 24, Batch: 540, Avg. Loss: 5.359152807667852</text:p>
      <text:p text:style-name="Standard">Epoch: 24, Batch: 550, Avg. Loss: 5.4647297587245705</text:p>
      <text:p text:style-name="Standard">Epoch: 24, Batch: 560, Avg. Loss: 5.569078694656492</text:p>
      <text:p text:style-name="Standard">Epoch: 24, Batch: 570, Avg. Loss: 5.66953200660646</text:p>
      <text:p text:style-name="Standard">Epoch: 24, Batch: 580, Avg. Loss: 5.771000277623534</text:p>
      <text:p text:style-name="Standard">Epoch: 24, Batch: 590, Avg. Loss: 5.880782513692975</text:p>
      <text:p text:style-name="Standard">Epoch: 24, Batch: 600, Avg. Loss: 5.991392689570785</text:p>
      <text:p text:style-name="Standard">Epoch: 24, Batch: 610, Avg. Loss: 6.104386038705707</text:p>
      <text:p text:style-name="Standard">Epoch: 24, Batch: 620, Avg. Loss: 6.214514380320907</text:p>
      <text:p text:style-name="Standard">Epoch: 24, Batch: 630, Avg. Loss: 6.319176004454493</text:p>
      <text:p text:style-name="Standard">Epoch: 24, Batch: 640, Avg. Loss: 6.4309357110410925</text:p>
      <text:p text:style-name="Standard">Epoch: 24, Batch: 650, Avg. Loss: 6.548259730264545</text:p>
      <text:p text:style-name="Standard">Epoch: 24, Batch: 660, Avg. Loss: 6.653485662862659</text:p>
      <text:p text:style-name="Standard">Epoch: 24, Batch: 670, Avg. Loss: 6.760058986023068</text:p>
      <text:p text:style-name="Standard">Epoch: 24, Batch: 680, Avg. Loss: 6.875948755070567</text:p>
      <text:p text:style-name="Standard">Epoch: 24, Batch: 690, Avg. Loss: 6.978348815068602</text:p>
      <text:p text:style-name="Standard">Epoch: 24, Batch: 700, Avg. Loss: 7.084133759513497</text:p>
      <text:p text:style-name="Standard">Epoch: 24, Batch: 710, Avg. Loss: 7.1983021151274444</text:p>
      <text:p text:style-name="Standard">Epoch: 24, Batch: 720, Avg. Loss: 7.309829904511571</text:p>
      <text:p text:style-name="Standard">Epoch: 24, Batch: 730, Avg. Loss: 7.422056248411536</text:p>
      <text:p text:style-name="Standard">Epoch: 24, Batch: 740, Avg. Loss: 7.533975573256612</text:p>
      <text:p text:style-name="Standard">Epoch: 24, Batch: 750, Avg. Loss: 7.63879959769547</text:p>
      <text:p text:style-name="Standard"><text:soft-page-break/>Epoch: 24, Batch: 760, Avg. Loss: 7.751079893484712</text:p>
      <text:p text:style-name="Standard">Epoch: 24, Batch: 770, Avg. Loss: 7.854896497353911</text:p>
      <text:p text:style-name="Standard">Epoch: 24, Batch: 780, Avg. Loss: 7.96440238468349</text:p>
      <text:p text:style-name="Standard">Epoch: 24, Batch: 790, Avg. Loss: 8.074931826069951</text:p>
      <text:p text:style-name="Standard">Epoch: 24, Batch: 800, Avg. Loss: 8.180691381916404</text:p>
      <text:p text:style-name="Standard">Epoch: 24, Batch: 810, Avg. Loss: 8.285994683578611</text:p>
      <text:p text:style-name="Standard">Epoch: 24, Batch: 820, Avg. Loss: 8.392613245919346</text:p>
      <text:p text:style-name="Standard">Epoch: 24, Batch: 830, Avg. Loss: 8.504030151292682</text:p>
      <text:p text:style-name="Standard">Epoch: 24, Batch: 840, Avg. Loss: 8.62321190647781</text:p>
      <text:p text:style-name="Standard">Epoch: 24, Batch: 850, Avg. Loss: 8.727645809575915</text:p>
      <text:p text:style-name="Standard">Epoch: 24, Batch: 860, Avg. Loss: 8.83684098534286</text:p>
      <text:p text:style-name="Standard">Epoch: 24, Batch: 870, Avg. Loss: 8.94162450172007</text:p>
      <text:p text:style-name="Standard">Epoch: 24, Batch: 880, Avg. Loss: 9.040016217157245</text:p>
      <text:p text:style-name="Standard">Epoch: 24, Batch: 890, Avg. Loss: 9.143330082669854</text:p>
      <text:p text:style-name="Standard">Epoch: 24, Batch: 900, Avg. Loss: 9.250779179111124</text:p>
      <text:p text:style-name="Standard">Epoch: 24, Batch: 910, Avg. Loss: 9.356839302554727</text:p>
      <text:p text:style-name="Standard">Epoch: 24, Batch: 920, Avg. Loss: 9.4595024805516</text:p>
      <text:p text:style-name="Standard">Epoch: 24, Batch: 930, Avg. Loss: 9.563651547208428</text:p>
      <text:p text:style-name="Standard">Epoch: 24, Batch: 940, Avg. Loss: 9.66828071884811</text:p>
      <text:p text:style-name="Standard">Epoch: 24, Batch: 950, Avg. Loss: 9.78503645695746</text:p>
      <text:p text:style-name="Standard">Epoch: 24, Batch: 960, Avg. Loss: 9.898569175228477</text:p>
      <text:p text:style-name="Standard">Epoch: 24, Batch: 970, Avg. Loss: 10.005915875360369</text:p>
      <text:p text:style-name="Standard">Epoch: 24, Batch: 980, Avg. Loss: 10.12146252207458</text:p>
      <text:p text:style-name="Standard">Epoch: 24, Batch: 990, Avg. Loss: 10.227764886245131</text:p>
      <text:p text:style-name="Standard">Epoch: 24, Batch: 1000, Avg. Loss: 10.334958832338453</text:p>
      <text:p text:style-name="Standard">Epoch: 25, Batch: 10, Avg. Loss: 0.08573483005166053</text:p>
      <text:p text:style-name="Standard">Epoch: 25, Batch: 20, Avg. Loss: 0.1760974034667015</text:p>
      <text:p text:style-name="Standard">Epoch: 25, Batch: 30, Avg. Loss: 0.2586250513792038</text:p>
      <text:p text:style-name="Standard">Epoch: 25, Batch: 40, Avg. Loss: 0.34598610997200013</text:p>
      <text:p text:style-name="Standard">Epoch: 25, Batch: 50, Avg. Loss: 0.43208761140704155</text:p>
      <text:p text:style-name="Standard">Epoch: 25, Batch: 60, Avg. Loss: 0.5249289736151695</text:p>
      <text:p text:style-name="Standard">Epoch: 25, Batch: 70, Avg. Loss: 0.6142003841698169</text:p>
      <text:p text:style-name="Standard">Epoch: 25, Batch: 80, Avg. Loss: 0.7071390599012375</text:p>
      <text:p text:style-name="Standard">Epoch: 25, Batch: 90, Avg. Loss: 0.8002788200974464</text:p>
      <text:p text:style-name="Standard">Epoch: 25, Batch: 100, Avg. Loss: 0.8804613016545773</text:p>
      <text:p text:style-name="Standard">Epoch: 25, Batch: 110, Avg. Loss: 0.9659373991191387</text:p>
      <text:p text:style-name="Standard">Epoch: 25, Batch: 120, Avg. Loss: 1.0599032111465931</text:p>
      <text:p text:style-name="Standard">Epoch: 25, Batch: 130, Avg. Loss: 1.1415922410786152</text:p>
      <text:p text:style-name="Standard">Epoch: 25, Batch: 140, Avg. Loss: 1.2262497447431087</text:p>
      <text:p text:style-name="Standard">Epoch: 25, Batch: 150, Avg. Loss: 1.323939847946167</text:p>
      <text:p text:style-name="Standard">Epoch: 25, Batch: 160, Avg. Loss: 1.4166944399476051</text:p>
      <text:p text:style-name="Standard">Epoch: 25, Batch: 170, Avg. Loss: 1.5084760271012783</text:p>
      <text:p text:style-name="Standard">Epoch: 25, Batch: 180, Avg. Loss: 1.6006655164062977</text:p>
      <text:p text:style-name="Standard">Epoch: 25, Batch: 190, Avg. Loss: 1.7008825361728668</text:p>
      <text:p text:style-name="Standard">Epoch: 25, Batch: 200, Avg. Loss: 1.7971781253814698</text:p>
      <text:p text:style-name="Standard">Epoch: 25, Batch: 210, Avg. Loss: 1.893544713407755</text:p>
      <text:p text:style-name="Standard">Epoch: 25, Batch: 220, Avg. Loss: 1.9886009581387043</text:p>
      <text:p text:style-name="Standard">Epoch: 25, Batch: 230, Avg. Loss: 2.085575643926859</text:p>
      <text:p text:style-name="Standard">Epoch: 25, Batch: 240, Avg. Loss: 2.191693229228258</text:p>
      <text:p text:style-name="Standard"><text:soft-page-break/>Epoch: 25, Batch: 250, Avg. Loss: 2.2939751893281937</text:p>
      <text:p text:style-name="Standard">Epoch: 25, Batch: 260, Avg. Loss: 2.3928118117153643</text:p>
      <text:p text:style-name="Standard">Epoch: 25, Batch: 270, Avg. Loss: 2.4910343043506145</text:p>
      <text:p text:style-name="Standard">Epoch: 25, Batch: 280, Avg. Loss: 2.5901187852025034</text:p>
      <text:p text:style-name="Standard">Epoch: 25, Batch: 290, Avg. Loss: 2.6858415506780147</text:p>
      <text:p text:style-name="Standard">Epoch: 25, Batch: 300, Avg. Loss: 2.7779036492109297</text:p>
      <text:p text:style-name="Standard">Epoch: 25, Batch: 310, Avg. Loss: 2.871722546219826</text:p>
      <text:p text:style-name="Standard">Epoch: 25, Batch: 320, Avg. Loss: 2.97048929259181</text:p>
      <text:p text:style-name="Standard">Epoch: 25, Batch: 330, Avg. Loss: 3.068194728344679</text:p>
      <text:p text:style-name="Standard">Epoch: 25, Batch: 340, Avg. Loss: 3.1631826899945734</text:p>
      <text:p text:style-name="Standard">Epoch: 25, Batch: 350, Avg. Loss: 3.257079429924488</text:p>
      <text:p text:style-name="Standard">Epoch: 25, Batch: 360, Avg. Loss: 3.3480947740375995</text:p>
      <text:p text:style-name="Standard">Epoch: 25, Batch: 370, Avg. Loss: 3.448368288576603</text:p>
      <text:p text:style-name="Standard">Epoch: 25, Batch: 380, Avg. Loss: 3.539601867645979</text:p>
      <text:p text:style-name="Standard">Epoch: 25, Batch: 390, Avg. Loss: 3.640310400724411</text:p>
      <text:p text:style-name="Standard">Epoch: 25, Batch: 400, Avg. Loss: 3.7460587091743944</text:p>
      <text:p text:style-name="Standard">Epoch: 25, Batch: 410, Avg. Loss: 3.8427299335598946</text:p>
      <text:p text:style-name="Standard">Epoch: 25, Batch: 420, Avg. Loss: 3.940854912996292</text:p>
      <text:p text:style-name="Standard">Epoch: 25, Batch: 430, Avg. Loss: 4.0327856063842775</text:p>
      <text:p text:style-name="Standard">Epoch: 25, Batch: 440, Avg. Loss: 4.125352613627911</text:p>
      <text:p text:style-name="Standard">Epoch: 25, Batch: 450, Avg. Loss: 4.229100852459669</text:p>
      <text:p text:style-name="Standard">Epoch: 25, Batch: 460, Avg. Loss: 4.330709440261126</text:p>
      <text:p text:style-name="Standard">Epoch: 25, Batch: 470, Avg. Loss: 4.432688879221677</text:p>
      <text:p text:style-name="Standard">Epoch: 25, Batch: 480, Avg. Loss: 4.533452739566565</text:p>
      <text:p text:style-name="Standard">Epoch: 25, Batch: 490, Avg. Loss: 4.638868276029825</text:p>
      <text:p text:style-name="Standard">Epoch: 25, Batch: 500, Avg. Loss: 4.7390156455338</text:p>
      <text:p text:style-name="Standard">Epoch: 25, Batch: 510, Avg. Loss: 4.8359533414244655</text:p>
      <text:p text:style-name="Standard">Epoch: 25, Batch: 520, Avg. Loss: 4.937931762635708</text:p>
      <text:p text:style-name="Standard">Epoch: 25, Batch: 530, Avg. Loss: 5.031434826552868</text:p>
      <text:p text:style-name="Standard">Epoch: 25, Batch: 540, Avg. Loss: 5.134463931620121</text:p>
      <text:p text:style-name="Standard">Epoch: 25, Batch: 550, Avg. Loss: 5.228072634339332</text:p>
      <text:p text:style-name="Standard">Epoch: 25, Batch: 560, Avg. Loss: 5.325037448853254</text:p>
      <text:p text:style-name="Standard">Epoch: 25, Batch: 570, Avg. Loss: 5.42365709990263</text:p>
      <text:p text:style-name="Standard">Epoch: 25, Batch: 580, Avg. Loss: 5.519478287547827</text:p>
      <text:p text:style-name="Standard">Epoch: 25, Batch: 590, Avg. Loss: 5.614344529062509</text:p>
      <text:p text:style-name="Standard">Epoch: 25, Batch: 600, Avg. Loss: 5.707374340295791</text:p>
      <text:p text:style-name="Standard">Epoch: 25, Batch: 610, Avg. Loss: 5.796465239673853</text:p>
      <text:p text:style-name="Standard">Epoch: 25, Batch: 620, Avg. Loss: 5.89673390686512</text:p>
      <text:p text:style-name="Standard">Epoch: 25, Batch: 630, Avg. Loss: 5.998858941346407</text:p>
      <text:p text:style-name="Standard">Epoch: 25, Batch: 640, Avg. Loss: 6.092612557113171</text:p>
      <text:p text:style-name="Standard">Epoch: 25, Batch: 650, Avg. Loss: 6.191566804796457</text:p>
      <text:p text:style-name="Standard">Epoch: 25, Batch: 660, Avg. Loss: 6.297622828185558</text:p>
      <text:p text:style-name="Standard">Epoch: 25, Batch: 670, Avg. Loss: 6.397423189878464</text:p>
      <text:p text:style-name="Standard">Epoch: 25, Batch: 680, Avg. Loss: 6.500898267328739</text:p>
      <text:p text:style-name="Standard">Epoch: 25, Batch: 690, Avg. Loss: 6.596058247983455</text:p>
      <text:p text:style-name="Standard">Epoch: 25, Batch: 700, Avg. Loss: 6.702447316050529</text:p>
      <text:p text:style-name="Standard">Epoch: 25, Batch: 710, Avg. Loss: 6.81445577442646</text:p>
      <text:p text:style-name="Standard">Epoch: 25, Batch: 720, Avg. Loss: 6.918217708915472</text:p>
      <text:p text:style-name="Standard">Epoch: 25, Batch: 730, Avg. Loss: 7.025094306468963</text:p>
      <text:p text:style-name="Standard"><text:soft-page-break/>Epoch: 25, Batch: 740, Avg. Loss: 7.133446534723044</text:p>
      <text:p text:style-name="Standard">Epoch: 25, Batch: 750, Avg. Loss: 7.2410580642521385</text:p>
      <text:p text:style-name="Standard">Epoch: 25, Batch: 760, Avg. Loss: 7.351305524259805</text:p>
      <text:p text:style-name="Standard">Epoch: 25, Batch: 770, Avg. Loss: 7.451146517693997</text:p>
      <text:p text:style-name="Standard">Epoch: 25, Batch: 780, Avg. Loss: 7.551443809270859</text:p>
      <text:p text:style-name="Standard">Epoch: 25, Batch: 790, Avg. Loss: 7.6450734786689285</text:p>
      <text:p text:style-name="Standard">Epoch: 25, Batch: 800, Avg. Loss: 7.744387376308441</text:p>
      <text:p text:style-name="Standard">Epoch: 25, Batch: 810, Avg. Loss: 7.847379413247109</text:p>
      <text:p text:style-name="Standard">Epoch: 25, Batch: 820, Avg. Loss: 7.949644356966019</text:p>
      <text:p text:style-name="Standard">Epoch: 25, Batch: 830, Avg. Loss: 8.048071552813052</text:p>
      <text:p text:style-name="Standard">Epoch: 25, Batch: 840, Avg. Loss: 8.141443688422441</text:p>
      <text:p text:style-name="Standard">Epoch: 25, Batch: 850, Avg. Loss: 8.245887769013644</text:p>
      <text:p text:style-name="Standard">Epoch: 25, Batch: 860, Avg. Loss: 8.344126338511705</text:p>
      <text:p text:style-name="Standard">Epoch: 25, Batch: 870, Avg. Loss: 8.448746130615472</text:p>
      <text:p text:style-name="Standard">Epoch: 25, Batch: 880, Avg. Loss: 8.55201468616724</text:p>
      <text:p text:style-name="Standard">Epoch: 25, Batch: 890, Avg. Loss: 8.648380219191314</text:p>
      <text:p text:style-name="Standard">Epoch: 25, Batch: 900, Avg. Loss: 8.747453513741494</text:p>
      <text:p text:style-name="Standard">Epoch: 25, Batch: 910, Avg. Loss: 8.852810575067997</text:p>
      <text:p text:style-name="Standard">Epoch: 25, Batch: 920, Avg. Loss: 8.951540946215392</text:p>
      <text:p text:style-name="Standard">Epoch: 25, Batch: 930, Avg. Loss: 9.054306057095527</text:p>
      <text:p text:style-name="Standard">Epoch: 25, Batch: 940, Avg. Loss: 9.157757880538702</text:p>
      <text:p text:style-name="Standard">Epoch: 25, Batch: 950, Avg. Loss: 9.26263474971056</text:p>
      <text:p text:style-name="Standard">Epoch: 25, Batch: 960, Avg. Loss: 9.366806694865227</text:p>
      <text:p text:style-name="Standard">Epoch: 25, Batch: 970, Avg. Loss: 9.472063130140304</text:p>
      <text:p text:style-name="Standard">Epoch: 25, Batch: 980, Avg. Loss: 9.578597968816757</text:p>
      <text:p text:style-name="Standard">Epoch: 25, Batch: 990, Avg. Loss: 9.682718388736248</text:p>
      <text:p text:style-name="Standard">Epoch: 25, Batch: 1000, Avg. Loss: 9.78137698546052</text:p>
      <text:p text:style-name="Standard">Epoch: 26, Batch: 10, Avg. Loss: 0.08179748207330703</text:p>
      <text:p text:style-name="Standard">Epoch: 26, Batch: 20, Avg. Loss: 0.1646335653960705</text:p>
      <text:p text:style-name="Standard">Epoch: 26, Batch: 30, Avg. Loss: 0.2507391057908535</text:p>
      <text:p text:style-name="Standard">Epoch: 26, Batch: 40, Avg. Loss: 0.3408909417688847</text:p>
      <text:p text:style-name="Standard">Epoch: 26, Batch: 50, Avg. Loss: 0.4282492071390152</text:p>
      <text:p text:style-name="Standard">Epoch: 26, Batch: 60, Avg. Loss: 0.5155114226043225</text:p>
      <text:p text:style-name="Standard">Epoch: 26, Batch: 70, Avg. Loss: 0.6009722501039505</text:p>
      <text:p text:style-name="Standard">Epoch: 26, Batch: 80, Avg. Loss: 0.6850827723741532</text:p>
      <text:p text:style-name="Standard">Epoch: 26, Batch: 90, Avg. Loss: 0.7701511323451996</text:p>
      <text:p text:style-name="Standard">Epoch: 26, Batch: 100, Avg. Loss: 0.8564341202378273</text:p>
      <text:p text:style-name="Standard">Epoch: 26, Batch: 110, Avg. Loss: 0.9367332998663187</text:p>
      <text:p text:style-name="Standard">Epoch: 26, Batch: 120, Avg. Loss: 1.021917374059558</text:p>
      <text:p text:style-name="Standard">Epoch: 26, Batch: 130, Avg. Loss: 1.1038975935429334</text:p>
      <text:p text:style-name="Standard">Epoch: 26, Batch: 140, Avg. Loss: 1.1901820208877325</text:p>
      <text:p text:style-name="Standard">Epoch: 26, Batch: 150, Avg. Loss: 1.2785976309329272</text:p>
      <text:p text:style-name="Standard">Epoch: 26, Batch: 160, Avg. Loss: 1.3639245744794608</text:p>
      <text:p text:style-name="Standard">Epoch: 26, Batch: 170, Avg. Loss: 1.444328748807311</text:p>
      <text:p text:style-name="Standard">Epoch: 26, Batch: 180, Avg. Loss: 1.5344666983932256</text:p>
      <text:p text:style-name="Standard">Epoch: 26, Batch: 190, Avg. Loss: 1.6126162804663182</text:p>
      <text:p text:style-name="Standard">Epoch: 26, Batch: 200, Avg. Loss: 1.6950751654803753</text:p>
      <text:p text:style-name="Standard">Epoch: 26, Batch: 210, Avg. Loss: 1.7750826738774776</text:p>
      <text:p text:style-name="Standard">Epoch: 26, Batch: 220, Avg. Loss: 1.863275232166052</text:p>
      <text:p text:style-name="Standard"><text:soft-page-break/>Epoch: 26, Batch: 230, Avg. Loss: 1.9506746053695678</text:p>
      <text:p text:style-name="Standard">Epoch: 26, Batch: 240, Avg. Loss: 2.033088992536068</text:p>
      <text:p text:style-name="Standard">Epoch: 26, Batch: 250, Avg. Loss: 2.1217748910188674</text:p>
      <text:p text:style-name="Standard">Epoch: 26, Batch: 260, Avg. Loss: 2.203964252397418</text:p>
      <text:p text:style-name="Standard">Epoch: 26, Batch: 270, Avg. Loss: 2.296147335320711</text:p>
      <text:p text:style-name="Standard">Epoch: 26, Batch: 280, Avg. Loss: 2.387174268811941</text:p>
      <text:p text:style-name="Standard">Epoch: 26, Batch: 290, Avg. Loss: 2.479484913498163</text:p>
      <text:p text:style-name="Standard">Epoch: 26, Batch: 300, Avg. Loss: 2.567145485430956</text:p>
      <text:p text:style-name="Standard">Epoch: 26, Batch: 310, Avg. Loss: 2.6597932815551757</text:p>
      <text:p text:style-name="Standard">Epoch: 26, Batch: 320, Avg. Loss: 2.7479560293257235</text:p>
      <text:p text:style-name="Standard">Epoch: 26, Batch: 330, Avg. Loss: 2.836277559399605</text:p>
      <text:p text:style-name="Standard">Epoch: 26, Batch: 340, Avg. Loss: 2.9312304608523845</text:p>
      <text:p text:style-name="Standard">Epoch: 26, Batch: 350, Avg. Loss: 3.0203774988651277</text:p>
      <text:p text:style-name="Standard">Epoch: 26, Batch: 360, Avg. Loss: 3.1061636596918105</text:p>
      <text:p text:style-name="Standard">Epoch: 26, Batch: 370, Avg. Loss: 3.2010920263826845</text:p>
      <text:p text:style-name="Standard">Epoch: 26, Batch: 380, Avg. Loss: 3.2910268023610114</text:p>
      <text:p text:style-name="Standard">Epoch: 26, Batch: 390, Avg. Loss: 3.38900705948472</text:p>
      <text:p text:style-name="Standard">Epoch: 26, Batch: 400, Avg. Loss: 3.4825506284832954</text:p>
      <text:p text:style-name="Standard">Epoch: 26, Batch: 410, Avg. Loss: 3.571524641662836</text:p>
      <text:p text:style-name="Standard">Epoch: 26, Batch: 420, Avg. Loss: 3.6623757146298885</text:p>
      <text:p text:style-name="Standard">Epoch: 26, Batch: 430, Avg. Loss: 3.744364870339632</text:p>
      <text:p text:style-name="Standard">Epoch: 26, Batch: 440, Avg. Loss: 3.838087783008814</text:p>
      <text:p text:style-name="Standard">Epoch: 26, Batch: 450, Avg. Loss: 3.933569622784853</text:p>
      <text:p text:style-name="Standard">Epoch: 26, Batch: 460, Avg. Loss: 4.0295995272696015</text:p>
      <text:p text:style-name="Standard">Epoch: 26, Batch: 470, Avg. Loss: 4.124257636070252</text:p>
      <text:p text:style-name="Standard">Epoch: 26, Batch: 480, Avg. Loss: 4.221517517417669</text:p>
      <text:p text:style-name="Standard">Epoch: 26, Batch: 490, Avg. Loss: 4.318089155107737</text:p>
      <text:p text:style-name="Standard">Epoch: 26, Batch: 500, Avg. Loss: 4.41457225009799</text:p>
      <text:p text:style-name="Standard">Epoch: 26, Batch: 510, Avg. Loss: 4.514753868430853</text:p>
      <text:p text:style-name="Standard">Epoch: 26, Batch: 520, Avg. Loss: 4.6106125973165035</text:p>
      <text:p text:style-name="Standard">Epoch: 26, Batch: 530, Avg. Loss: 4.707814107090234</text:p>
      <text:p text:style-name="Standard">Epoch: 26, Batch: 540, Avg. Loss: 4.800553895533085</text:p>
      <text:p text:style-name="Standard">Epoch: 26, Batch: 550, Avg. Loss: 4.9092934675514694</text:p>
      <text:p text:style-name="Standard">Epoch: 26, Batch: 560, Avg. Loss: 5.005964033305645</text:p>
      <text:p text:style-name="Standard">Epoch: 26, Batch: 570, Avg. Loss: 5.0977852791547775</text:p>
      <text:p text:style-name="Standard">Epoch: 26, Batch: 580, Avg. Loss: 5.1915390230715275</text:p>
      <text:p text:style-name="Standard">Epoch: 26, Batch: 590, Avg. Loss: 5.281872705370188</text:p>
      <text:p text:style-name="Standard">Epoch: 26, Batch: 600, Avg. Loss: 5.378020444512368</text:p>
      <text:p text:style-name="Standard">Epoch: 26, Batch: 610, Avg. Loss: 5.475619542598724</text:p>
      <text:p text:style-name="Standard">Epoch: 26, Batch: 620, Avg. Loss: 5.578073509037495</text:p>
      <text:p text:style-name="Standard">Epoch: 26, Batch: 630, Avg. Loss: 5.683923768997192</text:p>
      <text:p text:style-name="Standard">Epoch: 26, Batch: 640, Avg. Loss: 5.780271854251623</text:p>
      <text:p text:style-name="Standard">Epoch: 26, Batch: 650, Avg. Loss: 5.885952120274306</text:p>
      <text:p text:style-name="Standard">Epoch: 26, Batch: 660, Avg. Loss: 5.9880436450243</text:p>
      <text:p text:style-name="Standard">Epoch: 26, Batch: 670, Avg. Loss: 6.088986296951771</text:p>
      <text:p text:style-name="Standard">Epoch: 26, Batch: 680, Avg. Loss: 6.194043035805225</text:p>
      <text:p text:style-name="Standard">Epoch: 26, Batch: 690, Avg. Loss: 6.296478676795959</text:p>
      <text:p text:style-name="Standard">Epoch: 26, Batch: 700, Avg. Loss: 6.398118060827255</text:p>
      <text:p text:style-name="Standard">Epoch: 26, Batch: 710, Avg. Loss: 6.501085272431373</text:p>
      <text:p text:style-name="Standard"><text:soft-page-break/>Epoch: 26, Batch: 720, Avg. Loss: 6.6052885003387924</text:p>
      <text:p text:style-name="Standard">Epoch: 26, Batch: 730, Avg. Loss: 6.729926566779613</text:p>
      <text:p text:style-name="Standard">Epoch: 26, Batch: 740, Avg. Loss: 6.839476990699768</text:p>
      <text:p text:style-name="Standard">Epoch: 26, Batch: 750, Avg. Loss: 6.94311216250062</text:p>
      <text:p text:style-name="Standard">Epoch: 26, Batch: 760, Avg. Loss: 7.045123656094074</text:p>
      <text:p text:style-name="Standard">Epoch: 26, Batch: 770, Avg. Loss: 7.147851757705212</text:p>
      <text:p text:style-name="Standard">Epoch: 26, Batch: 780, Avg. Loss: 7.2530504137277605</text:p>
      <text:p text:style-name="Standard">Epoch: 26, Batch: 790, Avg. Loss: 7.351679923385381</text:p>
      <text:p text:style-name="Standard">Epoch: 26, Batch: 800, Avg. Loss: 7.4563433103263375</text:p>
      <text:p text:style-name="Standard">Epoch: 26, Batch: 810, Avg. Loss: 7.55673461407423</text:p>
      <text:p text:style-name="Standard">Epoch: 26, Batch: 820, Avg. Loss: 7.659629480540753</text:p>
      <text:p text:style-name="Standard">Epoch: 26, Batch: 830, Avg. Loss: 7.757661758363247</text:p>
      <text:p text:style-name="Standard">Epoch: 26, Batch: 840, Avg. Loss: 7.859845939278602</text:p>
      <text:p text:style-name="Standard">Epoch: 26, Batch: 850, Avg. Loss: 7.965905800461769</text:p>
      <text:p text:style-name="Standard">Epoch: 26, Batch: 860, Avg. Loss: 8.06416923776269</text:p>
      <text:p text:style-name="Standard">Epoch: 26, Batch: 870, Avg. Loss: 8.170843785256148</text:p>
      <text:p text:style-name="Standard">Epoch: 26, Batch: 880, Avg. Loss: 8.264309160411358</text:p>
      <text:p text:style-name="Standard">Epoch: 26, Batch: 890, Avg. Loss: 8.370714230835437</text:p>
      <text:p text:style-name="Standard">Epoch: 26, Batch: 900, Avg. Loss: 8.471565774828196</text:p>
      <text:p text:style-name="Standard">Epoch: 26, Batch: 910, Avg. Loss: 8.57561785876751</text:p>
      <text:p text:style-name="Standard">Epoch: 26, Batch: 920, Avg. Loss: 8.682765063643455</text:p>
      <text:p text:style-name="Standard">Epoch: 26, Batch: 930, Avg. Loss: 8.791265577822923</text:p>
      <text:p text:style-name="Standard">Epoch: 26, Batch: 940, Avg. Loss: 8.897652235627174</text:p>
      <text:p text:style-name="Standard">Epoch: 26, Batch: 950, Avg. Loss: 9.001179116964341</text:p>
      <text:p text:style-name="Standard">Epoch: 26, Batch: 960, Avg. Loss: 9.102351658046246</text:p>
      <text:p text:style-name="Standard">Epoch: 26, Batch: 970, Avg. Loss: 9.196822747588158</text:p>
      <text:p text:style-name="Standard">Epoch: 26, Batch: 980, Avg. Loss: 9.296922039240599</text:p>
      <text:p text:style-name="Standard">Epoch: 26, Batch: 990, Avg. Loss: 9.402413199841977</text:p>
      <text:p text:style-name="Standard">Epoch: 26, Batch: 1000, Avg. Loss: 9.506444155424834</text:p>
      <text:p text:style-name="Standard">Epoch: 27, Batch: 10, Avg. Loss: 0.09221127703785896</text:p>
      <text:p text:style-name="Standard">Epoch: 27, Batch: 20, Avg. Loss: 0.1757323905825615</text:p>
      <text:p text:style-name="Standard">Epoch: 27, Batch: 30, Avg. Loss: 0.26843694448471067</text:p>
      <text:p text:style-name="Standard">Epoch: 27, Batch: 40, Avg. Loss: 0.3512424170970917</text:p>
      <text:p text:style-name="Standard">Epoch: 27, Batch: 50, Avg. Loss: 0.43175799772143364</text:p>
      <text:p text:style-name="Standard">Epoch: 27, Batch: 60, Avg. Loss: 0.5154655955731868</text:p>
      <text:p text:style-name="Standard">Epoch: 27, Batch: 70, Avg. Loss: 0.5991615213453769</text:p>
      <text:p text:style-name="Standard">Epoch: 27, Batch: 80, Avg. Loss: 0.6897101551294327</text:p>
      <text:p text:style-name="Standard">Epoch: 27, Batch: 90, Avg. Loss: 0.7828999988734722</text:p>
      <text:p text:style-name="Standard">Epoch: 27, Batch: 100, Avg. Loss: 0.8675472944974899</text:p>
      <text:p text:style-name="Standard">Epoch: 27, Batch: 110, Avg. Loss: 0.9449360579252243</text:p>
      <text:p text:style-name="Standard">Epoch: 27, Batch: 120, Avg. Loss: 1.0263939149677754</text:p>
      <text:p text:style-name="Standard">Epoch: 27, Batch: 130, Avg. Loss: 1.1118337668478488</text:p>
      <text:p text:style-name="Standard">Epoch: 27, Batch: 140, Avg. Loss: 1.1985258236527443</text:p>
      <text:p text:style-name="Standard">Epoch: 27, Batch: 150, Avg. Loss: 1.2834682330489158</text:p>
      <text:p text:style-name="Standard">Epoch: 27, Batch: 160, Avg. Loss: 1.3694092221558094</text:p>
      <text:p text:style-name="Standard">Epoch: 27, Batch: 170, Avg. Loss: 1.4558852218091487</text:p>
      <text:p text:style-name="Standard">Epoch: 27, Batch: 180, Avg. Loss: 1.537783020734787</text:p>
      <text:p text:style-name="Standard">Epoch: 27, Batch: 190, Avg. Loss: 1.623733278363943</text:p>
      <text:p text:style-name="Standard">Epoch: 27, Batch: 200, Avg. Loss: 1.7050691209733486</text:p>
      <text:p text:style-name="Standard"><text:soft-page-break/>Epoch: 27, Batch: 210, Avg. Loss: 1.7836405903100967</text:p>
      <text:p text:style-name="Standard">Epoch: 27, Batch: 220, Avg. Loss: 1.8701955169439315</text:p>
      <text:p text:style-name="Standard">Epoch: 27, Batch: 230, Avg. Loss: 1.9573285050690175</text:p>
      <text:p text:style-name="Standard">Epoch: 27, Batch: 240, Avg. Loss: 2.037160166725516</text:p>
      <text:p text:style-name="Standard">Epoch: 27, Batch: 250, Avg. Loss: 2.1191551078110935</text:p>
      <text:p text:style-name="Standard">Epoch: 27, Batch: 260, Avg. Loss: 2.2032789070159198</text:p>
      <text:p text:style-name="Standard">Epoch: 27, Batch: 270, Avg. Loss: 2.2885007347911595</text:p>
      <text:p text:style-name="Standard">Epoch: 27, Batch: 280, Avg. Loss: 2.370501584932208</text:p>
      <text:p text:style-name="Standard">Epoch: 27, Batch: 290, Avg. Loss: 2.454664485529065</text:p>
      <text:p text:style-name="Standard">Epoch: 27, Batch: 300, Avg. Loss: 2.5390698153525593</text:p>
      <text:p text:style-name="Standard">Epoch: 27, Batch: 310, Avg. Loss: 2.626403421536088</text:p>
      <text:p text:style-name="Standard">Epoch: 27, Batch: 320, Avg. Loss: 2.709273722395301</text:p>
      <text:p text:style-name="Standard">Epoch: 27, Batch: 330, Avg. Loss: 2.7978730399161575</text:p>
      <text:p text:style-name="Standard">Epoch: 27, Batch: 340, Avg. Loss: 2.884514096751809</text:p>
      <text:p text:style-name="Standard">Epoch: 27, Batch: 350, Avg. Loss: 2.9755370784550905</text:p>
      <text:p text:style-name="Standard">Epoch: 27, Batch: 360, Avg. Loss: 3.063453685119748</text:p>
      <text:p text:style-name="Standard">Epoch: 27, Batch: 370, Avg. Loss: 3.149769430235028</text:p>
      <text:p text:style-name="Standard">Epoch: 27, Batch: 380, Avg. Loss: 3.2371222507208586</text:p>
      <text:p text:style-name="Standard">Epoch: 27, Batch: 390, Avg. Loss: 3.326469811424613</text:p>
      <text:p text:style-name="Standard">Epoch: 27, Batch: 400, Avg. Loss: 3.412617978826165</text:p>
      <text:p text:style-name="Standard">Epoch: 27, Batch: 410, Avg. Loss: 3.4937011677771808</text:p>
      <text:p text:style-name="Standard">Epoch: 27, Batch: 420, Avg. Loss: 3.5831283371895553</text:p>
      <text:p text:style-name="Standard">Epoch: 27, Batch: 430, Avg. Loss: 3.6736168432980776</text:p>
      <text:p text:style-name="Standard">Epoch: 27, Batch: 440, Avg. Loss: 3.7643323961645363</text:p>
      <text:p text:style-name="Standard">Epoch: 27, Batch: 450, Avg. Loss: 3.8555089559406044</text:p>
      <text:p text:style-name="Standard">Epoch: 27, Batch: 460, Avg. Loss: 3.9464236337691547</text:p>
      <text:p text:style-name="Standard">Epoch: 27, Batch: 470, Avg. Loss: 4.039680212363601</text:p>
      <text:p text:style-name="Standard">Epoch: 27, Batch: 480, Avg. Loss: 4.1294642250984905</text:p>
      <text:p text:style-name="Standard">Epoch: 27, Batch: 490, Avg. Loss: 4.216739292815328</text:p>
      <text:p text:style-name="Standard">Epoch: 27, Batch: 500, Avg. Loss: 4.305775836482644</text:p>
      <text:p text:style-name="Standard">Epoch: 27, Batch: 510, Avg. Loss: 4.3899182010442015</text:p>
      <text:p text:style-name="Standard">Epoch: 27, Batch: 520, Avg. Loss: 4.482473440095783</text:p>
      <text:p text:style-name="Standard">Epoch: 27, Batch: 530, Avg. Loss: 4.573316768929362</text:p>
      <text:p text:style-name="Standard">Epoch: 27, Batch: 540, Avg. Loss: 4.657706009969115</text:p>
      <text:p text:style-name="Standard">Epoch: 27, Batch: 550, Avg. Loss: 4.7501799810677765</text:p>
      <text:p text:style-name="Standard">Epoch: 27, Batch: 560, Avg. Loss: 4.837725124880672</text:p>
      <text:p text:style-name="Standard">Epoch: 27, Batch: 570, Avg. Loss: 4.928754298016429</text:p>
      <text:p text:style-name="Standard">Epoch: 27, Batch: 580, Avg. Loss: 5.013935529068112</text:p>
      <text:p text:style-name="Standard">Epoch: 27, Batch: 590, Avg. Loss: 5.099117578938603</text:p>
      <text:p text:style-name="Standard">Epoch: 27, Batch: 600, Avg. Loss: 5.188967094942927</text:p>
      <text:p text:style-name="Standard">Epoch: 27, Batch: 610, Avg. Loss: 5.277372074499726</text:p>
      <text:p text:style-name="Standard">Epoch: 27, Batch: 620, Avg. Loss: 5.368831145390868</text:p>
      <text:p text:style-name="Standard">Epoch: 27, Batch: 630, Avg. Loss: 5.455240442231298</text:p>
      <text:p text:style-name="Standard">Epoch: 27, Batch: 640, Avg. Loss: 5.542609247192741</text:p>
      <text:p text:style-name="Standard">Epoch: 27, Batch: 650, Avg. Loss: 5.631021664664149</text:p>
      <text:p text:style-name="Standard">Epoch: 27, Batch: 660, Avg. Loss: 5.728337537124753</text:p>
      <text:p text:style-name="Standard">Epoch: 27, Batch: 670, Avg. Loss: 5.824009173735976</text:p>
      <text:p text:style-name="Standard">Epoch: 27, Batch: 680, Avg. Loss: 5.911951963976025</text:p>
      <text:p text:style-name="Standard">Epoch: 27, Batch: 690, Avg. Loss: 6.004615505039692</text:p>
      <text:p text:style-name="Standard"><text:soft-page-break/>Epoch: 27, Batch: 700, Avg. Loss: 6.101389052718877</text:p>
      <text:p text:style-name="Standard">Epoch: 27, Batch: 710, Avg. Loss: 6.192047118395567</text:p>
      <text:p text:style-name="Standard">Epoch: 27, Batch: 720, Avg. Loss: 6.286319154500961</text:p>
      <text:p text:style-name="Standard">Epoch: 27, Batch: 730, Avg. Loss: 6.385162283480168</text:p>
      <text:p text:style-name="Standard">Epoch: 27, Batch: 740, Avg. Loss: 6.475425331294536</text:p>
      <text:p text:style-name="Standard">Epoch: 27, Batch: 750, Avg. Loss: 6.5688091069459915</text:p>
      <text:p text:style-name="Standard">Epoch: 27, Batch: 760, Avg. Loss: 6.666359792649746</text:p>
      <text:p text:style-name="Standard">Epoch: 27, Batch: 770, Avg. Loss: 6.757273283600807</text:p>
      <text:p text:style-name="Standard">Epoch: 27, Batch: 780, Avg. Loss: 6.8544483192265035</text:p>
      <text:p text:style-name="Standard">Epoch: 27, Batch: 790, Avg. Loss: 6.958760345727205</text:p>
      <text:p text:style-name="Standard">Epoch: 27, Batch: 800, Avg. Loss: 7.059228277951479</text:p>
      <text:p text:style-name="Standard">Epoch: 27, Batch: 810, Avg. Loss: 7.154458678513765</text:p>
      <text:p text:style-name="Standard">Epoch: 27, Batch: 820, Avg. Loss: 7.249795232713223</text:p>
      <text:p text:style-name="Standard">Epoch: 27, Batch: 830, Avg. Loss: 7.345006699860096</text:p>
      <text:p text:style-name="Standard">Epoch: 27, Batch: 840, Avg. Loss: 7.4417357131838795</text:p>
      <text:p text:style-name="Standard">Epoch: 27, Batch: 850, Avg. Loss: 7.540581451356411</text:p>
      <text:p text:style-name="Standard">Epoch: 27, Batch: 860, Avg. Loss: 7.639043252915144</text:p>
      <text:p text:style-name="Standard">Epoch: 27, Batch: 870, Avg. Loss: 7.731196054816246</text:p>
      <text:p text:style-name="Standard">Epoch: 27, Batch: 880, Avg. Loss: 7.833499540388584</text:p>
      <text:p text:style-name="Standard">Epoch: 27, Batch: 890, Avg. Loss: 7.930540112406016</text:p>
      <text:p text:style-name="Standard">Epoch: 27, Batch: 900, Avg. Loss: 8.02423486560583</text:p>
      <text:p text:style-name="Standard">Epoch: 27, Batch: 910, Avg. Loss: 8.119853015989065</text:p>
      <text:p text:style-name="Standard">Epoch: 27, Batch: 920, Avg. Loss: 8.208666338771582</text:p>
      <text:p text:style-name="Standard">Epoch: 27, Batch: 930, Avg. Loss: 8.30641430169344</text:p>
      <text:p text:style-name="Standard">Epoch: 27, Batch: 940, Avg. Loss: 8.40135451182723</text:p>
      <text:p text:style-name="Standard">Epoch: 27, Batch: 950, Avg. Loss: 8.503990273177624</text:p>
      <text:p text:style-name="Standard">Epoch: 27, Batch: 960, Avg. Loss: 8.602147655934095</text:p>
      <text:p text:style-name="Standard">Epoch: 27, Batch: 970, Avg. Loss: 8.695585112273694</text:p>
      <text:p text:style-name="Standard">Epoch: 27, Batch: 980, Avg. Loss: 8.795323470979929</text:p>
      <text:p text:style-name="Standard">Epoch: 27, Batch: 990, Avg. Loss: 8.894884795695543</text:p>
      <text:p text:style-name="Standard">Epoch: 27, Batch: 1000, Avg. Loss: 8.994453055411578</text:p>
      <text:p text:style-name="Standard">Epoch: 28, Batch: 10, Avg. Loss: 0.07794021144509315</text:p>
      <text:p text:style-name="Standard">Epoch: 28, Batch: 20, Avg. Loss: 0.15467448011040688</text:p>
      <text:p text:style-name="Standard">Epoch: 28, Batch: 30, Avg. Loss: 0.22935761362314225</text:p>
      <text:p text:style-name="Standard">Epoch: 28, Batch: 40, Avg. Loss: 0.3048388704657555</text:p>
      <text:p text:style-name="Standard">Epoch: 28, Batch: 50, Avg. Loss: 0.37833081781864164</text:p>
      <text:p text:style-name="Standard">Epoch: 28, Batch: 60, Avg. Loss: 0.45741205736994744</text:p>
      <text:p text:style-name="Standard">Epoch: 28, Batch: 70, Avg. Loss: 0.529504431784153</text:p>
      <text:p text:style-name="Standard">Epoch: 28, Batch: 80, Avg. Loss: 0.5988891076296567</text:p>
      <text:p text:style-name="Standard">Epoch: 28, Batch: 90, Avg. Loss: 0.6714977655559778</text:p>
      <text:p text:style-name="Standard">Epoch: 28, Batch: 100, Avg. Loss: 0.7521450240164995</text:p>
      <text:p text:style-name="Standard">Epoch: 28, Batch: 110, Avg. Loss: 0.8315692752599716</text:p>
      <text:p text:style-name="Standard">Epoch: 28, Batch: 120, Avg. Loss: 0.9123059205710888</text:p>
      <text:p text:style-name="Standard">Epoch: 28, Batch: 130, Avg. Loss: 0.9883006166666746</text:p>
      <text:p text:style-name="Standard">Epoch: 28, Batch: 140, Avg. Loss: 1.0720518428832293</text:p>
      <text:p text:style-name="Standard">Epoch: 28, Batch: 150, Avg. Loss: 1.1508655685931444</text:p>
      <text:p text:style-name="Standard">Epoch: 28, Batch: 160, Avg. Loss: 1.2279119573533535</text:p>
      <text:p text:style-name="Standard">Epoch: 28, Batch: 170, Avg. Loss: 1.3136282041668892</text:p>
      <text:p text:style-name="Standard">Epoch: 28, Batch: 180, Avg. Loss: 1.3869423363357782</text:p>
      <text:p text:style-name="Standard"><text:soft-page-break/>Epoch: 28, Batch: 190, Avg. Loss: 1.4695588696748019</text:p>
      <text:p text:style-name="Standard">Epoch: 28, Batch: 200, Avg. Loss: 1.5487165924161672</text:p>
      <text:p text:style-name="Standard">Epoch: 28, Batch: 210, Avg. Loss: 1.6285771634429693</text:p>
      <text:p text:style-name="Standard">Epoch: 28, Batch: 220, Avg. Loss: 1.7115197617560625</text:p>
      <text:p text:style-name="Standard">Epoch: 28, Batch: 230, Avg. Loss: 1.802271966263652</text:p>
      <text:p text:style-name="Standard">Epoch: 28, Batch: 240, Avg. Loss: 1.8834930200129747</text:p>
      <text:p text:style-name="Standard">Epoch: 28, Batch: 250, Avg. Loss: 1.9678640875965356</text:p>
      <text:p text:style-name="Standard">Epoch: 28, Batch: 260, Avg. Loss: 2.046399972215295</text:p>
      <text:p text:style-name="Standard">Epoch: 28, Batch: 270, Avg. Loss: 2.127601333335042</text:p>
      <text:p text:style-name="Standard">Epoch: 28, Batch: 280, Avg. Loss: 2.2140163157135246</text:p>
      <text:p text:style-name="Standard">Epoch: 28, Batch: 290, Avg. Loss: 2.296798438951373</text:p>
      <text:p text:style-name="Standard">Epoch: 28, Batch: 300, Avg. Loss: 2.3775214213877915</text:p>
      <text:p text:style-name="Standard">Epoch: 28, Batch: 310, Avg. Loss: 2.466970991715789</text:p>
      <text:p text:style-name="Standard">Epoch: 28, Batch: 320, Avg. Loss: 2.547361832484603</text:p>
      <text:p text:style-name="Standard">Epoch: 28, Batch: 330, Avg. Loss: 2.6232988577336074</text:p>
      <text:p text:style-name="Standard">Epoch: 28, Batch: 340, Avg. Loss: 2.7068784538656474</text:p>
      <text:p text:style-name="Standard">Epoch: 28, Batch: 350, Avg. Loss: 2.7975626844912767</text:p>
      <text:p text:style-name="Standard">Epoch: 28, Batch: 360, Avg. Loss: 2.8824834171682596</text:p>
      <text:p text:style-name="Standard">Epoch: 28, Batch: 370, Avg. Loss: 2.9723453942686318</text:p>
      <text:p text:style-name="Standard">Epoch: 28, Batch: 380, Avg. Loss: 3.0556011248379944</text:p>
      <text:p text:style-name="Standard">Epoch: 28, Batch: 390, Avg. Loss: 3.138774270936847</text:p>
      <text:p text:style-name="Standard">Epoch: 28, Batch: 400, Avg. Loss: 3.223280833289027</text:p>
      <text:p text:style-name="Standard">Epoch: 28, Batch: 410, Avg. Loss: 3.30444304458797</text:p>
      <text:p text:style-name="Standard">Epoch: 28, Batch: 420, Avg. Loss: 3.386767314746976</text:p>
      <text:p text:style-name="Standard">Epoch: 28, Batch: 430, Avg. Loss: 3.469221496209502</text:p>
      <text:p text:style-name="Standard">Epoch: 28, Batch: 440, Avg. Loss: 3.5527454990893603</text:p>
      <text:p text:style-name="Standard">Epoch: 28, Batch: 450, Avg. Loss: 3.6392074923962356</text:p>
      <text:p text:style-name="Standard">Epoch: 28, Batch: 460, Avg. Loss: 3.7246275562793016</text:p>
      <text:p text:style-name="Standard">Epoch: 28, Batch: 470, Avg. Loss: 3.8082613509148358</text:p>
      <text:p text:style-name="Standard">Epoch: 28, Batch: 480, Avg. Loss: 3.895090803131461</text:p>
      <text:p text:style-name="Standard">Epoch: 28, Batch: 490, Avg. Loss: 3.982150466367602</text:p>
      <text:p text:style-name="Standard">Epoch: 28, Batch: 500, Avg. Loss: 4.061284541711212</text:p>
      <text:p text:style-name="Standard">Epoch: 28, Batch: 510, Avg. Loss: 4.148730928823352</text:p>
      <text:p text:style-name="Standard">Epoch: 28, Batch: 520, Avg. Loss: 4.2343421343714</text:p>
      <text:p text:style-name="Standard">Epoch: 28, Batch: 530, Avg. Loss: 4.314289883896708</text:p>
      <text:p text:style-name="Standard">Epoch: 28, Batch: 540, Avg. Loss: 4.393874813243746</text:p>
      <text:p text:style-name="Standard">Epoch: 28, Batch: 550, Avg. Loss: 4.47643923945725</text:p>
      <text:p text:style-name="Standard">Epoch: 28, Batch: 560, Avg. Loss: 4.5624795641750095</text:p>
      <text:p text:style-name="Standard">Epoch: 28, Batch: 570, Avg. Loss: 4.645125111564994</text:p>
      <text:p text:style-name="Standard">Epoch: 28, Batch: 580, Avg. Loss: 4.735110650584102</text:p>
      <text:p text:style-name="Standard">Epoch: 28, Batch: 590, Avg. Loss: 4.825600286200642</text:p>
      <text:p text:style-name="Standard">Epoch: 28, Batch: 600, Avg. Loss: 4.917289029434324</text:p>
      <text:p text:style-name="Standard">Epoch: 28, Batch: 610, Avg. Loss: 5.010239772126079</text:p>
      <text:p text:style-name="Standard">Epoch: 28, Batch: 620, Avg. Loss: 5.102836804464459</text:p>
      <text:p text:style-name="Standard">Epoch: 28, Batch: 630, Avg. Loss: 5.184010464325548</text:p>
      <text:p text:style-name="Standard">Epoch: 28, Batch: 640, Avg. Loss: 5.277094317600131</text:p>
      <text:p text:style-name="Standard">Epoch: 28, Batch: 650, Avg. Loss: 5.373093527182936</text:p>
      <text:p text:style-name="Standard">Epoch: 28, Batch: 660, Avg. Loss: 5.462007973715663</text:p>
      <text:p text:style-name="Standard">Epoch: 28, Batch: 670, Avg. Loss: 5.5454539056867365</text:p>
      <text:p text:style-name="Standard"><text:soft-page-break/>Epoch: 28, Batch: 680, Avg. Loss: 5.634183903411031</text:p>
      <text:p text:style-name="Standard">Epoch: 28, Batch: 690, Avg. Loss: 5.719991871342063</text:p>
      <text:p text:style-name="Standard">Epoch: 28, Batch: 700, Avg. Loss: 5.816709405556321</text:p>
      <text:p text:style-name="Standard">Epoch: 28, Batch: 710, Avg. Loss: 5.9082150887697935</text:p>
      <text:p text:style-name="Standard">Epoch: 28, Batch: 720, Avg. Loss: 6.000259575620293</text:p>
      <text:p text:style-name="Standard">Epoch: 28, Batch: 730, Avg. Loss: 6.088405415043235</text:p>
      <text:p text:style-name="Standard">Epoch: 28, Batch: 740, Avg. Loss: 6.178998683020472</text:p>
      <text:p text:style-name="Standard">Epoch: 28, Batch: 750, Avg. Loss: 6.268035572394728</text:p>
      <text:p text:style-name="Standard">Epoch: 28, Batch: 760, Avg. Loss: 6.355278046056628</text:p>
      <text:p text:style-name="Standard">Epoch: 28, Batch: 770, Avg. Loss: 6.446347274258732</text:p>
      <text:p text:style-name="Standard">Epoch: 28, Batch: 780, Avg. Loss: 6.537498467043042</text:p>
      <text:p text:style-name="Standard">Epoch: 28, Batch: 790, Avg. Loss: 6.623243163898588</text:p>
      <text:p text:style-name="Standard">Epoch: 28, Batch: 800, Avg. Loss: 6.71182746104896</text:p>
      <text:p text:style-name="Standard">Epoch: 28, Batch: 810, Avg. Loss: 6.800395566597581</text:p>
      <text:p text:style-name="Standard">Epoch: 28, Batch: 820, Avg. Loss: 6.894137164577842</text:p>
      <text:p text:style-name="Standard">Epoch: 28, Batch: 830, Avg. Loss: 6.9871674429625275</text:p>
      <text:p text:style-name="Standard">Epoch: 28, Batch: 840, Avg. Loss: 7.081002340838313</text:p>
      <text:p text:style-name="Standard">Epoch: 28, Batch: 850, Avg. Loss: 7.176819104328752</text:p>
      <text:p text:style-name="Standard">Epoch: 28, Batch: 860, Avg. Loss: 7.262811195477843</text:p>
      <text:p text:style-name="Standard">Epoch: 28, Batch: 870, Avg. Loss: 7.350124647095799</text:p>
      <text:p text:style-name="Standard">Epoch: 28, Batch: 880, Avg. Loss: 7.444610575959087</text:p>
      <text:p text:style-name="Standard">Epoch: 28, Batch: 890, Avg. Loss: 7.537427705898881</text:p>
      <text:p text:style-name="Standard">Epoch: 28, Batch: 900, Avg. Loss: 7.621138754114509</text:p>
      <text:p text:style-name="Standard">Epoch: 28, Batch: 910, Avg. Loss: 7.711445465311408</text:p>
      <text:p text:style-name="Standard">Epoch: 28, Batch: 920, Avg. Loss: 7.800782993808388</text:p>
      <text:p text:style-name="Standard">Epoch: 28, Batch: 930, Avg. Loss: 7.894737609103322</text:p>
      <text:p text:style-name="Standard">Epoch: 28, Batch: 940, Avg. Loss: 7.9900598276406525</text:p>
      <text:p text:style-name="Standard">Epoch: 28, Batch: 950, Avg. Loss: 8.086498979106546</text:p>
      <text:p text:style-name="Standard">Epoch: 28, Batch: 960, Avg. Loss: 8.185641909763216</text:p>
      <text:p text:style-name="Standard">Epoch: 28, Batch: 970, Avg. Loss: 8.275458242371679</text:p>
      <text:p text:style-name="Standard">Epoch: 28, Batch: 980, Avg. Loss: 8.36458227597177</text:p>
      <text:p text:style-name="Standard">Epoch: 28, Batch: 990, Avg. Loss: 8.460518540069462</text:p>
      <text:p text:style-name="Standard">Epoch: 28, Batch: 1000, Avg. Loss: 8.545838980749249</text:p>
      <text:p text:style-name="Standard">Epoch: 29, Batch: 10, Avg. Loss: 0.07416105717420578</text:p>
      <text:p text:style-name="Standard">Epoch: 29, Batch: 20, Avg. Loss: 0.1556054286658764</text:p>
      <text:p text:style-name="Standard">Epoch: 29, Batch: 30, Avg. Loss: 0.22937141060829164</text:p>
      <text:p text:style-name="Standard">Epoch: 29, Batch: 40, Avg. Loss: 0.30068881772458556</text:p>
      <text:p text:style-name="Standard">Epoch: 29, Batch: 50, Avg. Loss: 0.3735458984971046</text:p>
      <text:p text:style-name="Standard">Epoch: 29, Batch: 60, Avg. Loss: 0.44854699186980723</text:p>
      <text:p text:style-name="Standard">Epoch: 29, Batch: 70, Avg. Loss: 0.5215223502367735</text:p>
      <text:p text:style-name="Standard">Epoch: 29, Batch: 80, Avg. Loss: 0.599129144474864</text:p>
      <text:p text:style-name="Standard">Epoch: 29, Batch: 90, Avg. Loss: 0.6798522774130106</text:p>
      <text:p text:style-name="Standard">Epoch: 29, Batch: 100, Avg. Loss: 0.7552449565380812</text:p>
      <text:p text:style-name="Standard">Epoch: 29, Batch: 110, Avg. Loss: 0.8230539549142122</text:p>
      <text:p text:style-name="Standard">Epoch: 29, Batch: 120, Avg. Loss: 0.9042896289378405</text:p>
      <text:p text:style-name="Standard">Epoch: 29, Batch: 130, Avg. Loss: 0.9950622279196978</text:p>
      <text:p text:style-name="Standard">Epoch: 29, Batch: 140, Avg. Loss: 1.078283331170678</text:p>
      <text:p text:style-name="Standard">Epoch: 29, Batch: 150, Avg. Loss: 1.1543869700282812</text:p>
      <text:p text:style-name="Standard">Epoch: 29, Batch: 160, Avg. Loss: 1.230935525894165</text:p>
      <text:p text:style-name="Standard"><text:soft-page-break/>Epoch: 29, Batch: 170, Avg. Loss: 1.3096732065081595</text:p>
      <text:p text:style-name="Standard">Epoch: 29, Batch: 180, Avg. Loss: 1.3872006751596928</text:p>
      <text:p text:style-name="Standard">Epoch: 29, Batch: 190, Avg. Loss: 1.466335044056177</text:p>
      <text:p text:style-name="Standard">Epoch: 29, Batch: 200, Avg. Loss: 1.536915298178792</text:p>
      <text:p text:style-name="Standard">Epoch: 29, Batch: 210, Avg. Loss: 1.608666767552495</text:p>
      <text:p text:style-name="Standard">Epoch: 29, Batch: 220, Avg. Loss: 1.6844047497957946</text:p>
      <text:p text:style-name="Standard">Epoch: 29, Batch: 230, Avg. Loss: 1.7530825302004813</text:p>
      <text:p text:style-name="Standard">Epoch: 29, Batch: 240, Avg. Loss: 1.8288205869495868</text:p>
      <text:p text:style-name="Standard">Epoch: 29, Batch: 250, Avg. Loss: 1.9080722242593766</text:p>
      <text:p text:style-name="Standard">Epoch: 29, Batch: 260, Avg. Loss: 1.9862899534404277</text:p>
      <text:p text:style-name="Standard">Epoch: 29, Batch: 270, Avg. Loss: 2.061591339856386</text:p>
      <text:p text:style-name="Standard">Epoch: 29, Batch: 280, Avg. Loss: 2.134947872906923</text:p>
      <text:p text:style-name="Standard">Epoch: 29, Batch: 290, Avg. Loss: 2.212460783869028</text:p>
      <text:p text:style-name="Standard">Epoch: 29, Batch: 300, Avg. Loss: 2.2886965811252593</text:p>
      <text:p text:style-name="Standard">Epoch: 29, Batch: 310, Avg. Loss: 2.364371442049742</text:p>
      <text:p text:style-name="Standard">Epoch: 29, Batch: 320, Avg. Loss: 2.4514998137950896</text:p>
      <text:p text:style-name="Standard">Epoch: 29, Batch: 330, Avg. Loss: 2.5364082172513007</text:p>
      <text:p text:style-name="Standard">Epoch: 29, Batch: 340, Avg. Loss: 2.622363393753767</text:p>
      <text:p text:style-name="Standard">Epoch: 29, Batch: 350, Avg. Loss: 2.7078649926930667</text:p>
      <text:p text:style-name="Standard">Epoch: 29, Batch: 360, Avg. Loss: 2.791215657815337</text:p>
      <text:p text:style-name="Standard">Epoch: 29, Batch: 370, Avg. Loss: 2.87431013174355</text:p>
      <text:p text:style-name="Standard">Epoch: 29, Batch: 380, Avg. Loss: 2.9592226829379795</text:p>
      <text:p text:style-name="Standard">Epoch: 29, Batch: 390, Avg. Loss: 3.037916971370578</text:p>
      <text:p text:style-name="Standard">Epoch: 29, Batch: 400, Avg. Loss: 3.1117373403161763</text:p>
      <text:p text:style-name="Standard">Epoch: 29, Batch: 410, Avg. Loss: 3.192361778020859</text:p>
      <text:p text:style-name="Standard">Epoch: 29, Batch: 420, Avg. Loss: 3.2742009229958056</text:p>
      <text:p text:style-name="Standard">Epoch: 29, Batch: 430, Avg. Loss: 3.3486041981726884</text:p>
      <text:p text:style-name="Standard">Epoch: 29, Batch: 440, Avg. Loss: 3.4236267898231745</text:p>
      <text:p text:style-name="Standard">Epoch: 29, Batch: 450, Avg. Loss: 3.5078071665018795</text:p>
      <text:p text:style-name="Standard">Epoch: 29, Batch: 460, Avg. Loss: 3.5875905338674783</text:p>
      <text:p text:style-name="Standard">Epoch: 29, Batch: 470, Avg. Loss: 3.6702533055096866</text:p>
      <text:p text:style-name="Standard">Epoch: 29, Batch: 480, Avg. Loss: 3.7473579335957767</text:p>
      <text:p text:style-name="Standard">Epoch: 29, Batch: 490, Avg. Loss: 3.828615413978696</text:p>
      <text:p text:style-name="Standard">Epoch: 29, Batch: 500, Avg. Loss: 3.914787009730935</text:p>
      <text:p text:style-name="Standard">Epoch: 29, Batch: 510, Avg. Loss: 3.9891347642987967</text:p>
      <text:p text:style-name="Standard">Epoch: 29, Batch: 520, Avg. Loss: 4.072997964546085</text:p>
      <text:p text:style-name="Standard">Epoch: 29, Batch: 530, Avg. Loss: 4.156220527365804</text:p>
      <text:p text:style-name="Standard">Epoch: 29, Batch: 540, Avg. Loss: 4.23919251523912</text:p>
      <text:p text:style-name="Standard">Epoch: 29, Batch: 550, Avg. Loss: 4.340791245177388</text:p>
      <text:p text:style-name="Standard">Epoch: 29, Batch: 560, Avg. Loss: 4.430425635352731</text:p>
      <text:p text:style-name="Standard">Epoch: 29, Batch: 570, Avg. Loss: 4.518371970579028</text:p>
      <text:p text:style-name="Standard">Epoch: 29, Batch: 580, Avg. Loss: 4.603546519950032</text:p>
      <text:p text:style-name="Standard">Epoch: 29, Batch: 590, Avg. Loss: 4.684719963744283</text:p>
      <text:p text:style-name="Standard">Epoch: 29, Batch: 600, Avg. Loss: 4.7718931790441275</text:p>
      <text:p text:style-name="Standard">Epoch: 29, Batch: 610, Avg. Loss: 4.8556605886667965</text:p>
      <text:p text:style-name="Standard">Epoch: 29, Batch: 620, Avg. Loss: 4.93125708438456</text:p>
      <text:p text:style-name="Standard">Epoch: 29, Batch: 630, Avg. Loss: 5.008742539212108</text:p>
      <text:p text:style-name="Standard">Epoch: 29, Batch: 640, Avg. Loss: 5.098927853628993</text:p>
      <text:p text:style-name="Standard">Epoch: 29, Batch: 650, Avg. Loss: 5.197471414878964</text:p>
      <text:p text:style-name="Standard"><text:soft-page-break/>Epoch: 29, Batch: 660, Avg. Loss: 5.289033340290189</text:p>
      <text:p text:style-name="Standard">Epoch: 29, Batch: 670, Avg. Loss: 5.380634807422757</text:p>
      <text:p text:style-name="Standard">Epoch: 29, Batch: 680, Avg. Loss: 5.466019454970956</text:p>
      <text:p text:style-name="Standard">Epoch: 29, Batch: 690, Avg. Loss: 5.550122429803014</text:p>
      <text:p text:style-name="Standard">Epoch: 29, Batch: 700, Avg. Loss: 5.627102513238787</text:p>
      <text:p text:style-name="Standard">Epoch: 29, Batch: 710, Avg. Loss: 5.720140469446778</text:p>
      <text:p text:style-name="Standard">Epoch: 29, Batch: 720, Avg. Loss: 5.799214309826493</text:p>
      <text:p text:style-name="Standard">Epoch: 29, Batch: 730, Avg. Loss: 5.887351515516639</text:p>
      <text:p text:style-name="Standard">Epoch: 29, Batch: 740, Avg. Loss: 5.973053831234575</text:p>
      <text:p text:style-name="Standard">Epoch: 29, Batch: 750, Avg. Loss: 6.0578897055238485</text:p>
      <text:p text:style-name="Standard">Epoch: 29, Batch: 760, Avg. Loss: 6.153411874547601</text:p>
      <text:p text:style-name="Standard">Epoch: 29, Batch: 770, Avg. Loss: 6.23801349811256</text:p>
      <text:p text:style-name="Standard">Epoch: 29, Batch: 780, Avg. Loss: 6.317775451019406</text:p>
      <text:p text:style-name="Standard">Epoch: 29, Batch: 790, Avg. Loss: 6.405907227471471</text:p>
      <text:p text:style-name="Standard">Epoch: 29, Batch: 800, Avg. Loss: 6.492081262543797</text:p>
      <text:p text:style-name="Standard">Epoch: 29, Batch: 810, Avg. Loss: 6.577686417475343</text:p>
      <text:p text:style-name="Standard">Epoch: 29, Batch: 820, Avg. Loss: 6.654817071929574</text:p>
      <text:p text:style-name="Standard">Epoch: 29, Batch: 830, Avg. Loss: 6.74196493960917</text:p>
      <text:p text:style-name="Standard">Epoch: 29, Batch: 840, Avg. Loss: 6.828325584158302</text:p>
      <text:p text:style-name="Standard">Epoch: 29, Batch: 850, Avg. Loss: 6.908965079858899</text:p>
      <text:p text:style-name="Standard">Epoch: 29, Batch: 860, Avg. Loss: 6.997635877504945</text:p>
      <text:p text:style-name="Standard">Epoch: 29, Batch: 870, Avg. Loss: 7.0809047851711515</text:p>
      <text:p text:style-name="Standard">Epoch: 29, Batch: 880, Avg. Loss: 7.162225478515029</text:p>
      <text:p text:style-name="Standard">Epoch: 29, Batch: 890, Avg. Loss: 7.247751765325665</text:p>
      <text:p text:style-name="Standard">Epoch: 29, Batch: 900, Avg. Loss: 7.332878487929702</text:p>
      <text:p text:style-name="Standard">Epoch: 29, Batch: 910, Avg. Loss: 7.419401464983821</text:p>
      <text:p text:style-name="Standard">Epoch: 29, Batch: 920, Avg. Loss: 7.507153838500381</text:p>
      <text:p text:style-name="Standard">Epoch: 29, Batch: 930, Avg. Loss: 7.606683995202184</text:p>
      <text:p text:style-name="Standard">Epoch: 29, Batch: 940, Avg. Loss: 7.694487330690026</text:p>
      <text:p text:style-name="Standard">Epoch: 29, Batch: 950, Avg. Loss: 7.784130642190576</text:p>
      <text:p text:style-name="Standard">Epoch: 29, Batch: 960, Avg. Loss: 7.872312908247113</text:p>
      <text:p text:style-name="Standard">Epoch: 29, Batch: 970, Avg. Loss: 7.971715353801846</text:p>
      <text:p text:style-name="Standard">Epoch: 29, Batch: 980, Avg. Loss: 8.065973928943276</text:p>
      <text:p text:style-name="Standard">Epoch: 29, Batch: 990, Avg. Loss: 8.157458808645606</text:p>
      <text:p text:style-name="Standard">Epoch: 29, Batch: 1000, Avg. Loss: 8.253668164089323</text:p>
      <text:p text:style-name="Standard">Epoch: 30, Batch: 10, Avg. Loss: 0.06955359876155853</text:p>
      <text:p text:style-name="Standard">Epoch: 30, Batch: 20, Avg. Loss: 0.14215605482459068</text:p>
      <text:p text:style-name="Standard">Epoch: 30, Batch: 30, Avg. Loss: 0.21519546322524546</text:p>
      <text:p text:style-name="Standard">Epoch: 30, Batch: 40, Avg. Loss: 0.2826606150716543</text:p>
      <text:p text:style-name="Standard">Epoch: 30, Batch: 50, Avg. Loss: 0.3510653510689735</text:p>
      <text:p text:style-name="Standard">Epoch: 30, Batch: 60, Avg. Loss: 0.41552567332983015</text:p>
      <text:p text:style-name="Standard">Epoch: 30, Batch: 70, Avg. Loss: 0.4804427336901426</text:p>
      <text:p text:style-name="Standard">Epoch: 30, Batch: 80, Avg. Loss: 0.5473677441477776</text:p>
      <text:p text:style-name="Standard">Epoch: 30, Batch: 90, Avg. Loss: 0.6181475877761841</text:p>
      <text:p text:style-name="Standard">Epoch: 30, Batch: 100, Avg. Loss: 0.6926021199673414</text:p>
      <text:p text:style-name="Standard">Epoch: 30, Batch: 110, Avg. Loss: 0.7651227626949548</text:p>
      <text:p text:style-name="Standard">Epoch: 30, Batch: 120, Avg. Loss: 0.8333525795489549</text:p>
      <text:p text:style-name="Standard">Epoch: 30, Batch: 130, Avg. Loss: 0.9062692325562238</text:p>
      <text:p text:style-name="Standard">Epoch: 30, Batch: 140, Avg. Loss: 0.9860380206257104</text:p>
      <text:p text:style-name="Standard"><text:soft-page-break/>Epoch: 30, Batch: 150, Avg. Loss: 1.0577983103692532</text:p>
      <text:p text:style-name="Standard">Epoch: 30, Batch: 160, Avg. Loss: 1.1339480467140675</text:p>
      <text:p text:style-name="Standard">Epoch: 30, Batch: 170, Avg. Loss: 1.2193837508559227</text:p>
      <text:p text:style-name="Standard">Epoch: 30, Batch: 180, Avg. Loss: 1.2958447322249413</text:p>
      <text:p text:style-name="Standard">Epoch: 30, Batch: 190, Avg. Loss: 1.3731191039085389</text:p>
      <text:p text:style-name="Standard">Epoch: 30, Batch: 200, Avg. Loss: 1.4502438209950923</text:p>
      <text:p text:style-name="Standard">Epoch: 30, Batch: 210, Avg. Loss: 1.5253280833363534</text:p>
      <text:p text:style-name="Standard">Epoch: 30, Batch: 220, Avg. Loss: 1.597050418704748</text:p>
      <text:p text:style-name="Standard">Epoch: 30, Batch: 230, Avg. Loss: 1.670715843886137</text:p>
      <text:p text:style-name="Standard">Epoch: 30, Batch: 240, Avg. Loss: 1.7377091694623232</text:p>
      <text:p text:style-name="Standard">Epoch: 30, Batch: 250, Avg. Loss: 1.8112168438732623</text:p>
      <text:p text:style-name="Standard">Epoch: 30, Batch: 260, Avg. Loss: 1.8869593936949969</text:p>
      <text:p text:style-name="Standard">Epoch: 30, Batch: 270, Avg. Loss: 1.9571961738169192</text:p>
      <text:p text:style-name="Standard">Epoch: 30, Batch: 280, Avg. Loss: 2.0264921206980944</text:p>
      <text:p text:style-name="Standard">Epoch: 30, Batch: 290, Avg. Loss: 2.103660384565592</text:p>
      <text:p text:style-name="Standard">Epoch: 30, Batch: 300, Avg. Loss: 2.182931999862194</text:p>
      <text:p text:style-name="Standard">Epoch: 30, Batch: 310, Avg. Loss: 2.2571695309132336</text:p>
      <text:p text:style-name="Standard">Epoch: 30, Batch: 320, Avg. Loss: 2.3333742398768664</text:p>
      <text:p text:style-name="Standard">Epoch: 30, Batch: 330, Avg. Loss: 2.4112137611955404</text:p>
      <text:p text:style-name="Standard">Epoch: 30, Batch: 340, Avg. Loss: 2.494256471469998</text:p>
      <text:p text:style-name="Standard">Epoch: 30, Batch: 350, Avg. Loss: 2.567071345075965</text:p>
      <text:p text:style-name="Standard">Epoch: 30, Batch: 360, Avg. Loss: 2.6471108723431827</text:p>
      <text:p text:style-name="Standard">Epoch: 30, Batch: 370, Avg. Loss: 2.7285652313381434</text:p>
      <text:p text:style-name="Standard">Epoch: 30, Batch: 380, Avg. Loss: 2.8071426432579756</text:p>
      <text:p text:style-name="Standard">Epoch: 30, Batch: 390, Avg. Loss: 2.8813234958797693</text:p>
      <text:p text:style-name="Standard">Epoch: 30, Batch: 400, Avg. Loss: 2.9568478506058455</text:p>
      <text:p text:style-name="Standard">Epoch: 30, Batch: 410, Avg. Loss: 3.040678906813264</text:p>
      <text:p text:style-name="Standard">Epoch: 30, Batch: 420, Avg. Loss: 3.119564464315772</text:p>
      <text:p text:style-name="Standard">Epoch: 30, Batch: 430, Avg. Loss: 3.195123828202486</text:p>
      <text:p text:style-name="Standard">Epoch: 30, Batch: 440, Avg. Loss: 3.275900123640895</text:p>
      <text:p text:style-name="Standard">Epoch: 30, Batch: 450, Avg. Loss: 3.3617782671004535</text:p>
      <text:p text:style-name="Standard">Epoch: 30, Batch: 460, Avg. Loss: 3.4456961777061226</text:p>
      <text:p text:style-name="Standard">Epoch: 30, Batch: 470, Avg. Loss: 3.5245963279157877</text:p>
      <text:p text:style-name="Standard">Epoch: 30, Batch: 480, Avg. Loss: 3.6070949036628006</text:p>
      <text:p text:style-name="Standard">Epoch: 30, Batch: 490, Avg. Loss: 3.6967431847006083</text:p>
      <text:p text:style-name="Standard">Epoch: 30, Batch: 500, Avg. Loss: 3.775694989785552</text:p>
      <text:p text:style-name="Standard">Epoch: 30, Batch: 510, Avg. Loss: 3.85636779256165</text:p>
      <text:p text:style-name="Standard">Epoch: 30, Batch: 520, Avg. Loss: 3.9405220560729504</text:p>
      <text:p text:style-name="Standard">Epoch: 30, Batch: 530, Avg. Loss: 4.025323469936848</text:p>
      <text:p text:style-name="Standard">Epoch: 30, Batch: 540, Avg. Loss: 4.1061392858624455</text:p>
      <text:p text:style-name="Standard">Epoch: 30, Batch: 550, Avg. Loss: 4.1951864920556545</text:p>
      <text:p text:style-name="Standard">Epoch: 30, Batch: 560, Avg. Loss: 4.284144712612033</text:p>
      <text:p text:style-name="Standard">Epoch: 30, Batch: 570, Avg. Loss: 4.367816683277487</text:p>
      <text:p text:style-name="Standard">Epoch: 30, Batch: 580, Avg. Loss: 4.4513662185519935</text:p>
      <text:p text:style-name="Standard">Epoch: 30, Batch: 590, Avg. Loss: 4.529285536333918</text:p>
      <text:p text:style-name="Standard">Epoch: 30, Batch: 600, Avg. Loss: 4.610135899856687</text:p>
      <text:p text:style-name="Standard">Epoch: 30, Batch: 610, Avg. Loss: 4.690603002905846</text:p>
      <text:p text:style-name="Standard">Epoch: 30, Batch: 620, Avg. Loss: 4.773367000371218</text:p>
      <text:p text:style-name="Standard">Epoch: 30, Batch: 630, Avg. Loss: 4.857109790295363</text:p>
      <text:p text:style-name="Standard"><text:soft-page-break/>Epoch: 30, Batch: 640, Avg. Loss: 4.936446327716112</text:p>
      <text:p text:style-name="Standard">Epoch: 30, Batch: 650, Avg. Loss: 5.025681856274605</text:p>
      <text:p text:style-name="Standard">Epoch: 30, Batch: 660, Avg. Loss: 5.10983817242086</text:p>
      <text:p text:style-name="Standard">Epoch: 30, Batch: 670, Avg. Loss: 5.200266213342547</text:p>
      <text:p text:style-name="Standard">Epoch: 30, Batch: 680, Avg. Loss: 5.28861466422677</text:p>
      <text:p text:style-name="Standard">Epoch: 30, Batch: 690, Avg. Loss: 5.3704135224223135</text:p>
      <text:p text:style-name="Standard">Epoch: 30, Batch: 700, Avg. Loss: 5.460194931179285</text:p>
      <text:p text:style-name="Standard">Epoch: 30, Batch: 710, Avg. Loss: 5.548978872597218</text:p>
      <text:p text:style-name="Standard">Epoch: 30, Batch: 720, Avg. Loss: 5.630353554338217</text:p>
      <text:p text:style-name="Standard">Epoch: 30, Batch: 730, Avg. Loss: 5.7176247701048855</text:p>
      <text:p text:style-name="Standard">Epoch: 30, Batch: 740, Avg. Loss: 5.8017495140433315</text:p>
      <text:p text:style-name="Standard">Epoch: 30, Batch: 750, Avg. Loss: 5.885720583796501</text:p>
      <text:p text:style-name="Standard">Epoch: 30, Batch: 760, Avg. Loss: 5.961949955672026</text:p>
      <text:p text:style-name="Standard">Epoch: 30, Batch: 770, Avg. Loss: 6.046134150028228</text:p>
      <text:p text:style-name="Standard">Epoch: 30, Batch: 780, Avg. Loss: 6.13620698004961</text:p>
      <text:p text:style-name="Standard">Epoch: 30, Batch: 790, Avg. Loss: 6.223115554451942</text:p>
      <text:p text:style-name="Standard">Epoch: 30, Batch: 800, Avg. Loss: 6.308305259793997</text:p>
      <text:p text:style-name="Standard">Epoch: 30, Batch: 810, Avg. Loss: 6.395906414836645</text:p>
      <text:p text:style-name="Standard">Epoch: 30, Batch: 820, Avg. Loss: 6.4901311583817005</text:p>
      <text:p text:style-name="Standard">Epoch: 30, Batch: 830, Avg. Loss: 6.579116412997246</text:p>
      <text:p text:style-name="Standard">Epoch: 30, Batch: 840, Avg. Loss: 6.67037950232625</text:p>
      <text:p text:style-name="Standard">Epoch: 30, Batch: 850, Avg. Loss: 6.755888486653566</text:p>
      <text:p text:style-name="Standard">Epoch: 30, Batch: 860, Avg. Loss: 6.842839415743947</text:p>
      <text:p text:style-name="Standard">Epoch: 30, Batch: 870, Avg. Loss: 6.9358988758176565</text:p>
      <text:p text:style-name="Standard">Epoch: 30, Batch: 880, Avg. Loss: 7.016135780885816</text:p>
      <text:p text:style-name="Standard">Epoch: 30, Batch: 890, Avg. Loss: 7.1018316555768255</text:p>
      <text:p text:style-name="Standard">Epoch: 30, Batch: 900, Avg. Loss: 7.191483513638377</text:p>
      <text:p text:style-name="Standard">Epoch: 30, Batch: 910, Avg. Loss: 7.279210781678557</text:p>
      <text:p text:style-name="Standard">Epoch: 30, Batch: 920, Avg. Loss: 7.359916397556662</text:p>
      <text:p text:style-name="Standard">Epoch: 30, Batch: 930, Avg. Loss: 7.442459945008158</text:p>
      <text:p text:style-name="Standard">Epoch: 30, Batch: 940, Avg. Loss: 7.527549744024872</text:p>
      <text:p text:style-name="Standard">Epoch: 30, Batch: 950, Avg. Loss: 7.612406885251403</text:p>
      <text:p text:style-name="Standard">Epoch: 30, Batch: 960, Avg. Loss: 7.699163306877017</text:p>
      <text:p text:style-name="Standard">Epoch: 30, Batch: 970, Avg. Loss: 7.784654979780316</text:p>
      <text:p text:style-name="Standard">Epoch: 30, Batch: 980, Avg. Loss: 7.877290471270681</text:p>
      <text:p text:style-name="Standard">Epoch: 30, Batch: 990, Avg. Loss: 7.959693054482341</text:p>
      <text:p text:style-name="Standard">Epoch: 30, Batch: 1000, Avg. Loss: 8.0421508658677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5:13:02.823180541</meta:creation-date>
    <dc:date>2020-10-29T15:14:12.156162293</dc:date>
    <meta:editing-duration>PT1M13S</meta:editing-duration>
    <meta:editing-cycles>1</meta:editing-cycles>
    <meta:document-statistic meta:table-count="0" meta:image-count="0" meta:object-count="0" meta:page-count="62" meta:paragraph-count="3026" meta:word-count="21103" meta:character-count="154375" meta:non-whitespace-character-count="135905"/>
    <meta:generator>LibreOffice/6.0.7.3$Linux_X86_64 LibreOffice_project/00m0$Build-3</meta:generator>
  </office:meta>
</office:document-meta>
</file>